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9" style:family="paragraph" style:parent-style-name="Standard">
      <style:text-properties fo:font-style="italic" officeooo:paragraph-rsid="013013d9" style:font-style-asian="italic" style:font-style-complex="italic"/>
    </style:style>
    <style:style style:name="P3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1" style:family="paragraph" style:parent-style-name="Standard">
      <style:text-properties fo:font-style="italic" officeooo:paragraph-rsid="01408f03" style:font-style-asian="italic" style:font-style-complex="italic"/>
    </style:style>
    <style:style style:name="P3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6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70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9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9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9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0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0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0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0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0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0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0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08" style:family="paragraph" style:parent-style-name="Standard">
      <style:text-properties officeooo:rsid="0015f1ff" officeooo:paragraph-rsid="0015f1ff"/>
    </style:style>
    <style:style style:name="P109" style:family="paragraph" style:parent-style-name="Standard">
      <style:text-properties officeooo:rsid="0015f1ff" officeooo:paragraph-rsid="009c1b54"/>
    </style:style>
    <style:style style:name="P110" style:family="paragraph" style:parent-style-name="Standard">
      <style:text-properties officeooo:rsid="0015f1ff" officeooo:paragraph-rsid="0013268f"/>
    </style:style>
    <style:style style:name="P111" style:family="paragraph" style:parent-style-name="Standard">
      <style:text-properties officeooo:rsid="0019f535" officeooo:paragraph-rsid="0019f535"/>
    </style:style>
    <style:style style:name="P112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1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1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1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17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19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21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22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23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35" style:family="paragraph" style:parent-style-name="Standard">
      <style:text-properties fo:font-style="normal" officeooo:paragraph-rsid="02be3c45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4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5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97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1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1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1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2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35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40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41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42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43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44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45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4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4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4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5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53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5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6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4" style:family="paragraph" style:parent-style-name="Standard">
      <style:text-properties officeooo:rsid="0033fbdf" officeooo:paragraph-rsid="0033fbdf"/>
    </style:style>
    <style:style style:name="P265" style:family="paragraph" style:parent-style-name="Standard">
      <style:text-properties officeooo:rsid="0034ed8b" officeooo:paragraph-rsid="0106c767"/>
    </style:style>
    <style:style style:name="P266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67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268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269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37607bd" officeooo:paragraph-rsid="0375ec12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37607bd" officeooo:paragraph-rsid="037607bd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3778af6" officeooo:paragraph-rsid="03778af6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38bbdf6" officeooo:paragraph-rsid="039292f6" style:font-weight-asian="normal" style:font-weight-complex="normal"/>
    </style:style>
    <style:style style:name="P28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8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8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83" style:family="paragraph" style:parent-style-name="Standard">
      <style:text-properties officeooo:rsid="0012a0dc" officeooo:paragraph-rsid="0012a0dc"/>
    </style:style>
    <style:style style:name="P284" style:family="paragraph" style:parent-style-name="Standard">
      <style:text-properties officeooo:paragraph-rsid="003eeb50"/>
    </style:style>
    <style:style style:name="P285" style:family="paragraph" style:parent-style-name="Standard">
      <style:text-properties officeooo:rsid="00205d85" officeooo:paragraph-rsid="005f7223"/>
    </style:style>
    <style:style style:name="P286" style:family="paragraph" style:parent-style-name="Standard">
      <style:text-properties officeooo:rsid="002436f5" officeooo:paragraph-rsid="00ed9297"/>
    </style:style>
    <style:style style:name="P287" style:family="paragraph" style:parent-style-name="Standard">
      <style:text-properties officeooo:rsid="0056d959" officeooo:paragraph-rsid="0056d959"/>
    </style:style>
    <style:style style:name="P288" style:family="paragraph" style:parent-style-name="Standard">
      <style:paragraph-properties fo:line-height="150%"/>
      <style:text-properties officeooo:paragraph-rsid="0013268f"/>
    </style:style>
    <style:style style:name="P289" style:family="paragraph" style:parent-style-name="Standard">
      <style:paragraph-properties fo:line-height="150%"/>
      <style:text-properties officeooo:paragraph-rsid="0040eb9d"/>
    </style:style>
    <style:style style:name="P290" style:family="paragraph" style:parent-style-name="Standard">
      <style:paragraph-properties fo:line-height="150%"/>
      <style:text-properties officeooo:paragraph-rsid="00c6421c"/>
    </style:style>
    <style:style style:name="P291" style:family="paragraph" style:parent-style-name="Standard">
      <style:paragraph-properties fo:line-height="150%"/>
      <style:text-properties officeooo:paragraph-rsid="0106c767"/>
    </style:style>
    <style:style style:name="P292" style:family="paragraph" style:parent-style-name="Standard">
      <style:paragraph-properties fo:line-height="150%"/>
      <style:text-properties officeooo:paragraph-rsid="01d80854"/>
    </style:style>
    <style:style style:name="P293" style:family="paragraph" style:parent-style-name="Standard">
      <style:paragraph-properties fo:line-height="150%"/>
      <style:text-properties officeooo:paragraph-rsid="020068b3"/>
    </style:style>
    <style:style style:name="P294" style:family="paragraph" style:parent-style-name="Standard">
      <style:paragraph-properties fo:line-height="150%"/>
      <style:text-properties officeooo:paragraph-rsid="0265f14b"/>
    </style:style>
    <style:style style:name="P295" style:family="paragraph" style:parent-style-name="Standard">
      <style:paragraph-properties fo:line-height="150%"/>
      <style:text-properties officeooo:paragraph-rsid="00cab904"/>
    </style:style>
    <style:style style:name="P296" style:family="paragraph" style:parent-style-name="Standard">
      <style:paragraph-properties fo:line-height="150%"/>
      <style:text-properties officeooo:paragraph-rsid="02ecf51e"/>
    </style:style>
    <style:style style:name="P297" style:family="paragraph" style:parent-style-name="Standard">
      <style:paragraph-properties fo:line-height="150%"/>
      <style:text-properties officeooo:paragraph-rsid="0339abb7"/>
    </style:style>
    <style:style style:name="P298" style:family="paragraph" style:parent-style-name="Standard">
      <style:paragraph-properties fo:line-height="150%"/>
      <style:text-properties officeooo:paragraph-rsid="031857c7"/>
    </style:style>
    <style:style style:name="P299" style:family="paragraph" style:parent-style-name="Standard">
      <style:paragraph-properties fo:line-height="150%"/>
      <style:text-properties officeooo:paragraph-rsid="0347bb43"/>
    </style:style>
    <style:style style:name="P300" style:family="paragraph" style:parent-style-name="Standard">
      <style:text-properties officeooo:paragraph-rsid="00883289"/>
    </style:style>
    <style:style style:name="P301" style:family="paragraph" style:parent-style-name="Standard">
      <style:text-properties officeooo:rsid="008872eb" officeooo:paragraph-rsid="008872eb"/>
    </style:style>
    <style:style style:name="P302" style:family="paragraph" style:parent-style-name="Standard">
      <style:text-properties officeooo:paragraph-rsid="00a75993"/>
    </style:style>
    <style:style style:name="P30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30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30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30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3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39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3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40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401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40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40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50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50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50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50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50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50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50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50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61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70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71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572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573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59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59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97" style:family="paragraph" style:parent-style-name="Standard">
      <style:text-properties style:use-window-font-color="true" officeooo:paragraph-rsid="02be3c45"/>
    </style:style>
    <style:style style:name="P59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59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60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60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0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f51e47" officeooo:paragraph-rsid="032c4fdc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61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61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61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6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61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617" style:family="paragraph" style:parent-style-name="Standard">
      <style:text-properties style:use-window-font-color="true" officeooo:paragraph-rsid="02ecf51e"/>
    </style:style>
    <style:style style:name="P618" style:family="paragraph" style:parent-style-name="Standard">
      <style:paragraph-properties fo:line-height="150%"/>
      <style:text-properties style:use-window-font-color="true" officeooo:paragraph-rsid="02edc963"/>
    </style:style>
    <style:style style:name="P619" style:family="paragraph" style:parent-style-name="Standard">
      <style:text-properties officeooo:paragraph-rsid="00ba4170"/>
    </style:style>
    <style:style style:name="P620" style:family="paragraph" style:parent-style-name="Standard">
      <style:text-properties officeooo:paragraph-rsid="00bbbf73"/>
    </style:style>
    <style:style style:name="P621" style:family="paragraph" style:parent-style-name="Standard">
      <style:text-properties officeooo:rsid="00beb82f" officeooo:paragraph-rsid="00beb82f"/>
    </style:style>
    <style:style style:name="P622" style:family="paragraph" style:parent-style-name="Standard">
      <style:text-properties officeooo:paragraph-rsid="00beb82f"/>
    </style:style>
    <style:style style:name="P623" style:family="paragraph" style:parent-style-name="Standard">
      <style:text-properties officeooo:rsid="00c0d7c6" officeooo:paragraph-rsid="00c0d7c6"/>
    </style:style>
    <style:style style:name="P624" style:family="paragraph" style:parent-style-name="Standard">
      <style:text-properties officeooo:rsid="005521a3" officeooo:paragraph-rsid="005521a3"/>
    </style:style>
    <style:style style:name="P625" style:family="paragraph" style:parent-style-name="Standard">
      <style:text-properties officeooo:paragraph-rsid="00d2fc06"/>
    </style:style>
    <style:style style:name="P626" style:family="paragraph" style:parent-style-name="Standard">
      <style:paragraph-properties fo:line-height="150%"/>
      <style:text-properties officeooo:rsid="00d5826a" officeooo:paragraph-rsid="00d5826a"/>
    </style:style>
    <style:style style:name="P627" style:family="paragraph" style:parent-style-name="Standard">
      <style:text-properties officeooo:paragraph-rsid="00d77d7d"/>
    </style:style>
    <style:style style:name="P628" style:family="paragraph" style:parent-style-name="Standard">
      <style:text-properties officeooo:rsid="00d9c9e4" officeooo:paragraph-rsid="00d9c9e4"/>
    </style:style>
    <style:style style:name="P629" style:family="paragraph" style:parent-style-name="Standard">
      <style:text-properties officeooo:paragraph-rsid="00e5f586"/>
    </style:style>
    <style:style style:name="P630" style:family="paragraph" style:parent-style-name="Standard">
      <style:text-properties officeooo:paragraph-rsid="00eb50e0"/>
    </style:style>
    <style:style style:name="P631" style:family="paragraph" style:parent-style-name="Standard">
      <style:paragraph-properties fo:line-height="150%"/>
      <style:text-properties officeooo:rsid="00f2503e" officeooo:paragraph-rsid="00f2503e"/>
    </style:style>
    <style:style style:name="P632" style:family="paragraph" style:parent-style-name="Standard">
      <style:text-properties officeooo:rsid="00f2503e" officeooo:paragraph-rsid="01222be5"/>
    </style:style>
    <style:style style:name="P633" style:family="paragraph" style:parent-style-name="Standard">
      <style:text-properties officeooo:rsid="00d1487d" officeooo:paragraph-rsid="00d2fc06"/>
    </style:style>
    <style:style style:name="P634" style:family="paragraph" style:parent-style-name="Standard">
      <style:text-properties officeooo:paragraph-rsid="00f5260b"/>
    </style:style>
    <style:style style:name="P635" style:family="paragraph" style:parent-style-name="Standard">
      <style:text-properties officeooo:paragraph-rsid="010c486e"/>
    </style:style>
    <style:style style:name="P636" style:family="paragraph" style:parent-style-name="Standard">
      <style:text-properties officeooo:paragraph-rsid="00367935"/>
    </style:style>
    <style:style style:name="P637" style:family="paragraph" style:parent-style-name="Standard">
      <style:text-properties officeooo:paragraph-rsid="011fc384"/>
    </style:style>
    <style:style style:name="P638" style:family="paragraph" style:parent-style-name="Standard">
      <style:text-properties officeooo:paragraph-rsid="0122678f"/>
    </style:style>
    <style:style style:name="P639" style:family="paragraph" style:parent-style-name="Standard">
      <style:text-properties officeooo:paragraph-rsid="012dfde8"/>
    </style:style>
    <style:style style:name="P640" style:family="paragraph" style:parent-style-name="Standard">
      <style:text-properties officeooo:paragraph-rsid="0130fd48"/>
    </style:style>
    <style:style style:name="P641" style:family="paragraph" style:parent-style-name="Standard">
      <style:text-properties officeooo:paragraph-rsid="013282b3"/>
    </style:style>
    <style:style style:name="P642" style:family="paragraph" style:parent-style-name="Standard">
      <style:text-properties officeooo:paragraph-rsid="013f3c54"/>
    </style:style>
    <style:style style:name="P643" style:family="paragraph" style:parent-style-name="Standard">
      <style:text-properties officeooo:paragraph-rsid="0152f194"/>
    </style:style>
    <style:style style:name="P644" style:family="paragraph" style:parent-style-name="Standard">
      <style:text-properties officeooo:paragraph-rsid="0150aafa"/>
    </style:style>
    <style:style style:name="P645" style:family="paragraph" style:parent-style-name="Standard">
      <style:paragraph-properties fo:line-height="100%"/>
      <style:text-properties officeooo:paragraph-rsid="016aa5ac"/>
    </style:style>
    <style:style style:name="P646" style:family="paragraph" style:parent-style-name="Standard">
      <style:paragraph-properties fo:line-height="100%"/>
      <style:text-properties officeooo:paragraph-rsid="016d2800"/>
    </style:style>
    <style:style style:name="P647" style:family="paragraph" style:parent-style-name="Standard">
      <style:paragraph-properties fo:line-height="100%"/>
      <style:text-properties officeooo:paragraph-rsid="0171553b"/>
    </style:style>
    <style:style style:name="P648" style:family="paragraph" style:parent-style-name="Standard">
      <style:paragraph-properties fo:line-height="100%"/>
      <style:text-properties officeooo:paragraph-rsid="0176ee1b"/>
    </style:style>
    <style:style style:name="P649" style:family="paragraph" style:parent-style-name="Standard">
      <style:paragraph-properties fo:line-height="100%"/>
      <style:text-properties officeooo:paragraph-rsid="017941db"/>
    </style:style>
    <style:style style:name="P650" style:family="paragraph" style:parent-style-name="Standard">
      <style:paragraph-properties fo:line-height="100%"/>
      <style:text-properties officeooo:paragraph-rsid="017a7161"/>
    </style:style>
    <style:style style:name="P651" style:family="paragraph" style:parent-style-name="Standard">
      <style:paragraph-properties fo:line-height="100%"/>
      <style:text-properties officeooo:paragraph-rsid="018105ab"/>
    </style:style>
    <style:style style:name="P652" style:family="paragraph" style:parent-style-name="Standard">
      <style:paragraph-properties fo:line-height="100%"/>
      <style:text-properties officeooo:paragraph-rsid="01aaba73"/>
    </style:style>
    <style:style style:name="P653" style:family="paragraph" style:parent-style-name="Standard">
      <style:paragraph-properties fo:line-height="100%"/>
      <style:text-properties officeooo:paragraph-rsid="01abda5f"/>
    </style:style>
    <style:style style:name="P654" style:family="paragraph" style:parent-style-name="Standard">
      <style:paragraph-properties fo:line-height="100%"/>
      <style:text-properties officeooo:paragraph-rsid="01d3aa7e"/>
    </style:style>
    <style:style style:name="P655" style:family="paragraph" style:parent-style-name="Standard">
      <style:paragraph-properties fo:line-height="100%"/>
      <style:text-properties officeooo:paragraph-rsid="01e2b86d"/>
    </style:style>
    <style:style style:name="P656" style:family="paragraph" style:parent-style-name="Standard">
      <style:paragraph-properties fo:line-height="100%"/>
      <style:text-properties officeooo:paragraph-rsid="01e7ea9a"/>
    </style:style>
    <style:style style:name="P657" style:family="paragraph" style:parent-style-name="Standard">
      <style:paragraph-properties fo:line-height="100%"/>
      <style:text-properties officeooo:paragraph-rsid="01f79ca2"/>
    </style:style>
    <style:style style:name="P658" style:family="paragraph" style:parent-style-name="Standard">
      <style:paragraph-properties fo:line-height="100%"/>
      <style:text-properties officeooo:paragraph-rsid="020068b3"/>
    </style:style>
    <style:style style:name="P659" style:family="paragraph" style:parent-style-name="Standard">
      <style:paragraph-properties fo:line-height="100%"/>
      <style:text-properties officeooo:paragraph-rsid="0200b58e"/>
    </style:style>
    <style:style style:name="P660" style:family="paragraph" style:parent-style-name="Standard">
      <style:paragraph-properties fo:line-height="100%"/>
      <style:text-properties officeooo:paragraph-rsid="020131ae"/>
    </style:style>
    <style:style style:name="P661" style:family="paragraph" style:parent-style-name="Standard">
      <style:paragraph-properties fo:line-height="100%"/>
      <style:text-properties officeooo:paragraph-rsid="0212a48a"/>
    </style:style>
    <style:style style:name="P662" style:family="paragraph" style:parent-style-name="Standard">
      <style:paragraph-properties fo:line-height="100%"/>
      <style:text-properties officeooo:paragraph-rsid="01d522fe"/>
    </style:style>
    <style:style style:name="P663" style:family="paragraph" style:parent-style-name="Standard">
      <style:paragraph-properties fo:line-height="100%"/>
      <style:text-properties officeooo:paragraph-rsid="021920c6"/>
    </style:style>
    <style:style style:name="P664" style:family="paragraph" style:parent-style-name="Standard">
      <style:paragraph-properties fo:line-height="100%"/>
      <style:text-properties officeooo:paragraph-rsid="021bfb0f"/>
    </style:style>
    <style:style style:name="P665" style:family="paragraph" style:parent-style-name="Standard">
      <style:paragraph-properties fo:line-height="100%"/>
      <style:text-properties officeooo:paragraph-rsid="021d76dd"/>
    </style:style>
    <style:style style:name="P666" style:family="paragraph" style:parent-style-name="Standard">
      <style:paragraph-properties fo:line-height="100%"/>
      <style:text-properties officeooo:paragraph-rsid="01ec8e18"/>
    </style:style>
    <style:style style:name="P667" style:family="paragraph" style:parent-style-name="Standard">
      <style:paragraph-properties fo:line-height="100%"/>
      <style:text-properties officeooo:paragraph-rsid="0228bd00"/>
    </style:style>
    <style:style style:name="P668" style:family="paragraph" style:parent-style-name="Standard">
      <style:paragraph-properties fo:line-height="100%"/>
      <style:text-properties officeooo:paragraph-rsid="0239e044"/>
    </style:style>
    <style:style style:name="P669" style:family="paragraph" style:parent-style-name="Standard">
      <style:paragraph-properties fo:line-height="100%"/>
      <style:text-properties officeooo:paragraph-rsid="023e217a"/>
    </style:style>
    <style:style style:name="P670" style:family="paragraph" style:parent-style-name="Standard">
      <style:paragraph-properties fo:line-height="100%"/>
      <style:text-properties officeooo:paragraph-rsid="0245c9e7"/>
    </style:style>
    <style:style style:name="P671" style:family="paragraph" style:parent-style-name="Standard">
      <style:paragraph-properties fo:line-height="100%"/>
      <style:text-properties officeooo:paragraph-rsid="0248e2f5"/>
    </style:style>
    <style:style style:name="P672" style:family="paragraph" style:parent-style-name="Standard">
      <style:paragraph-properties fo:line-height="100%"/>
      <style:text-properties officeooo:paragraph-rsid="024d9b01"/>
    </style:style>
    <style:style style:name="P673" style:family="paragraph" style:parent-style-name="Standard">
      <style:paragraph-properties fo:line-height="100%"/>
      <style:text-properties officeooo:paragraph-rsid="02540cb9"/>
    </style:style>
    <style:style style:name="P674" style:family="paragraph" style:parent-style-name="Standard">
      <style:paragraph-properties fo:line-height="100%"/>
      <style:text-properties officeooo:paragraph-rsid="02656310"/>
    </style:style>
    <style:style style:name="P675" style:family="paragraph" style:parent-style-name="Standard">
      <style:paragraph-properties fo:line-height="100%"/>
      <style:text-properties officeooo:paragraph-rsid="0265f14b"/>
    </style:style>
    <style:style style:name="P676" style:family="paragraph" style:parent-style-name="Standard">
      <style:paragraph-properties fo:line-height="100%"/>
      <style:text-properties officeooo:paragraph-rsid="02778926"/>
    </style:style>
    <style:style style:name="P677" style:family="paragraph" style:parent-style-name="Standard">
      <style:paragraph-properties fo:line-height="100%"/>
      <style:text-properties officeooo:paragraph-rsid="0279658f"/>
    </style:style>
    <style:style style:name="P678" style:family="paragraph" style:parent-style-name="Standard">
      <style:paragraph-properties fo:line-height="100%"/>
      <style:text-properties officeooo:paragraph-rsid="027b57d1"/>
    </style:style>
    <style:style style:name="P679" style:family="paragraph" style:parent-style-name="Standard">
      <style:paragraph-properties fo:line-height="100%"/>
      <style:text-properties officeooo:paragraph-rsid="02819040"/>
    </style:style>
    <style:style style:name="P680" style:family="paragraph" style:parent-style-name="Standard">
      <style:paragraph-properties fo:line-height="100%"/>
      <style:text-properties officeooo:paragraph-rsid="028add40"/>
    </style:style>
    <style:style style:name="P681" style:family="paragraph" style:parent-style-name="Standard">
      <style:paragraph-properties fo:line-height="100%"/>
      <style:text-properties officeooo:paragraph-rsid="02939b7b"/>
    </style:style>
    <style:style style:name="P682" style:family="paragraph" style:parent-style-name="Standard">
      <style:paragraph-properties fo:line-height="100%"/>
      <style:text-properties officeooo:paragraph-rsid="0293a523"/>
    </style:style>
    <style:style style:name="P683" style:family="paragraph" style:parent-style-name="Standard">
      <style:paragraph-properties fo:line-height="100%"/>
      <style:text-properties officeooo:paragraph-rsid="0297c923"/>
    </style:style>
    <style:style style:name="P684" style:family="paragraph" style:parent-style-name="Standard">
      <style:paragraph-properties fo:line-height="100%"/>
      <style:text-properties officeooo:paragraph-rsid="029bb505"/>
    </style:style>
    <style:style style:name="P685" style:family="paragraph" style:parent-style-name="Standard">
      <style:paragraph-properties fo:line-height="100%"/>
      <style:text-properties officeooo:paragraph-rsid="02a71f0b"/>
    </style:style>
    <style:style style:name="P686" style:family="paragraph" style:parent-style-name="Standard">
      <style:paragraph-properties fo:line-height="100%"/>
      <style:text-properties officeooo:paragraph-rsid="027c1b85"/>
    </style:style>
    <style:style style:name="P687" style:family="paragraph" style:parent-style-name="Standard">
      <style:paragraph-properties fo:line-height="100%"/>
      <style:text-properties officeooo:paragraph-rsid="0045286d"/>
    </style:style>
    <style:style style:name="P688" style:family="paragraph" style:parent-style-name="Standard">
      <style:paragraph-properties fo:line-height="100%"/>
      <style:text-properties officeooo:paragraph-rsid="02bd01a2"/>
    </style:style>
    <style:style style:name="P689" style:family="paragraph" style:parent-style-name="Standard">
      <style:paragraph-properties fo:line-height="100%"/>
      <style:text-properties officeooo:paragraph-rsid="02be3c45"/>
    </style:style>
    <style:style style:name="P690" style:family="paragraph" style:parent-style-name="Standard">
      <style:paragraph-properties fo:line-height="100%"/>
      <style:text-properties officeooo:paragraph-rsid="02d5eaee"/>
    </style:style>
    <style:style style:name="P691" style:family="paragraph" style:parent-style-name="Standard">
      <style:paragraph-properties fo:line-height="100%"/>
      <style:text-properties officeooo:paragraph-rsid="02e4f960"/>
    </style:style>
    <style:style style:name="P692" style:family="paragraph" style:parent-style-name="Standard">
      <style:paragraph-properties fo:line-height="100%"/>
      <style:text-properties officeooo:paragraph-rsid="02eac01d"/>
    </style:style>
    <style:style style:name="P693" style:family="paragraph" style:parent-style-name="Standard">
      <style:paragraph-properties fo:line-height="100%"/>
      <style:text-properties officeooo:paragraph-rsid="02f17ec6"/>
    </style:style>
    <style:style style:name="P694" style:family="paragraph" style:parent-style-name="Standard">
      <style:paragraph-properties fo:line-height="100%"/>
      <style:text-properties officeooo:paragraph-rsid="02da5175"/>
    </style:style>
    <style:style style:name="P695" style:family="paragraph" style:parent-style-name="Standard">
      <style:paragraph-properties fo:line-height="100%"/>
      <style:text-properties officeooo:paragraph-rsid="02fda6ef"/>
    </style:style>
    <style:style style:name="P696" style:family="paragraph" style:parent-style-name="Standard">
      <style:paragraph-properties fo:line-height="100%"/>
      <style:text-properties officeooo:paragraph-rsid="03040c1c"/>
    </style:style>
    <style:style style:name="P697" style:family="paragraph" style:parent-style-name="Standard">
      <style:paragraph-properties fo:line-height="100%"/>
      <style:text-properties officeooo:paragraph-rsid="03049b98"/>
    </style:style>
    <style:style style:name="P698" style:family="paragraph" style:parent-style-name="Standard">
      <style:paragraph-properties fo:line-height="100%"/>
      <style:text-properties officeooo:paragraph-rsid="0305aebe"/>
    </style:style>
    <style:style style:name="P699" style:family="paragraph" style:parent-style-name="Standard">
      <style:paragraph-properties fo:line-height="100%"/>
      <style:text-properties officeooo:paragraph-rsid="03061f93"/>
    </style:style>
    <style:style style:name="P700" style:family="paragraph" style:parent-style-name="Standard">
      <style:paragraph-properties fo:line-height="100%"/>
      <style:text-properties officeooo:paragraph-rsid="03153caa"/>
    </style:style>
    <style:style style:name="P701" style:family="paragraph" style:parent-style-name="Standard">
      <style:paragraph-properties fo:line-height="100%"/>
      <style:text-properties officeooo:paragraph-rsid="032c4fdc"/>
    </style:style>
    <style:style style:name="P702" style:family="paragraph" style:parent-style-name="Standard">
      <style:paragraph-properties fo:line-height="100%"/>
      <style:text-properties officeooo:paragraph-rsid="03343ce6"/>
    </style:style>
    <style:style style:name="P703" style:family="paragraph" style:parent-style-name="Standard">
      <style:paragraph-properties fo:line-height="100%"/>
      <style:text-properties officeooo:paragraph-rsid="03349842"/>
    </style:style>
    <style:style style:name="P704" style:family="paragraph" style:parent-style-name="Standard">
      <style:paragraph-properties fo:line-height="100%"/>
      <style:text-properties officeooo:paragraph-rsid="033f17a3"/>
    </style:style>
    <style:style style:name="P705" style:family="paragraph" style:parent-style-name="Standard">
      <style:paragraph-properties fo:line-height="100%"/>
      <style:text-properties officeooo:paragraph-rsid="034172a0"/>
    </style:style>
    <style:style style:name="P706" style:family="paragraph" style:parent-style-name="Standard">
      <style:paragraph-properties fo:line-height="100%"/>
      <style:text-properties officeooo:paragraph-rsid="034adc9b"/>
    </style:style>
    <style:style style:name="P707" style:family="paragraph" style:parent-style-name="Standard">
      <style:paragraph-properties fo:line-height="100%"/>
      <style:text-properties officeooo:paragraph-rsid="034f33b6"/>
    </style:style>
    <style:style style:name="P708" style:family="paragraph" style:parent-style-name="Standard">
      <style:paragraph-properties fo:line-height="100%"/>
      <style:text-properties officeooo:paragraph-rsid="034f680a"/>
    </style:style>
    <style:style style:name="P709" style:family="paragraph" style:parent-style-name="Standard">
      <style:paragraph-properties fo:line-height="100%"/>
      <style:text-properties officeooo:paragraph-rsid="035051aa"/>
    </style:style>
    <style:style style:name="P710" style:family="paragraph" style:parent-style-name="Standard">
      <style:paragraph-properties fo:line-height="100%"/>
      <style:text-properties officeooo:paragraph-rsid="0369854f"/>
    </style:style>
    <style:style style:name="P711" style:family="paragraph" style:parent-style-name="Standard">
      <style:paragraph-properties fo:line-height="100%"/>
      <style:text-properties officeooo:paragraph-rsid="03963307"/>
    </style:style>
    <style:style style:name="P712" style:family="paragraph" style:parent-style-name="Standard">
      <style:paragraph-properties fo:line-height="100%"/>
      <style:text-properties officeooo:paragraph-rsid="039c640b"/>
    </style:style>
    <style:style style:name="P713" style:family="paragraph" style:parent-style-name="Standard">
      <style:paragraph-properties fo:line-height="100%"/>
      <style:text-properties officeooo:paragraph-rsid="039e9821"/>
    </style:style>
    <style:style style:name="P714" style:family="paragraph" style:parent-style-name="Standard">
      <style:paragraph-properties fo:line-height="100%"/>
      <style:text-properties officeooo:paragraph-rsid="03a073aa"/>
    </style:style>
    <style:style style:name="P71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716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17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720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726" style:family="paragraph" style:parent-style-name="Standard">
      <style:text-properties fo:color="#c9211e" officeooo:rsid="003eeb50" officeooo:paragraph-rsid="00ac1d69"/>
    </style:style>
    <style:style style:name="P727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72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729" style:family="paragraph" style:parent-style-name="Standard">
      <style:paragraph-properties fo:line-height="100%"/>
      <style:text-properties officeooo:rsid="016b9044" officeooo:paragraph-rsid="016b9044"/>
    </style:style>
    <style:style style:name="P730" style:family="paragraph" style:parent-style-name="Standard">
      <style:paragraph-properties fo:line-height="100%"/>
      <style:text-properties officeooo:rsid="01a2dcc2" officeooo:paragraph-rsid="01a2dcc2"/>
    </style:style>
    <style:style style:name="P731" style:family="paragraph" style:parent-style-name="Standard">
      <style:paragraph-properties fo:line-height="100%"/>
      <style:text-properties officeooo:rsid="01a92b83" officeooo:paragraph-rsid="01abda5f"/>
    </style:style>
    <style:style style:name="P732" style:family="paragraph" style:parent-style-name="Standard">
      <style:paragraph-properties fo:line-height="100%"/>
      <style:text-properties officeooo:rsid="01b78805" officeooo:paragraph-rsid="01b9977e"/>
    </style:style>
    <style:style style:name="P733" style:family="paragraph" style:parent-style-name="Standard">
      <style:paragraph-properties fo:line-height="100%"/>
      <style:text-properties officeooo:rsid="01b78805" officeooo:paragraph-rsid="020d39a8"/>
    </style:style>
    <style:style style:name="P734" style:family="paragraph" style:parent-style-name="Standard">
      <style:paragraph-properties fo:line-height="100%"/>
      <style:text-properties officeooo:rsid="01bcc73c" officeooo:paragraph-rsid="01bcc73c"/>
    </style:style>
    <style:style style:name="P735" style:family="paragraph" style:parent-style-name="Standard">
      <style:paragraph-properties fo:line-height="100%"/>
      <style:text-properties officeooo:rsid="01cb0c6f" officeooo:paragraph-rsid="01cb0c6f"/>
    </style:style>
    <style:style style:name="P736" style:family="paragraph" style:parent-style-name="Standard">
      <style:paragraph-properties fo:line-height="100%"/>
      <style:text-properties officeooo:rsid="01cd0839" officeooo:paragraph-rsid="01cd0839"/>
    </style:style>
    <style:style style:name="P737" style:family="paragraph" style:parent-style-name="Standard">
      <style:paragraph-properties fo:line-height="100%"/>
      <style:text-properties officeooo:rsid="01e4a612" officeooo:paragraph-rsid="01e4a612"/>
    </style:style>
    <style:style style:name="P738" style:family="paragraph" style:parent-style-name="Standard">
      <style:paragraph-properties fo:line-height="100%"/>
      <style:text-properties officeooo:rsid="022b7ea9" officeooo:paragraph-rsid="022b7ea9"/>
    </style:style>
    <style:style style:name="P739" style:family="paragraph" style:parent-style-name="Standard">
      <style:paragraph-properties fo:line-height="100%"/>
      <style:text-properties officeooo:rsid="022dff2a" officeooo:paragraph-rsid="022dff2a"/>
    </style:style>
    <style:style style:name="P740" style:family="paragraph" style:parent-style-name="Standard">
      <style:text-properties officeooo:paragraph-rsid="0275c15d"/>
    </style:style>
    <style:style style:name="P741" style:family="paragraph" style:parent-style-name="Standard">
      <style:paragraph-properties fo:line-height="100%"/>
      <style:text-properties officeooo:rsid="02819040" officeooo:paragraph-rsid="028fc45c"/>
    </style:style>
    <style:style style:name="P742" style:family="paragraph" style:parent-style-name="Standard">
      <style:paragraph-properties fo:line-height="100%"/>
      <style:text-properties officeooo:rsid="0285839b" officeooo:paragraph-rsid="0288fb00"/>
    </style:style>
    <style:style style:name="P743" style:family="paragraph" style:parent-style-name="Standard">
      <style:paragraph-properties fo:line-height="100%"/>
      <style:text-properties officeooo:rsid="0297c923" officeooo:paragraph-rsid="0297c923"/>
    </style:style>
    <style:style style:name="P744" style:family="paragraph" style:parent-style-name="Standard">
      <style:paragraph-properties fo:line-height="100%"/>
      <style:text-properties officeooo:rsid="029ac75f" officeooo:paragraph-rsid="029ac75f"/>
    </style:style>
    <style:style style:name="P745" style:family="paragraph" style:parent-style-name="Standard">
      <style:text-properties officeooo:paragraph-rsid="00bfa17d"/>
    </style:style>
    <style:style style:name="P746" style:family="paragraph" style:parent-style-name="Standard">
      <style:text-properties officeooo:paragraph-rsid="00bd11a0"/>
    </style:style>
    <style:style style:name="P747" style:family="paragraph" style:parent-style-name="Standard">
      <style:paragraph-properties fo:line-height="100%"/>
      <style:text-properties officeooo:rsid="02540cb9" officeooo:paragraph-rsid="02bd01a2"/>
    </style:style>
    <style:style style:name="P748" style:family="paragraph" style:parent-style-name="Standard">
      <style:paragraph-properties fo:line-height="100%"/>
      <style:text-properties officeooo:rsid="027df911" officeooo:paragraph-rsid="027df911"/>
    </style:style>
    <style:style style:name="P74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50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751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officeooo:rsid="02da5175" officeooo:paragraph-rsid="02da5175"/>
    </style:style>
    <style:style style:name="P753" style:family="paragraph" style:parent-style-name="Standard">
      <style:paragraph-properties fo:line-height="100%"/>
      <style:text-properties officeooo:rsid="02e4f960" officeooo:paragraph-rsid="02e4f960"/>
    </style:style>
    <style:style style:name="P754" style:family="paragraph" style:parent-style-name="Standard">
      <style:paragraph-properties fo:line-height="100%"/>
      <style:text-properties officeooo:rsid="02eabaea" officeooo:paragraph-rsid="02eabaea"/>
    </style:style>
    <style:style style:name="P755" style:family="paragraph" style:parent-style-name="Standard">
      <style:paragraph-properties fo:line-height="100%"/>
      <style:text-properties officeooo:rsid="02eac01d" officeooo:paragraph-rsid="02eac01d"/>
    </style:style>
    <style:style style:name="P756" style:family="paragraph" style:parent-style-name="Standard">
      <style:paragraph-properties fo:line-height="100%"/>
      <style:text-properties officeooo:rsid="02eb27fd" officeooo:paragraph-rsid="02ec089f"/>
    </style:style>
    <style:style style:name="P757" style:family="paragraph" style:parent-style-name="Standard">
      <style:text-properties officeooo:paragraph-rsid="02ecf51e"/>
    </style:style>
    <style:style style:name="P758" style:family="paragraph" style:parent-style-name="Standard">
      <style:text-properties officeooo:paragraph-rsid="02f17ec6"/>
    </style:style>
    <style:style style:name="P759" style:family="paragraph" style:parent-style-name="Standard">
      <style:paragraph-properties fo:line-height="100%"/>
      <style:text-properties officeooo:rsid="02e59398" officeooo:paragraph-rsid="03049b98"/>
    </style:style>
    <style:style style:name="P760" style:family="paragraph" style:parent-style-name="Standard">
      <style:paragraph-properties fo:line-height="150%"/>
      <style:text-properties officeooo:rsid="02e59398" officeooo:paragraph-rsid="03049b98"/>
    </style:style>
    <style:style style:name="P761" style:family="paragraph" style:parent-style-name="Standard">
      <style:paragraph-properties fo:line-height="100%"/>
      <style:text-properties officeooo:rsid="022ee1ec" officeooo:paragraph-rsid="022ee1ec"/>
    </style:style>
    <style:style style:name="P762" style:family="paragraph" style:parent-style-name="Standard">
      <style:text-properties officeooo:paragraph-rsid="03061f93"/>
    </style:style>
    <style:style style:name="P763" style:family="paragraph" style:parent-style-name="Standard">
      <style:paragraph-properties fo:line-height="100%"/>
      <style:text-properties officeooo:rsid="0346a444" officeooo:paragraph-rsid="0346a444"/>
    </style:style>
    <style:style style:name="P764" style:family="paragraph" style:parent-style-name="Standard">
      <style:text-properties officeooo:paragraph-rsid="03733aab"/>
    </style:style>
    <style:style style:name="P765" style:family="paragraph" style:parent-style-name="Standard">
      <style:paragraph-properties fo:line-height="100%"/>
      <style:text-properties officeooo:rsid="038a2c81" officeooo:paragraph-rsid="039e9821"/>
    </style:style>
    <style:style style:name="P766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767" style:family="paragraph" style:parent-style-name="Standard">
      <style:paragraph-properties fo:line-height="100%"/>
      <style:text-properties fo:color="#ff0000" officeooo:rsid="03a31e81" officeooo:paragraph-rsid="03a31e81"/>
    </style:style>
    <style:style style:name="P768" style:family="paragraph" style:parent-style-name="Standard">
      <style:paragraph-properties fo:line-height="100%"/>
      <style:text-properties officeooo:rsid="03a4e520" officeooo:paragraph-rsid="03a4e520"/>
    </style:style>
    <style:style style:name="P76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77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77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77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77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77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77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77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77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78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781" style:family="paragraph" style:parent-style-name="Table_20_Contents">
      <style:paragraph-properties fo:text-align="center" style:justify-single-word="false"/>
    </style:style>
    <style:style style:name="P78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78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78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78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78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78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78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78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79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79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79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79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79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79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79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79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79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79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80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80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80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80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80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80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80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80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80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80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81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81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81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81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81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81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816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817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1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820" style:family="paragraph" style:parent-style-name="Standard">
      <style:paragraph-properties fo:line-height="150%" fo:break-before="page"/>
      <style:text-properties officeooo:paragraph-rsid="02d98b08"/>
    </style:style>
    <style:style style:name="P821" style:family="paragraph" style:parent-style-name="Standard">
      <style:paragraph-properties fo:line-height="100%" fo:break-before="page"/>
      <style:text-properties officeooo:paragraph-rsid="024c0a42"/>
    </style:style>
    <style:style style:name="P82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break-before="page"/>
      <style:text-properties officeooo:paragraph-rsid="009622c6"/>
    </style:style>
    <style:style style:name="P82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28" style:family="paragraph" style:parent-style-name="Standard" style:list-style-name="L1">
      <style:text-properties officeooo:rsid="0013268f" officeooo:paragraph-rsid="0013268f"/>
    </style:style>
    <style:style style:name="P829" style:family="paragraph" style:parent-style-name="Standard" style:list-style-name="L2">
      <style:text-properties style:use-window-font-color="true" officeooo:paragraph-rsid="00118c4a"/>
    </style:style>
    <style:style style:name="P830" style:family="paragraph" style:parent-style-name="Standard" style:list-style-name="L2">
      <style:text-properties style:use-window-font-color="true" officeooo:rsid="0011b025" officeooo:paragraph-rsid="0011b025"/>
    </style:style>
    <style:style style:name="P831" style:family="paragraph" style:parent-style-name="Standard" style:list-style-name="L4">
      <style:text-properties style:use-window-font-color="true" officeooo:rsid="00a8a4b1" officeooo:paragraph-rsid="02be3c45"/>
    </style:style>
    <style:style style:name="P832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83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83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35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36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837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3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83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840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41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42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4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84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4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46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85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85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0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1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62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6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86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865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66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68" style:family="paragraph" style:parent-style-name="Standard" style:list-style-name="L43">
      <style:text-properties style:use-window-font-color="true" officeooo:paragraph-rsid="02edc963"/>
    </style:style>
    <style:style style:name="P869" style:family="paragraph" style:parent-style-name="Standard" style:list-style-name="L3">
      <style:text-properties officeooo:rsid="0012a0dc" officeooo:paragraph-rsid="0012a0dc"/>
    </style:style>
    <style:style style:name="P870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71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72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873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7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87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7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7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7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7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8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88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88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88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88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88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88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88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88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88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890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891" style:family="paragraph" style:parent-style-name="Standard" style:list-style-name="L7">
      <style:text-properties officeooo:rsid="0033fbdf" officeooo:paragraph-rsid="0033fbdf"/>
    </style:style>
    <style:style style:name="P892" style:family="paragraph" style:parent-style-name="Standard" style:list-style-name="L11">
      <style:text-properties officeooo:rsid="0033fbdf" officeooo:paragraph-rsid="0106c767"/>
    </style:style>
    <style:style style:name="P893" style:family="paragraph" style:parent-style-name="Standard" style:list-style-name="L8">
      <style:text-properties officeooo:paragraph-rsid="005b5cd3"/>
    </style:style>
    <style:style style:name="P894" style:family="paragraph" style:parent-style-name="Standard" style:list-style-name="L9">
      <style:text-properties officeooo:paragraph-rsid="00367935"/>
    </style:style>
    <style:style style:name="P895" style:family="paragraph" style:parent-style-name="Standard" style:list-style-name="L9">
      <style:text-properties officeooo:rsid="00367935" officeooo:paragraph-rsid="00367935"/>
    </style:style>
    <style:style style:name="P896" style:family="paragraph" style:parent-style-name="Standard" style:list-style-name="L10">
      <style:text-properties officeooo:rsid="00386ddb" officeooo:paragraph-rsid="00386ddb"/>
    </style:style>
    <style:style style:name="P89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898" style:family="paragraph" style:parent-style-name="Standard" style:list-style-name="L20">
      <style:text-properties officeooo:paragraph-rsid="00a4ce44"/>
    </style:style>
    <style:style style:name="P89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90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90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90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90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90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90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90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90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90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90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910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911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91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913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914" style:family="paragraph" style:parent-style-name="Standard" style:list-style-name="L25">
      <style:text-properties officeooo:paragraph-rsid="00beb82f"/>
    </style:style>
    <style:style style:name="P915" style:family="paragraph" style:parent-style-name="Standard" style:list-style-name="L26">
      <style:text-properties officeooo:paragraph-rsid="00d139a0"/>
    </style:style>
    <style:style style:name="P916" style:family="paragraph" style:parent-style-name="Standard" style:list-style-name="L29">
      <style:text-properties officeooo:paragraph-rsid="00f2503e"/>
    </style:style>
    <style:style style:name="P917" style:family="paragraph" style:parent-style-name="Standard" style:list-style-name="L30">
      <style:text-properties officeooo:rsid="00f3f4f5" officeooo:paragraph-rsid="00f5260b"/>
    </style:style>
    <style:style style:name="P918" style:family="paragraph" style:parent-style-name="Standard" style:list-style-name="L30">
      <style:text-properties officeooo:rsid="00f3f4f5" officeooo:paragraph-rsid="00f3f4f5"/>
    </style:style>
    <style:style style:name="P919" style:family="paragraph" style:parent-style-name="Standard" style:list-style-name="L33">
      <style:paragraph-properties fo:line-height="100%"/>
      <style:text-properties officeooo:paragraph-rsid="01b5c969"/>
    </style:style>
    <style:style style:name="P920" style:family="paragraph" style:parent-style-name="Standard" style:list-style-name="L58">
      <style:paragraph-properties fo:line-height="100%"/>
      <style:text-properties officeooo:paragraph-rsid="0346a444"/>
    </style:style>
    <style:style style:name="P921" style:family="paragraph" style:parent-style-name="Standard">
      <style:paragraph-properties fo:line-height="100%"/>
      <style:text-properties officeooo:paragraph-rsid="03a073aa"/>
    </style:style>
    <style:style style:name="P922" style:family="paragraph" style:parent-style-name="Standard">
      <style:paragraph-properties fo:line-height="100%"/>
      <style:text-properties officeooo:paragraph-rsid="03b1fbc9"/>
    </style:style>
    <style:style style:name="P92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92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925" style:family="paragraph" style:parent-style-name="Standard" style:list-style-name="L44">
      <style:paragraph-properties fo:line-height="150%"/>
      <style:text-properties officeooo:paragraph-rsid="02df5c92"/>
    </style:style>
    <style:style style:name="P926" style:family="paragraph" style:parent-style-name="Standard" style:list-style-name="L44">
      <style:paragraph-properties fo:line-height="150%"/>
      <style:text-properties officeooo:paragraph-rsid="02e142ec"/>
    </style:style>
    <style:style style:name="P927" style:family="paragraph" style:parent-style-name="Standard">
      <style:paragraph-properties fo:line-height="150%"/>
      <style:text-properties officeooo:paragraph-rsid="03a15cc8"/>
    </style:style>
    <style:style style:name="P928" style:family="paragraph" style:parent-style-name="Standard">
      <style:paragraph-properties fo:line-height="150%"/>
      <style:text-properties officeooo:paragraph-rsid="03af7bf7"/>
    </style:style>
    <style:style style:name="P929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930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931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33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934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935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936" style:family="paragraph" style:parent-style-name="Standard">
      <style:paragraph-properties fo:line-height="100%"/>
      <style:text-properties officeooo:rsid="03a073aa" officeooo:paragraph-rsid="03a073aa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228b22" style:text-underline-style="none" fo:font-weight="normal" style:font-weight-asian="normal" style:font-weight-complex="normal"/>
    </style:style>
    <style:style style:name="T11" style:family="text">
      <style:text-properties fo:color="#228b22" style:text-underline-style="none" fo:font-weight="normal" officeooo:rsid="03182d82" style:font-weight-asian="normal" style:font-weight-complex="normal"/>
    </style:style>
    <style:style style:name="T12" style:family="text">
      <style:text-properties fo:color="#228b22" officeooo:rsid="03153caa"/>
    </style:style>
    <style:style style:name="T13" style:family="text">
      <style:text-properties fo:color="#228b22" officeooo:rsid="03429aa5"/>
    </style:style>
    <style:style style:name="T14" style:family="text">
      <style:text-properties fo:color="#228b22" officeooo:rsid="03886cfc"/>
    </style:style>
    <style:style style:name="T15" style:family="text">
      <style:text-properties fo:color="#ff00ff"/>
    </style:style>
    <style:style style:name="T16" style:family="text">
      <style:text-properties fo:color="#ff00ff" fo:font-style="italic" style:font-style-asian="italic" style:font-style-complex="italic"/>
    </style:style>
    <style:style style:name="T17" style:family="text">
      <style:text-properties fo:color="#ff00ff" officeooo:rsid="03886cfc"/>
    </style:style>
    <style:style style:name="T18" style:family="text">
      <style:text-properties fo:color="#ff0000"/>
    </style:style>
    <style:style style:name="T19" style:family="text">
      <style:text-properties fo:color="#ff0000" officeooo:rsid="00118c4a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ff0000" fo:font-weight="normal" style:font-weight-asian="normal" style:font-weight-complex="normal"/>
    </style:style>
    <style:style style:name="T23" style:family="text">
      <style:text-properties fo:color="#ff0000" officeooo:rsid="03886cfc"/>
    </style:style>
    <style:style style:name="T24" style:family="text">
      <style:text-properties officeooo:rsid="0012a0dc"/>
    </style:style>
    <style:style style:name="T25" style:family="text">
      <style:text-properties fo:color="#0000ff"/>
    </style:style>
    <style:style style:name="T26" style:family="text">
      <style:text-properties fo:color="#0000ff" officeooo:rsid="0011b025"/>
    </style:style>
    <style:style style:name="T27" style:family="text">
      <style:text-properties fo:color="#0000ff" officeooo:rsid="0012a0d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2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3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4" style:family="text">
      <style:text-properties fo:color="#0000ff" style:text-underline-style="none" fo:font-weight="normal" style:font-weight-asian="normal" style:font-weight-complex="normal"/>
    </style:style>
    <style:style style:name="T35" style:family="text">
      <style:text-properties fo:color="#0000ff" style:text-underline-style="none" fo:font-weight="normal" officeooo:rsid="03182d82" style:font-weight-asian="normal" style:font-weight-complex="normal"/>
    </style:style>
    <style:style style:name="T36" style:family="text">
      <style:text-properties fo:color="#0000ff" officeooo:rsid="03153caa"/>
    </style:style>
    <style:style style:name="T37" style:family="text">
      <style:text-properties fo:color="#0000ff" officeooo:rsid="03429aa5"/>
    </style:style>
    <style:style style:name="T38" style:family="text">
      <style:text-properties fo:color="#0000ff" fo:font-weight="normal" style:font-weight-asian="normal" style:font-weight-complex="normal"/>
    </style:style>
    <style:style style:name="T39" style:family="text">
      <style:text-properties fo:color="#0000ff" officeooo:rsid="03886cfc"/>
    </style:style>
    <style:style style:name="T40" style:family="text">
      <style:text-properties fo:color="#8b4513"/>
    </style:style>
    <style:style style:name="T41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officeooo:rsid="0013268f"/>
    </style:style>
    <style:style style:name="T45" style:family="text">
      <style:text-properties style:use-window-font-color="true" officeooo:rsid="0044d7a4"/>
    </style:style>
    <style:style style:name="T46" style:family="text">
      <style:text-properties style:use-window-font-color="true" style:text-underline-style="none" fo:font-weight="normal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5" style:family="text">
      <style:text-properties style:use-window-font-color="true" style:text-underline-style="none" fo:font-weight="bold" style:font-weight-asian="bold" style:font-weight-complex="bold"/>
    </style:style>
    <style:style style:name="T66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7" style:family="text">
      <style:text-properties style:use-window-font-color="true" style:text-underline-style="none" officeooo:rsid="031fc4b1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style:font-style-asian="italic" style:font-style-complex="italic"/>
    </style:style>
    <style:style style:name="T96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9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style:font-style-asian="italic" style:font-style-complex="italic"/>
    </style:style>
    <style:style style:name="T139" style:family="text">
      <style:text-properties style:use-window-font-color="true" fo:font-style="italic" officeooo:rsid="016778b3" style:font-style-asian="italic" style:font-style-complex="italic"/>
    </style:style>
    <style:style style:name="T140" style:family="text">
      <style:text-properties style:use-window-font-color="true" fo:font-style="italic" officeooo:rsid="01e504ba" style:font-style-asian="italic" style:font-style-complex="italic"/>
    </style:style>
    <style:style style:name="T141" style:family="text">
      <style:text-properties style:use-window-font-color="true" fo:font-style="italic" officeooo:rsid="02ce8a1b" style:font-style-asian="italic" style:font-style-complex="italic"/>
    </style:style>
    <style:style style:name="T142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3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4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style:font-style-asian="normal" style:font-style-complex="normal"/>
    </style:style>
    <style:style style:name="T220" style:family="text">
      <style:text-properties style:use-window-font-color="true" fo:font-style="normal" officeooo:rsid="016860b9" style:font-style-asian="normal" style:font-style-complex="normal"/>
    </style:style>
    <style:style style:name="T221" style:family="text">
      <style:text-properties style:use-window-font-color="true" fo:font-style="normal" officeooo:rsid="0171553b" style:font-style-asian="normal" style:font-style-complex="normal"/>
    </style:style>
    <style:style style:name="T222" style:family="text">
      <style:text-properties style:use-window-font-color="true" fo:font-style="normal" officeooo:rsid="016c9d08" style:font-style-asian="normal" style:font-style-complex="normal"/>
    </style:style>
    <style:style style:name="T223" style:family="text">
      <style:text-properties style:use-window-font-color="true" fo:font-style="normal" officeooo:rsid="016778b3" style:font-style-asian="normal" style:font-style-complex="normal"/>
    </style:style>
    <style:style style:name="T224" style:family="text">
      <style:text-properties style:use-window-font-color="true" fo:font-style="normal" officeooo:rsid="01e2b86d" style:font-style-asian="normal" style:font-style-complex="normal"/>
    </style:style>
    <style:style style:name="T225" style:family="text">
      <style:text-properties style:use-window-font-color="true" fo:font-style="normal" officeooo:rsid="01e504ba" style:font-style-asian="normal" style:font-style-complex="normal"/>
    </style:style>
    <style:style style:name="T22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style:font-style-asian="normal" style:font-style-complex="normal"/>
    </style:style>
    <style:style style:name="T30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0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0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03" style:family="text">
      <style:text-properties style:use-window-font-color="true" fo:font-weight="normal" style:font-weight-asian="normal" style:font-weight-complex="normal"/>
    </style:style>
    <style:style style:name="T304" style:family="text">
      <style:text-properties style:use-window-font-color="true" fo:font-weight="normal" officeooo:rsid="016aa5ac" style:font-weight-asian="normal" style:font-weight-complex="normal"/>
    </style:style>
    <style:style style:name="T305" style:family="text">
      <style:text-properties style:use-window-font-color="true" fo:font-weight="normal" officeooo:rsid="016a5b23" style:font-weight-asian="normal" style:font-weight-complex="normal"/>
    </style:style>
    <style:style style:name="T306" style:family="text">
      <style:text-properties style:use-window-font-color="true" fo:font-weight="normal" officeooo:rsid="0171553b" style:font-weight-asian="normal" style:font-weight-complex="normal"/>
    </style:style>
    <style:style style:name="T307" style:family="text">
      <style:text-properties style:use-window-font-color="true" fo:font-weight="normal" officeooo:rsid="01aaba73" style:font-weight-asian="normal" style:font-weight-complex="normal"/>
    </style:style>
    <style:style style:name="T308" style:family="text">
      <style:text-properties style:use-window-font-color="true" fo:font-weight="normal" officeooo:rsid="01b08253" style:font-weight-asian="normal" style:font-weight-complex="normal"/>
    </style:style>
    <style:style style:name="T309" style:family="text">
      <style:text-properties style:use-window-font-color="true" fo:font-weight="normal" officeooo:rsid="0226d9d6" style:font-weight-asian="normal" style:font-weight-complex="normal"/>
    </style:style>
    <style:style style:name="T310" style:family="text">
      <style:text-properties style:use-window-font-color="true" fo:font-weight="normal" officeooo:rsid="022c7d02" style:font-weight-asian="normal" style:font-weight-complex="normal"/>
    </style:style>
    <style:style style:name="T311" style:family="text">
      <style:text-properties style:use-window-font-color="true" fo:font-weight="normal" officeooo:rsid="023b3a5d" style:font-weight-asian="normal" style:font-weight-complex="normal"/>
    </style:style>
    <style:style style:name="T312" style:family="text">
      <style:text-properties style:use-window-font-color="true" fo:font-weight="normal" officeooo:rsid="023ce39d" style:font-weight-asian="normal" style:font-weight-complex="normal"/>
    </style:style>
    <style:style style:name="T313" style:family="text">
      <style:text-properties style:use-window-font-color="true" officeooo:rsid="016f0506"/>
    </style:style>
    <style:style style:name="T314" style:family="text">
      <style:text-properties style:use-window-font-color="true" fo:font-weight="bold" style:font-weight-asian="bold" style:font-weight-complex="bold"/>
    </style:style>
    <style:style style:name="T31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1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1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2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0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6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37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38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39" style:family="text">
      <style:text-properties style:use-window-font-color="true" officeooo:rsid="02efc49c"/>
    </style:style>
    <style:style style:name="T340" style:family="text">
      <style:text-properties style:use-window-font-color="true" officeooo:rsid="02ce8a1b"/>
    </style:style>
    <style:style style:name="T341" style:family="text">
      <style:text-properties style:use-window-font-color="true" officeooo:rsid="02d1510f"/>
    </style:style>
    <style:style style:name="T342" style:family="text">
      <style:text-properties style:use-window-font-color="true" officeooo:rsid="02f51e47"/>
    </style:style>
    <style:style style:name="T343" style:family="text">
      <style:text-properties style:use-window-font-color="true" officeooo:rsid="0069ae25"/>
    </style:style>
    <style:style style:name="T344" style:family="text">
      <style:text-properties style:use-window-font-color="true" officeooo:rsid="02f8c777"/>
    </style:style>
    <style:style style:name="T345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6" style:family="text">
      <style:text-properties style:use-window-font-color="true" fo:background-color="transparent" loext:char-shading-value="0"/>
    </style:style>
    <style:style style:name="T347" style:family="text">
      <style:text-properties fo:font-weight="normal" style:font-weight-asian="normal" style:font-weight-complex="normal"/>
    </style:style>
    <style:style style:name="T348" style:family="text">
      <style:text-properties fo:font-weight="normal" officeooo:rsid="003c27f0" style:font-weight-asian="normal" style:font-weight-complex="normal"/>
    </style:style>
    <style:style style:name="T349" style:family="text">
      <style:text-properties fo:font-weight="normal" officeooo:rsid="003cb407" style:font-weight-asian="normal" style:font-weight-complex="normal"/>
    </style:style>
    <style:style style:name="T350" style:family="text">
      <style:text-properties fo:font-weight="normal" officeooo:rsid="00205d85" style:font-weight-asian="normal" style:font-weight-complex="normal"/>
    </style:style>
    <style:style style:name="T351" style:family="text">
      <style:text-properties fo:font-weight="normal" officeooo:rsid="00beb82f" style:font-weight-asian="normal" style:font-weight-complex="normal"/>
    </style:style>
    <style:style style:name="T352" style:family="text">
      <style:text-properties fo:font-weight="normal" officeooo:rsid="016860b9" style:font-weight-asian="normal" style:font-weight-complex="normal"/>
    </style:style>
    <style:style style:name="T353" style:family="text">
      <style:text-properties fo:font-weight="normal" officeooo:rsid="0377ec6e" style:font-weight-asian="normal" style:font-weight-complex="normal"/>
    </style:style>
    <style:style style:name="T354" style:family="text">
      <style:text-properties fo:font-weight="normal" officeooo:rsid="03778af6" style:font-weight-asian="normal" style:font-weight-complex="normal"/>
    </style:style>
    <style:style style:name="T355" style:family="text">
      <style:text-properties fo:font-weight="normal" officeooo:rsid="03886cfc" style:font-weight-asian="normal" style:font-weight-complex="normal"/>
    </style:style>
    <style:style style:name="T356" style:family="text">
      <style:text-properties fo:font-weight="normal" officeooo:rsid="038a2c81" style:font-weight-asian="normal" style:font-weight-complex="normal"/>
    </style:style>
    <style:style style:name="T357" style:family="text">
      <style:text-properties fo:font-weight="normal" officeooo:rsid="038bbdf6" style:font-weight-asian="normal" style:font-weight-complex="normal"/>
    </style:style>
    <style:style style:name="T358" style:family="text">
      <style:text-properties fo:font-weight="normal" officeooo:rsid="038d7d5e" style:font-weight-asian="normal" style:font-weight-complex="normal"/>
    </style:style>
    <style:style style:name="T359" style:family="text">
      <style:text-properties fo:font-weight="normal" officeooo:rsid="038e531a" style:font-weight-asian="normal" style:font-weight-complex="normal"/>
    </style:style>
    <style:style style:name="T360" style:family="text">
      <style:text-properties fo:font-weight="normal" officeooo:rsid="03963307" style:font-weight-asian="normal" style:font-weight-complex="normal"/>
    </style:style>
    <style:style style:name="T361" style:family="text">
      <style:text-properties fo:font-weight="normal" officeooo:rsid="039c640b" style:font-weight-asian="normal" style:font-weight-complex="normal"/>
    </style:style>
    <style:style style:name="T362" style:family="text">
      <style:text-properties fo:font-weight="normal" officeooo:rsid="039e438c" style:font-weight-asian="normal" style:font-weight-complex="normal"/>
    </style:style>
    <style:style style:name="T363" style:family="text">
      <style:text-properties fo:font-weight="normal" officeooo:rsid="03a073aa" style:font-weight-asian="normal" style:font-weight-complex="normal"/>
    </style:style>
    <style:style style:name="T364" style:family="text">
      <style:text-properties fo:font-weight="normal" officeooo:rsid="03a15cc8" style:font-weight-asian="normal" style:font-weight-complex="normal"/>
    </style:style>
    <style:style style:name="T365" style:family="text">
      <style:text-properties fo:font-weight="normal" officeooo:rsid="03a31e81" style:font-weight-asian="normal" style:font-weight-complex="normal"/>
    </style:style>
    <style:style style:name="T366" style:family="text">
      <style:text-properties fo:font-weight="normal" officeooo:rsid="03ac69a7" style:font-weight-asian="normal" style:font-weight-complex="normal"/>
    </style:style>
    <style:style style:name="T367" style:family="text">
      <style:text-properties fo:font-weight="normal" officeooo:rsid="03af7bf7" style:font-weight-asian="normal" style:font-weight-complex="normal"/>
    </style:style>
    <style:style style:name="T368" style:family="text">
      <style:text-properties fo:font-weight="normal" officeooo:rsid="03b1fbc9" style:font-weight-asian="normal" style:font-weight-complex="normal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officeooo:rsid="00256ecc" style:font-style-asian="italic" style:font-style-complex="italic"/>
    </style:style>
    <style:style style:name="T371" style:family="text">
      <style:text-properties fo:font-style="italic" officeooo:rsid="006c1d47" style:font-style-asian="italic" style:font-style-complex="italic"/>
    </style:style>
    <style:style style:name="T372" style:family="text">
      <style:text-properties fo:font-style="italic" officeooo:rsid="00e09913" style:font-style-asian="italic" style:font-style-complex="italic"/>
    </style:style>
    <style:style style:name="T373" style:family="text">
      <style:text-properties fo:font-style="italic" officeooo:rsid="005b5cd3" style:font-style-asian="italic" style:font-style-complex="italic"/>
    </style:style>
    <style:style style:name="T374" style:family="text">
      <style:text-properties fo:font-style="italic" officeooo:rsid="0034ed8b" style:font-style-asian="italic" style:font-style-complex="italic"/>
    </style:style>
    <style:style style:name="T375" style:family="text">
      <style:text-properties fo:font-style="italic" officeooo:rsid="00367935" style:font-style-asian="italic" style:font-style-complex="italic"/>
    </style:style>
    <style:style style:name="T376" style:family="text">
      <style:text-properties fo:font-style="italic" officeooo:rsid="003b4e50" style:font-style-asian="italic" style:font-style-complex="italic"/>
    </style:style>
    <style:style style:name="T377" style:family="text">
      <style:text-properties fo:font-style="italic" officeooo:rsid="01758a0f" style:font-style-asian="italic" style:font-style-complex="italic"/>
    </style:style>
    <style:style style:name="T378" style:family="text">
      <style:text-properties fo:font-style="italic" officeooo:rsid="0080477a" style:font-style-asian="italic" style:font-style-complex="italic"/>
    </style:style>
    <style:style style:name="T379" style:family="text">
      <style:text-properties fo:font-style="italic" officeooo:rsid="01113d34" style:font-style-asian="italic" style:font-style-complex="italic"/>
    </style:style>
    <style:style style:name="T380" style:family="text">
      <style:text-properties fo:font-style="italic" officeooo:rsid="018c0d5b" style:font-style-asian="italic" style:font-style-complex="italic"/>
    </style:style>
    <style:style style:name="T381" style:family="text">
      <style:text-properties fo:font-style="italic" officeooo:rsid="01c64853" style:font-style-asian="italic" style:font-style-complex="italic"/>
    </style:style>
    <style:style style:name="T382" style:family="text">
      <style:text-properties fo:font-style="italic" officeooo:rsid="01d9cd4e" style:font-style-asian="italic" style:font-style-complex="italic"/>
    </style:style>
    <style:style style:name="T383" style:family="text">
      <style:text-properties fo:font-style="italic" officeooo:rsid="01dc67de" style:font-style-asian="italic" style:font-style-complex="italic"/>
    </style:style>
    <style:style style:name="T384" style:family="text">
      <style:text-properties fo:font-style="italic" officeooo:rsid="01ec8e18" style:font-style-asian="italic" style:font-style-complex="italic"/>
    </style:style>
    <style:style style:name="T385" style:family="text">
      <style:text-properties fo:font-style="italic" officeooo:rsid="019e70b3" style:font-style-asian="italic" style:font-style-complex="italic"/>
    </style:style>
    <style:style style:name="T386" style:family="text">
      <style:text-properties fo:font-style="italic" officeooo:rsid="02685e01" style:font-style-asian="italic" style:font-style-complex="italic"/>
    </style:style>
    <style:style style:name="T387" style:family="text">
      <style:text-properties fo:font-style="italic" officeooo:rsid="026b5506" style:font-style-asian="italic" style:font-style-complex="italic"/>
    </style:style>
    <style:style style:name="T388" style:family="text">
      <style:text-properties fo:font-style="italic" officeooo:rsid="0288fb00" style:font-style-asian="italic" style:font-style-complex="italic"/>
    </style:style>
    <style:style style:name="T389" style:family="text">
      <style:text-properties fo:font-style="italic" officeooo:rsid="02ccc8f6" style:font-style-asian="italic" style:font-style-complex="italic"/>
    </style:style>
    <style:style style:name="T390" style:family="text">
      <style:text-properties fo:font-style="italic" officeooo:rsid="0069ae25" style:font-style-asian="italic" style:font-style-complex="italic"/>
    </style:style>
    <style:style style:name="T391" style:family="text">
      <style:text-properties fo:font-style="italic" officeooo:rsid="0022c018" style:font-style-asian="italic" style:font-style-complex="italic"/>
    </style:style>
    <style:style style:name="T392" style:family="text">
      <style:text-properties fo:font-style="italic" officeooo:rsid="02efc49c" style:font-style-asian="italic" style:font-style-complex="italic"/>
    </style:style>
    <style:style style:name="T393" style:family="text">
      <style:text-properties fo:font-style="italic" officeooo:rsid="02ec089f" style:font-style-asian="italic" style:font-style-complex="italic"/>
    </style:style>
    <style:style style:name="T394" style:family="text">
      <style:text-properties fo:font-style="italic" officeooo:rsid="032c4fdc" style:font-style-asian="italic" style:font-style-complex="italic"/>
    </style:style>
    <style:style style:name="T395" style:family="text">
      <style:text-properties fo:font-style="italic" officeooo:rsid="0335ea2c" style:font-style-asian="italic" style:font-style-complex="italic"/>
    </style:style>
    <style:style style:name="T396" style:family="text">
      <style:text-properties fo:font-style="italic" officeooo:rsid="0346a444" style:font-style-asian="italic" style:font-style-complex="italic"/>
    </style:style>
    <style:style style:name="T397" style:family="text">
      <style:text-properties fo:font-style="italic" officeooo:rsid="03a24854" style:font-style-asian="italic" style:font-style-complex="italic"/>
    </style:style>
    <style:style style:name="T398" style:family="text">
      <style:text-properties fo:font-style="italic" officeooo:rsid="03804bbd" style:font-style-asian="italic" style:font-style-complex="italic"/>
    </style:style>
    <style:style style:name="T399" style:family="text">
      <style:text-properties fo:font-style="italic" officeooo:rsid="03aaef44" style:font-style-asian="italic" style:font-style-complex="italic"/>
    </style:style>
    <style:style style:name="T40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02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03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04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5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0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0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0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0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1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1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1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1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14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1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1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1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18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19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20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2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2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23" style:family="text">
      <style:text-properties fo:font-style="italic" style:text-underline-style="none" style:font-style-asian="italic" style:font-style-complex="italic"/>
    </style:style>
    <style:style style:name="T424" style:family="text">
      <style:text-properties fo:font-style="italic" style:text-underline-style="none" officeooo:rsid="00baae4f" style:font-style-asian="italic" style:font-style-complex="italic"/>
    </style:style>
    <style:style style:name="T425" style:family="text">
      <style:text-properties fo:font-style="italic" style:text-underline-style="none" officeooo:rsid="00d708a6" style:font-style-asian="italic" style:font-style-complex="italic"/>
    </style:style>
    <style:style style:name="T426" style:family="text">
      <style:text-properties fo:font-style="italic" style:text-underline-style="none" officeooo:rsid="00beb82f" style:font-style-asian="italic" style:font-style-complex="italic"/>
    </style:style>
    <style:style style:name="T427" style:family="text">
      <style:text-properties fo:font-style="italic" style:text-underline-style="none" officeooo:rsid="00d9c9e4" style:font-style-asian="italic" style:font-style-complex="italic"/>
    </style:style>
    <style:style style:name="T428" style:family="text">
      <style:text-properties fo:font-style="italic" style:text-underline-style="none" officeooo:rsid="00f55bb2" style:font-style-asian="italic" style:font-style-complex="italic"/>
    </style:style>
    <style:style style:name="T429" style:family="text">
      <style:text-properties fo:font-style="italic" style:text-underline-style="none" officeooo:rsid="00f74e17" style:font-style-asian="italic" style:font-style-complex="italic"/>
    </style:style>
    <style:style style:name="T430" style:family="text">
      <style:text-properties fo:font-style="italic" style:text-underline-style="none" officeooo:rsid="00fde6f2" style:font-style-asian="italic" style:font-style-complex="italic"/>
    </style:style>
    <style:style style:name="T431" style:family="text">
      <style:text-properties fo:font-style="italic" style:text-underline-style="none" officeooo:rsid="0130fd48" style:font-style-asian="italic" style:font-style-complex="italic"/>
    </style:style>
    <style:style style:name="T432" style:family="text">
      <style:text-properties fo:font-style="italic" style:text-underline-style="none" officeooo:rsid="013401b3" style:font-style-asian="italic" style:font-style-complex="italic"/>
    </style:style>
    <style:style style:name="T433" style:family="text">
      <style:text-properties fo:font-style="italic" style:text-underline-style="none" officeooo:rsid="013f3c54" style:font-style-asian="italic" style:font-style-complex="italic"/>
    </style:style>
    <style:style style:name="T434" style:family="text">
      <style:text-properties fo:font-style="italic" style:text-underline-style="none" officeooo:rsid="00bfa17d" style:font-style-asian="italic" style:font-style-complex="italic"/>
    </style:style>
    <style:style style:name="T435" style:family="text">
      <style:text-properties fo:font-style="italic" style:text-underline-style="none" officeooo:rsid="02a94de9" style:font-style-asian="italic" style:font-style-complex="italic"/>
    </style:style>
    <style:style style:name="T436" style:family="text">
      <style:text-properties fo:font-style="italic" style:text-underline-style="none" officeooo:rsid="00bbbf73" style:font-style-asian="italic" style:font-style-complex="italic"/>
    </style:style>
    <style:style style:name="T437" style:family="text">
      <style:text-properties fo:font-style="italic" style:text-underline-style="none" officeooo:rsid="00a639f7" style:font-style-asian="italic" style:font-style-complex="italic"/>
    </style:style>
    <style:style style:name="T438" style:family="text">
      <style:text-properties fo:font-style="italic" style:text-underline-style="none" officeooo:rsid="00bd11a0" style:font-style-asian="italic" style:font-style-complex="italic"/>
    </style:style>
    <style:style style:name="T4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4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44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44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44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44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44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44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44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44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50" style:family="text">
      <style:text-properties officeooo:rsid="00205d85"/>
    </style:style>
    <style:style style:name="T451" style:family="text">
      <style:text-properties officeooo:rsid="0027fcfd"/>
    </style:style>
    <style:style style:name="T452" style:family="text">
      <style:text-properties officeooo:rsid="0029525d"/>
    </style:style>
    <style:style style:name="T453" style:family="text">
      <style:text-properties officeooo:rsid="0034ed8b"/>
    </style:style>
    <style:style style:name="T454" style:family="text">
      <style:text-properties officeooo:rsid="00367935"/>
    </style:style>
    <style:style style:name="T455" style:family="text">
      <style:text-properties officeooo:rsid="00398ddf"/>
    </style:style>
    <style:style style:name="T456" style:family="text">
      <style:text-properties officeooo:rsid="003b4e50"/>
    </style:style>
    <style:style style:name="T4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5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6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6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6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6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6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6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6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6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6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6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7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7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7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7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7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7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7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7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7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7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8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81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82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83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84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85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486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487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48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8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90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9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92" style:family="text">
      <style:text-properties fo:font-style="normal" style:text-underline-style="none" style:font-style-asian="normal" style:font-style-complex="normal"/>
    </style:style>
    <style:style style:name="T493" style:family="text">
      <style:text-properties fo:font-style="normal" style:text-underline-style="none" officeooo:rsid="00a8a4b1" style:font-style-asian="normal" style:font-style-complex="normal"/>
    </style:style>
    <style:style style:name="T494" style:family="text">
      <style:text-properties fo:font-style="normal" style:text-underline-style="none" officeooo:rsid="00ba4170" style:font-style-asian="normal" style:font-style-complex="normal"/>
    </style:style>
    <style:style style:name="T495" style:family="text">
      <style:text-properties fo:font-style="normal" style:text-underline-style="none" officeooo:rsid="00b1e303" style:font-style-asian="normal" style:font-style-complex="normal"/>
    </style:style>
    <style:style style:name="T496" style:family="text">
      <style:text-properties fo:font-style="normal" style:text-underline-style="none" officeooo:rsid="00baae4f" style:font-style-asian="normal" style:font-style-complex="normal"/>
    </style:style>
    <style:style style:name="T497" style:family="text">
      <style:text-properties fo:font-style="normal" style:text-underline-style="none" officeooo:rsid="00bbbf73" style:font-style-asian="normal" style:font-style-complex="normal"/>
    </style:style>
    <style:style style:name="T498" style:family="text">
      <style:text-properties fo:font-style="normal" style:text-underline-style="none" officeooo:rsid="00be4749" style:font-style-asian="normal" style:font-style-complex="normal"/>
    </style:style>
    <style:style style:name="T499" style:family="text">
      <style:text-properties fo:font-style="normal" style:text-underline-style="none" officeooo:rsid="00d139a0" style:font-style-asian="normal" style:font-style-complex="normal"/>
    </style:style>
    <style:style style:name="T500" style:family="text">
      <style:text-properties fo:font-style="normal" style:text-underline-style="none" officeooo:rsid="00d1487d" style:font-style-asian="normal" style:font-style-complex="normal"/>
    </style:style>
    <style:style style:name="T501" style:family="text">
      <style:text-properties fo:font-style="normal" style:text-underline-style="none" officeooo:rsid="00d2fc06" style:font-style-asian="normal" style:font-style-complex="normal"/>
    </style:style>
    <style:style style:name="T502" style:family="text">
      <style:text-properties fo:font-style="normal" style:text-underline-style="none" officeooo:rsid="00d40111" style:font-style-asian="normal" style:font-style-complex="normal"/>
    </style:style>
    <style:style style:name="T503" style:family="text">
      <style:text-properties fo:font-style="normal" style:text-underline-style="none" officeooo:rsid="00d4c5ce" style:font-style-asian="normal" style:font-style-complex="normal"/>
    </style:style>
    <style:style style:name="T504" style:family="text">
      <style:text-properties fo:font-style="normal" style:text-underline-style="none" officeooo:rsid="00d708a6" style:font-style-asian="normal" style:font-style-complex="normal"/>
    </style:style>
    <style:style style:name="T505" style:family="text">
      <style:text-properties fo:font-style="normal" style:text-underline-style="none" officeooo:rsid="00d77d7d" style:font-style-asian="normal" style:font-style-complex="normal"/>
    </style:style>
    <style:style style:name="T506" style:family="text">
      <style:text-properties fo:font-style="normal" style:text-underline-style="none" officeooo:rsid="00d83381" style:font-style-asian="normal" style:font-style-complex="normal"/>
    </style:style>
    <style:style style:name="T507" style:family="text">
      <style:text-properties fo:font-style="normal" style:text-underline-style="none" officeooo:rsid="00d75809" style:font-style-asian="normal" style:font-style-complex="normal"/>
    </style:style>
    <style:style style:name="T508" style:family="text">
      <style:text-properties fo:font-style="normal" style:text-underline-style="none" officeooo:rsid="00dd6c8d" style:font-style-asian="normal" style:font-style-complex="normal"/>
    </style:style>
    <style:style style:name="T509" style:family="text">
      <style:text-properties fo:font-style="normal" style:text-underline-style="none" officeooo:rsid="00dedcd7" style:font-style-asian="normal" style:font-style-complex="normal"/>
    </style:style>
    <style:style style:name="T510" style:family="text">
      <style:text-properties fo:font-style="normal" style:text-underline-style="none" officeooo:rsid="00beb82f" style:font-style-asian="normal" style:font-style-complex="normal"/>
    </style:style>
    <style:style style:name="T511" style:family="text">
      <style:text-properties fo:font-style="normal" style:text-underline-style="none" officeooo:rsid="00e4290b" style:font-style-asian="normal" style:font-style-complex="normal"/>
    </style:style>
    <style:style style:name="T512" style:family="text">
      <style:text-properties fo:font-style="normal" style:text-underline-style="none" officeooo:rsid="00eb50e0" style:font-style-asian="normal" style:font-style-complex="normal"/>
    </style:style>
    <style:style style:name="T513" style:family="text">
      <style:text-properties fo:font-style="normal" style:text-underline-style="none" officeooo:rsid="00d9c9e4" style:font-style-asian="normal" style:font-style-complex="normal"/>
    </style:style>
    <style:style style:name="T514" style:family="text">
      <style:text-properties fo:font-style="normal" style:text-underline-style="none" officeooo:rsid="00ec1e8c" style:font-style-asian="normal" style:font-style-complex="normal"/>
    </style:style>
    <style:style style:name="T515" style:family="text">
      <style:text-properties fo:font-style="normal" style:text-underline-style="none" officeooo:rsid="00f0f7f8" style:font-style-asian="normal" style:font-style-complex="normal"/>
    </style:style>
    <style:style style:name="T516" style:family="text">
      <style:text-properties fo:font-style="normal" style:text-underline-style="none" officeooo:rsid="00f2503e" style:font-style-asian="normal" style:font-style-complex="normal"/>
    </style:style>
    <style:style style:name="T517" style:family="text">
      <style:text-properties fo:font-style="normal" style:text-underline-style="none" officeooo:rsid="00f5260b" style:font-style-asian="normal" style:font-style-complex="normal"/>
    </style:style>
    <style:style style:name="T518" style:family="text">
      <style:text-properties fo:font-style="normal" style:text-underline-style="none" officeooo:rsid="00f55bb2" style:font-style-asian="normal" style:font-style-complex="normal"/>
    </style:style>
    <style:style style:name="T519" style:family="text">
      <style:text-properties fo:font-style="normal" style:text-underline-style="none" officeooo:rsid="00f74e17" style:font-style-asian="normal" style:font-style-complex="normal"/>
    </style:style>
    <style:style style:name="T520" style:family="text">
      <style:text-properties fo:font-style="normal" style:text-underline-style="none" officeooo:rsid="00fbef0d" style:font-style-asian="normal" style:font-style-complex="normal"/>
    </style:style>
    <style:style style:name="T521" style:family="text">
      <style:text-properties fo:font-style="normal" style:text-underline-style="none" officeooo:rsid="00fde6f2" style:font-style-asian="normal" style:font-style-complex="normal"/>
    </style:style>
    <style:style style:name="T522" style:family="text">
      <style:text-properties fo:font-style="normal" style:text-underline-style="none" officeooo:rsid="010185dc" style:font-style-asian="normal" style:font-style-complex="normal"/>
    </style:style>
    <style:style style:name="T523" style:family="text">
      <style:text-properties fo:font-style="normal" style:text-underline-style="none" officeooo:rsid="0103be48" style:font-style-asian="normal" style:font-style-complex="normal"/>
    </style:style>
    <style:style style:name="T524" style:family="text">
      <style:text-properties fo:font-style="normal" style:text-underline-style="none" officeooo:rsid="010c486e" style:font-style-asian="normal" style:font-style-complex="normal"/>
    </style:style>
    <style:style style:name="T525" style:family="text">
      <style:text-properties fo:font-style="normal" style:text-underline-style="none" officeooo:rsid="010db770" style:font-style-asian="normal" style:font-style-complex="normal"/>
    </style:style>
    <style:style style:name="T526" style:family="text">
      <style:text-properties fo:font-style="normal" style:text-underline-style="none" officeooo:rsid="011cabfd" style:font-style-asian="normal" style:font-style-complex="normal"/>
    </style:style>
    <style:style style:name="T527" style:family="text">
      <style:text-properties fo:font-style="normal" style:text-underline-style="none" officeooo:rsid="011d9595" style:font-style-asian="normal" style:font-style-complex="normal"/>
    </style:style>
    <style:style style:name="T528" style:family="text">
      <style:text-properties fo:font-style="normal" style:text-underline-style="none" officeooo:rsid="011fc384" style:font-style-asian="normal" style:font-style-complex="normal"/>
    </style:style>
    <style:style style:name="T529" style:family="text">
      <style:text-properties fo:font-style="normal" style:text-underline-style="none" officeooo:rsid="012dfde8" style:font-style-asian="normal" style:font-style-complex="normal"/>
    </style:style>
    <style:style style:name="T530" style:family="text">
      <style:text-properties fo:font-style="normal" style:text-underline-style="none" officeooo:rsid="0130fd48" style:font-style-asian="normal" style:font-style-complex="normal"/>
    </style:style>
    <style:style style:name="T531" style:family="text">
      <style:text-properties fo:font-style="normal" style:text-underline-style="none" officeooo:rsid="013282b3" style:font-style-asian="normal" style:font-style-complex="normal"/>
    </style:style>
    <style:style style:name="T532" style:family="text">
      <style:text-properties fo:font-style="normal" style:text-underline-style="none" officeooo:rsid="013401b3" style:font-style-asian="normal" style:font-style-complex="normal"/>
    </style:style>
    <style:style style:name="T533" style:family="text">
      <style:text-properties fo:font-style="normal" style:text-underline-style="none" officeooo:rsid="013a8584" style:font-style-asian="normal" style:font-style-complex="normal"/>
    </style:style>
    <style:style style:name="T534" style:family="text">
      <style:text-properties fo:font-style="normal" style:text-underline-style="none" officeooo:rsid="013f3c54" style:font-style-asian="normal" style:font-style-complex="normal"/>
    </style:style>
    <style:style style:name="T535" style:family="text">
      <style:text-properties fo:font-style="normal" style:text-underline-style="none" officeooo:rsid="013e347a" style:font-style-asian="normal" style:font-style-complex="normal"/>
    </style:style>
    <style:style style:name="T536" style:family="text">
      <style:text-properties fo:font-style="normal" style:text-underline-style="none" officeooo:rsid="01408f03" style:font-style-asian="normal" style:font-style-complex="normal"/>
    </style:style>
    <style:style style:name="T537" style:family="text">
      <style:text-properties fo:font-style="normal" style:text-underline-style="none" officeooo:rsid="013cc971" style:font-style-asian="normal" style:font-style-complex="normal"/>
    </style:style>
    <style:style style:name="T538" style:family="text">
      <style:text-properties fo:font-style="normal" style:text-underline-style="none" officeooo:rsid="0150aafa" style:font-style-asian="normal" style:font-style-complex="normal"/>
    </style:style>
    <style:style style:name="T539" style:family="text">
      <style:text-properties fo:font-style="normal" style:text-underline-style="none" officeooo:rsid="0152f194" style:font-style-asian="normal" style:font-style-complex="normal"/>
    </style:style>
    <style:style style:name="T540" style:family="text">
      <style:text-properties fo:font-style="normal" style:text-underline-style="none" officeooo:rsid="0157e2d4" style:font-style-asian="normal" style:font-style-complex="normal"/>
    </style:style>
    <style:style style:name="T541" style:family="text">
      <style:text-properties fo:font-style="normal" style:text-underline-style="none" officeooo:rsid="015c452a" style:font-style-asian="normal" style:font-style-complex="normal"/>
    </style:style>
    <style:style style:name="T542" style:family="text">
      <style:text-properties fo:font-style="normal" style:text-underline-style="none" officeooo:rsid="0176ee1b" style:font-style-asian="normal" style:font-style-complex="normal"/>
    </style:style>
    <style:style style:name="T543" style:family="text">
      <style:text-properties fo:font-style="normal" style:text-underline-style="none" officeooo:rsid="02b807dc" style:font-style-asian="normal" style:font-style-complex="normal"/>
    </style:style>
    <style:style style:name="T544" style:family="text">
      <style:text-properties fo:font-style="normal" style:text-underline-style="none" officeooo:rsid="00bd11a0" style:font-style-asian="normal" style:font-style-complex="normal"/>
    </style:style>
    <style:style style:name="T545" style:family="text">
      <style:text-properties fo:font-style="normal" style:text-underline-style="none" officeooo:rsid="02edc963" style:font-style-asian="normal" style:font-style-complex="normal"/>
    </style:style>
    <style:style style:name="T546" style:family="text">
      <style:text-properties fo:font-style="normal" style:font-style-asian="normal" style:font-style-complex="normal"/>
    </style:style>
    <style:style style:name="T547" style:family="text">
      <style:text-properties fo:font-style="normal" officeooo:rsid="00524926" style:font-style-asian="normal" style:font-style-complex="normal"/>
    </style:style>
    <style:style style:name="T548" style:family="text">
      <style:text-properties fo:font-style="normal" officeooo:rsid="0033fbdf" style:font-style-asian="normal" style:font-style-complex="normal"/>
    </style:style>
    <style:style style:name="T549" style:family="text">
      <style:text-properties fo:font-style="normal" officeooo:rsid="0034ed8b" style:font-style-asian="normal" style:font-style-complex="normal"/>
    </style:style>
    <style:style style:name="T550" style:family="text">
      <style:text-properties fo:font-style="normal" officeooo:rsid="0052a33a" style:font-style-asian="normal" style:font-style-complex="normal"/>
    </style:style>
    <style:style style:name="T551" style:family="text">
      <style:text-properties fo:font-style="normal" officeooo:rsid="0092f82d" style:font-style-asian="normal" style:font-style-complex="normal"/>
    </style:style>
    <style:style style:name="T552" style:family="text">
      <style:text-properties fo:font-style="normal" officeooo:rsid="00c6421c" style:font-style-asian="normal" style:font-style-complex="normal"/>
    </style:style>
    <style:style style:name="T553" style:family="text">
      <style:text-properties fo:font-style="normal" officeooo:rsid="00cc5bce" style:font-style-asian="normal" style:font-style-complex="normal"/>
    </style:style>
    <style:style style:name="T554" style:family="text">
      <style:text-properties fo:font-style="normal" officeooo:rsid="0106c767" style:font-style-asian="normal" style:font-style-complex="normal"/>
    </style:style>
    <style:style style:name="T555" style:family="text">
      <style:text-properties fo:font-style="normal" officeooo:rsid="0164a6ee" style:font-style-asian="normal" style:font-style-complex="normal"/>
    </style:style>
    <style:style style:name="T556" style:family="text">
      <style:text-properties fo:font-style="normal" officeooo:rsid="0168d8d5" style:font-style-asian="normal" style:font-style-complex="normal"/>
    </style:style>
    <style:style style:name="T557" style:family="text">
      <style:text-properties fo:font-style="normal" officeooo:rsid="0179221f" style:font-style-asian="normal" style:font-style-complex="normal"/>
    </style:style>
    <style:style style:name="T558" style:family="text">
      <style:text-properties fo:font-style="normal" officeooo:rsid="017941db" style:font-style-asian="normal" style:font-style-complex="normal"/>
    </style:style>
    <style:style style:name="T559" style:family="text">
      <style:text-properties fo:font-style="normal" officeooo:rsid="017a7161" style:font-style-asian="normal" style:font-style-complex="normal"/>
    </style:style>
    <style:style style:name="T560" style:family="text">
      <style:text-properties fo:font-style="normal" officeooo:rsid="0288fb00" style:font-style-asian="normal" style:font-style-complex="normal"/>
    </style:style>
    <style:style style:name="T561" style:family="text">
      <style:text-properties fo:font-style="normal" officeooo:rsid="02f2e947" style:font-style-asian="normal" style:font-style-complex="normal"/>
    </style:style>
    <style:style style:name="T562" style:family="text">
      <style:text-properties fo:font-style="normal" officeooo:rsid="02edc963" style:font-style-asian="normal" style:font-style-complex="normal"/>
    </style:style>
    <style:style style:name="T563" style:family="text">
      <style:text-properties fo:font-style="normal" officeooo:rsid="03355d74" style:font-style-asian="normal" style:font-style-complex="normal"/>
    </style:style>
    <style:style style:name="T564" style:family="text">
      <style:text-properties fo:font-style="normal" officeooo:rsid="0335ea2c" style:font-style-asian="normal" style:font-style-complex="normal"/>
    </style:style>
    <style:style style:name="T565" style:family="text">
      <style:text-properties fo:font-style="normal" officeooo:rsid="0346a444" style:font-style-asian="normal" style:font-style-complex="normal"/>
    </style:style>
    <style:style style:name="T566" style:family="text">
      <style:text-properties fo:font-style="normal" officeooo:rsid="0347bb43" style:font-style-asian="normal" style:font-style-complex="normal"/>
    </style:style>
    <style:style style:name="T567" style:family="text">
      <style:text-properties fo:font-style="normal" officeooo:rsid="03343ce6" style:font-style-asian="normal" style:font-style-complex="normal"/>
    </style:style>
    <style:style style:name="T568" style:family="text">
      <style:text-properties fo:font-style="normal" officeooo:rsid="034dbe4d" style:font-style-asian="normal" style:font-style-complex="normal"/>
    </style:style>
    <style:style style:name="T569" style:family="text">
      <style:text-properties fo:font-style="normal" officeooo:rsid="034f33b6" style:font-style-asian="normal" style:font-style-complex="normal"/>
    </style:style>
    <style:style style:name="T570" style:family="text">
      <style:text-properties fo:font-style="normal" officeooo:rsid="035051aa" style:font-style-asian="normal" style:font-style-complex="normal"/>
    </style:style>
    <style:style style:name="T571" style:family="text">
      <style:text-properties fo:font-style="normal" officeooo:rsid="035de550" style:font-style-asian="normal" style:font-style-complex="normal"/>
    </style:style>
    <style:style style:name="T572" style:family="text">
      <style:text-properties fo:font-style="normal" officeooo:rsid="0364e15d" style:font-style-asian="normal" style:font-style-complex="normal"/>
    </style:style>
    <style:style style:name="T573" style:family="text">
      <style:text-properties fo:font-style="normal" officeooo:rsid="033e56cf" style:font-style-asian="normal" style:font-style-complex="normal"/>
    </style:style>
    <style:style style:name="T574" style:family="text">
      <style:text-properties fo:font-style="normal" officeooo:rsid="0367f8e1" style:font-style-asian="normal" style:font-style-complex="normal"/>
    </style:style>
    <style:style style:name="T575" style:family="text">
      <style:text-properties fo:font-style="normal" officeooo:rsid="0369854f" style:font-style-asian="normal" style:font-style-complex="normal"/>
    </style:style>
    <style:style style:name="T57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7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7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7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80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581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582" style:family="text">
      <style:text-properties officeooo:rsid="004d4d0b"/>
    </style:style>
    <style:style style:name="T583" style:family="text">
      <style:text-properties officeooo:rsid="0013268f"/>
    </style:style>
    <style:style style:name="T584" style:family="text">
      <style:text-properties officeooo:rsid="004f4350"/>
    </style:style>
    <style:style style:name="T585" style:family="text">
      <style:text-properties officeooo:rsid="00501b3c"/>
    </style:style>
    <style:style style:name="T586" style:family="text">
      <style:text-properties officeooo:rsid="00147dd9"/>
    </style:style>
    <style:style style:name="T587" style:family="text">
      <style:text-properties officeooo:rsid="005521a3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officeooo:rsid="005f7223" style:font-weight-asian="bold" style:font-weight-complex="bold"/>
    </style:style>
    <style:style style:name="T590" style:family="text">
      <style:text-properties fo:font-weight="bold" officeooo:rsid="01871851" style:font-weight-asian="bold" style:font-weight-complex="bold"/>
    </style:style>
    <style:style style:name="T591" style:family="text">
      <style:text-properties fo:font-weight="bold" officeooo:rsid="02070606" style:font-weight-asian="bold" style:font-weight-complex="bold"/>
    </style:style>
    <style:style style:name="T592" style:family="text">
      <style:text-properties fo:font-weight="bold" officeooo:rsid="0206e857" style:font-weight-asian="bold" style:font-weight-complex="bold"/>
    </style:style>
    <style:style style:name="T593" style:family="text">
      <style:text-properties fo:font-weight="bold" officeooo:rsid="03153caa" style:font-weight-asian="bold" style:font-weight-complex="bold"/>
    </style:style>
    <style:style style:name="T594" style:family="text">
      <style:text-properties fo:font-weight="bold" officeooo:rsid="03429aa5" style:font-weight-asian="bold" style:font-weight-complex="bold"/>
    </style:style>
    <style:style style:name="T595" style:family="text">
      <style:text-properties fo:font-weight="bold" officeooo:rsid="0356cf1b" style:font-weight-asian="bold" style:font-weight-complex="bold"/>
    </style:style>
    <style:style style:name="T596" style:family="text">
      <style:text-properties officeooo:rsid="005b5f51"/>
    </style:style>
    <style:style style:name="T597" style:family="text">
      <style:text-properties officeooo:rsid="005d12fa"/>
    </style:style>
    <style:style style:name="T598" style:family="text">
      <style:text-properties officeooo:rsid="005f7223"/>
    </style:style>
    <style:style style:name="T599" style:family="text">
      <style:text-properties style:text-underline-style="none"/>
    </style:style>
    <style:style style:name="T600" style:family="text">
      <style:text-properties style:text-underline-style="none" fo:font-weight="normal" style:font-weight-asian="normal" style:font-weight-complex="normal"/>
    </style:style>
    <style:style style:name="T601" style:family="text">
      <style:text-properties style:text-underline-style="none" fo:font-weight="normal" officeooo:rsid="00721e09" style:font-weight-asian="normal" style:font-weight-complex="normal"/>
    </style:style>
    <style:style style:name="T602" style:family="text">
      <style:text-properties style:text-underline-style="none" fo:font-weight="normal" officeooo:rsid="00722a19" style:font-weight-asian="normal" style:font-weight-complex="normal"/>
    </style:style>
    <style:style style:name="T603" style:family="text">
      <style:text-properties style:text-underline-style="none" fo:font-weight="normal" officeooo:rsid="006a9ead" style:font-weight-asian="normal" style:font-weight-complex="normal"/>
    </style:style>
    <style:style style:name="T604" style:family="text">
      <style:text-properties style:text-underline-style="none" fo:font-weight="normal" officeooo:rsid="00a639f7" style:font-weight-asian="normal" style:font-weight-complex="normal"/>
    </style:style>
    <style:style style:name="T605" style:family="text">
      <style:text-properties style:text-underline-style="none" fo:font-weight="normal" officeooo:rsid="00a69bec" style:font-weight-asian="normal" style:font-weight-complex="normal"/>
    </style:style>
    <style:style style:name="T606" style:family="text">
      <style:text-properties style:text-underline-style="none" fo:font-weight="normal" officeooo:rsid="009e29ef" style:font-weight-asian="normal" style:font-weight-complex="normal"/>
    </style:style>
    <style:style style:name="T607" style:family="text">
      <style:text-properties style:text-underline-style="none" fo:font-weight="normal" officeooo:rsid="00a75993" style:font-weight-asian="normal" style:font-weight-complex="normal"/>
    </style:style>
    <style:style style:name="T608" style:family="text">
      <style:text-properties style:text-underline-style="none" fo:font-weight="normal" officeooo:rsid="00e7b674" style:font-weight-asian="normal" style:font-weight-complex="normal"/>
    </style:style>
    <style:style style:name="T609" style:family="text">
      <style:text-properties style:text-underline-style="none" fo:font-weight="normal" officeooo:rsid="0123bb39" style:font-weight-asian="normal" style:font-weight-complex="normal"/>
    </style:style>
    <style:style style:name="T610" style:family="text">
      <style:text-properties style:text-underline-style="none" fo:font-weight="normal" officeooo:rsid="02e59398" style:font-weight-asian="normal" style:font-weight-complex="normal"/>
    </style:style>
    <style:style style:name="T611" style:family="text">
      <style:text-properties style:text-underline-style="none" fo:font-weight="normal" officeooo:rsid="0043121f" style:font-weight-asian="normal" style:font-weight-complex="normal"/>
    </style:style>
    <style:style style:name="T612" style:family="text">
      <style:text-properties style:text-underline-style="none" fo:font-weight="bold" style:font-weight-asian="bold" style:font-weight-complex="bold"/>
    </style:style>
    <style:style style:name="T613" style:family="text">
      <style:text-properties style:text-underline-style="none" fo:font-weight="bold" officeooo:rsid="00a75993" style:font-weight-asian="bold" style:font-weight-complex="bold"/>
    </style:style>
    <style:style style:name="T614" style:family="text">
      <style:text-properties style:text-underline-style="none" fo:font-weight="bold" officeooo:rsid="013013d9" style:font-weight-asian="bold" style:font-weight-complex="bold"/>
    </style:style>
    <style:style style:name="T615" style:family="text">
      <style:text-properties style:text-underline-style="none" fo:font-weight="bold" officeooo:rsid="01408f03" style:font-weight-asian="bold" style:font-weight-complex="bold"/>
    </style:style>
    <style:style style:name="T616" style:family="text">
      <style:text-properties style:text-underline-style="none" officeooo:rsid="00bbbf73"/>
    </style:style>
    <style:style style:name="T617" style:family="text">
      <style:text-properties style:text-underline-style="none" officeooo:rsid="00d40111"/>
    </style:style>
    <style:style style:name="T618" style:family="text">
      <style:text-properties style:text-underline-style="none" officeooo:rsid="00d708a6"/>
    </style:style>
    <style:style style:name="T619" style:family="text">
      <style:text-properties style:text-underline-style="none" officeooo:rsid="00d5826a"/>
    </style:style>
    <style:style style:name="T620" style:family="text">
      <style:text-properties style:text-underline-style="none" officeooo:rsid="00d9c9e4"/>
    </style:style>
    <style:style style:name="T621" style:family="text">
      <style:text-properties style:text-underline-style="none" officeooo:rsid="00ec1e8c"/>
    </style:style>
    <style:style style:name="T622" style:family="text">
      <style:text-properties style:text-underline-style="none" officeooo:rsid="00fde6f2"/>
    </style:style>
    <style:style style:name="T623" style:family="text">
      <style:text-properties style:text-underline-style="none" officeooo:rsid="013013d9"/>
    </style:style>
    <style:style style:name="T624" style:family="text">
      <style:text-properties style:text-underline-style="none" officeooo:rsid="0137af9f"/>
    </style:style>
    <style:style style:name="T625" style:family="text">
      <style:text-properties style:text-underline-style="none" officeooo:rsid="013282b3"/>
    </style:style>
    <style:style style:name="T626" style:family="text">
      <style:text-properties style:text-underline-style="none" officeooo:rsid="01408f03"/>
    </style:style>
    <style:style style:name="T627" style:family="text">
      <style:text-properties style:text-underline-style="none" officeooo:rsid="01416cb6"/>
    </style:style>
    <style:style style:name="T628" style:family="text">
      <style:text-properties style:text-underline-style="none" officeooo:rsid="01435f2a"/>
    </style:style>
    <style:style style:name="T629" style:family="text">
      <style:text-properties style:text-underline-style="none" officeooo:rsid="015f15fe"/>
    </style:style>
    <style:style style:name="T630" style:family="text">
      <style:text-properties officeooo:rsid="00722a19"/>
    </style:style>
    <style:style style:name="T631" style:family="text">
      <style:text-properties officeooo:rsid="0082538a"/>
    </style:style>
    <style:style style:name="T632" style:family="text">
      <style:text-properties officeooo:rsid="008a06de"/>
    </style:style>
    <style:style style:name="T633" style:family="text">
      <style:text-properties officeooo:rsid="00937b11"/>
    </style:style>
    <style:style style:name="T634" style:family="text">
      <style:text-properties officeooo:rsid="0093b191"/>
    </style:style>
    <style:style style:name="T635" style:family="text">
      <style:text-properties officeooo:rsid="00b502cc"/>
    </style:style>
    <style:style style:name="T636" style:family="text">
      <style:text-properties officeooo:rsid="00ba4170"/>
    </style:style>
    <style:style style:name="T637" style:family="text">
      <style:text-properties officeooo:rsid="00bbbf73"/>
    </style:style>
    <style:style style:name="T638" style:family="text">
      <style:text-properties officeooo:rsid="00bd3f9d"/>
    </style:style>
    <style:style style:name="T639" style:family="text">
      <style:text-properties officeooo:rsid="00beb82f"/>
    </style:style>
    <style:style style:name="T640" style:family="text">
      <style:text-properties officeooo:rsid="00c2a166"/>
    </style:style>
    <style:style style:name="T641" style:family="text">
      <style:text-properties officeooo:rsid="00c7406f"/>
    </style:style>
    <style:style style:name="T642" style:family="text">
      <style:text-properties officeooo:rsid="00c93592"/>
    </style:style>
    <style:style style:name="T643" style:family="text">
      <style:text-properties officeooo:rsid="00d83381"/>
    </style:style>
    <style:style style:name="T644" style:family="text">
      <style:text-properties officeooo:rsid="00e09913"/>
    </style:style>
    <style:style style:name="T645" style:family="text">
      <style:text-properties officeooo:rsid="00ed9297"/>
    </style:style>
    <style:style style:name="T646" style:family="text">
      <style:text-properties officeooo:rsid="00ef4875"/>
    </style:style>
    <style:style style:name="T647" style:family="text">
      <style:text-properties officeooo:rsid="00f0f7f8"/>
    </style:style>
    <style:style style:name="T648" style:family="text">
      <style:text-properties officeooo:rsid="00f5260b"/>
    </style:style>
    <style:style style:name="T649" style:family="text">
      <style:text-properties officeooo:rsid="010185dc"/>
    </style:style>
    <style:style style:name="T650" style:family="text">
      <style:text-properties officeooo:rsid="01095847"/>
    </style:style>
    <style:style style:name="T651" style:family="text">
      <style:text-properties officeooo:rsid="010f422a"/>
    </style:style>
    <style:style style:name="T652" style:family="text">
      <style:text-properties officeooo:rsid="01113d34"/>
    </style:style>
    <style:style style:name="T653" style:family="text">
      <style:text-properties officeooo:rsid="011bd541"/>
    </style:style>
    <style:style style:name="T65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5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5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5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5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65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66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661" style:family="text">
      <style:text-properties officeooo:rsid="0152f194"/>
    </style:style>
    <style:style style:name="T662" style:family="text">
      <style:text-properties officeooo:rsid="016860b9"/>
    </style:style>
    <style:style style:name="T663" style:family="text">
      <style:text-properties officeooo:rsid="01758a0f"/>
    </style:style>
    <style:style style:name="T664" style:family="text">
      <style:text-properties officeooo:rsid="01871851"/>
    </style:style>
    <style:style style:name="T665" style:family="text">
      <style:text-properties officeooo:rsid="0188ed42"/>
    </style:style>
    <style:style style:name="T666" style:family="text">
      <style:text-properties officeooo:rsid="018c0d5b"/>
    </style:style>
    <style:style style:name="T667" style:family="text">
      <style:text-properties officeooo:rsid="019479eb"/>
    </style:style>
    <style:style style:name="T668" style:family="text">
      <style:text-properties officeooo:rsid="0198a2ea"/>
    </style:style>
    <style:style style:name="T669" style:family="text">
      <style:text-properties officeooo:rsid="01c64853"/>
    </style:style>
    <style:style style:name="T670" style:family="text">
      <style:text-properties officeooo:rsid="01d80854"/>
    </style:style>
    <style:style style:name="T671" style:family="text">
      <style:text-properties officeooo:rsid="01d90cf6"/>
    </style:style>
    <style:style style:name="T672" style:family="text">
      <style:text-properties officeooo:rsid="01d9cd4e"/>
    </style:style>
    <style:style style:name="T673" style:family="text">
      <style:text-properties officeooo:rsid="01dc67de"/>
    </style:style>
    <style:style style:name="T674" style:family="text">
      <style:text-properties officeooo:rsid="01df8731"/>
    </style:style>
    <style:style style:name="T675" style:family="text">
      <style:text-properties officeooo:rsid="01e917c9"/>
    </style:style>
    <style:style style:name="T676" style:family="text">
      <style:text-properties officeooo:rsid="01e5182b"/>
    </style:style>
    <style:style style:name="T677" style:family="text">
      <style:text-properties officeooo:rsid="01e966ec"/>
    </style:style>
    <style:style style:name="T678" style:family="text">
      <style:text-properties officeooo:rsid="01eb88a9"/>
    </style:style>
    <style:style style:name="T679" style:family="text">
      <style:text-properties officeooo:rsid="01ec8e18"/>
    </style:style>
    <style:style style:name="T680" style:family="text">
      <style:text-properties officeooo:rsid="01f79ca2"/>
    </style:style>
    <style:style style:name="T681" style:family="text">
      <style:text-properties officeooo:rsid="01f9794d"/>
    </style:style>
    <style:style style:name="T682" style:family="text">
      <style:text-properties officeooo:rsid="01fb1d79"/>
    </style:style>
    <style:style style:name="T683" style:family="text">
      <style:text-properties officeooo:rsid="01fde08a"/>
    </style:style>
    <style:style style:name="T684" style:family="text">
      <style:text-properties officeooo:rsid="0200b58e"/>
    </style:style>
    <style:style style:name="T685" style:family="text">
      <style:text-properties officeooo:rsid="01c48a9e"/>
    </style:style>
    <style:style style:name="T686" style:family="text">
      <style:text-properties officeooo:rsid="020294d1"/>
    </style:style>
    <style:style style:name="T687" style:family="text">
      <style:text-properties officeooo:rsid="019e70b3"/>
    </style:style>
    <style:style style:name="T688" style:family="text">
      <style:text-properties officeooo:rsid="020131ae"/>
    </style:style>
    <style:style style:name="T689" style:family="text">
      <style:text-properties officeooo:rsid="01b08253"/>
    </style:style>
    <style:style style:name="T690" style:family="text">
      <style:text-properties officeooo:rsid="01ffec25"/>
    </style:style>
    <style:style style:name="T691" style:family="text">
      <style:text-properties officeooo:rsid="0212a48a"/>
    </style:style>
    <style:style style:name="T692" style:family="text">
      <style:text-properties officeooo:rsid="021d76dd"/>
    </style:style>
    <style:style style:name="T693" style:family="text">
      <style:text-properties officeooo:rsid="022053cd"/>
    </style:style>
    <style:style style:name="T694" style:family="text">
      <style:text-properties officeooo:rsid="01e2b86d"/>
    </style:style>
    <style:style style:name="T695" style:family="text">
      <style:text-properties officeooo:rsid="022dff2a"/>
    </style:style>
    <style:style style:name="T696" style:family="text">
      <style:text-properties officeooo:rsid="02540cb9"/>
    </style:style>
    <style:style style:name="T697" style:family="text">
      <style:text-properties officeooo:rsid="025798af"/>
    </style:style>
    <style:style style:name="T698" style:family="text">
      <style:text-properties officeooo:rsid="0259f4ad"/>
    </style:style>
    <style:style style:name="T699" style:family="text">
      <style:text-properties officeooo:rsid="025b11c7"/>
    </style:style>
    <style:style style:name="T700" style:family="text">
      <style:text-properties officeooo:rsid="02685e01"/>
    </style:style>
    <style:style style:name="T701" style:family="text">
      <style:text-properties officeooo:rsid="024d9b01"/>
    </style:style>
    <style:style style:name="T702" style:family="text">
      <style:text-properties officeooo:rsid="026b5506"/>
    </style:style>
    <style:style style:name="T703" style:family="text">
      <style:text-properties officeooo:rsid="02727518"/>
    </style:style>
    <style:style style:name="T704" style:family="text">
      <style:text-properties officeooo:rsid="02743cef"/>
    </style:style>
    <style:style style:name="T70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70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707" style:family="text">
      <style:text-properties officeooo:rsid="02abf8f2"/>
    </style:style>
    <style:style style:name="T708" style:family="text">
      <style:text-properties officeooo:rsid="02ac7db0"/>
    </style:style>
    <style:style style:name="T709" style:family="text">
      <style:text-properties officeooo:rsid="02b14a1d"/>
    </style:style>
    <style:style style:name="T710" style:family="text">
      <style:text-properties officeooo:rsid="02b245f2"/>
    </style:style>
    <style:style style:name="T711" style:family="text">
      <style:text-properties officeooo:rsid="004826c4"/>
    </style:style>
    <style:style style:name="T712" style:family="text">
      <style:text-properties officeooo:rsid="02b807dc"/>
    </style:style>
    <style:style style:name="T713" style:family="text">
      <style:text-properties officeooo:rsid="0063f3c5"/>
    </style:style>
    <style:style style:name="T714" style:family="text">
      <style:text-properties officeooo:rsid="00c0d7c6"/>
    </style:style>
    <style:style style:name="T715" style:family="text">
      <style:text-properties officeooo:rsid="02bfe198"/>
    </style:style>
    <style:style style:name="T716" style:family="text">
      <style:text-properties officeooo:rsid="02ccc8f6"/>
    </style:style>
    <style:style style:name="T717" style:family="text">
      <style:text-properties officeooo:rsid="02e142ec"/>
    </style:style>
    <style:style style:name="T718" style:family="text">
      <style:text-properties officeooo:rsid="02ec089f"/>
    </style:style>
    <style:style style:name="T719" style:family="text">
      <style:text-properties officeooo:rsid="008d7148"/>
    </style:style>
    <style:style style:name="T720" style:family="text">
      <style:text-properties officeooo:rsid="0069ae25"/>
    </style:style>
    <style:style style:name="T721" style:family="text">
      <style:text-properties officeooo:rsid="02edc963"/>
    </style:style>
    <style:style style:name="T722" style:family="text">
      <style:text-properties officeooo:rsid="03049b98"/>
    </style:style>
    <style:style style:name="T723" style:family="text">
      <style:text-properties officeooo:rsid="0304fd19"/>
    </style:style>
    <style:style style:name="T724" style:family="text">
      <style:text-properties officeooo:rsid="030f0c9b"/>
    </style:style>
    <style:style style:name="T725" style:family="text">
      <style:text-properties style:text-underline-style="solid" style:text-underline-width="auto" style:text-underline-color="font-color"/>
    </style:style>
    <style:style style:name="T726" style:family="text">
      <style:text-properties style:text-underline-style="solid" style:text-underline-width="auto" style:text-underline-color="font-color" officeooo:rsid="030f0c9b"/>
    </style:style>
    <style:style style:name="T727" style:family="text">
      <style:text-properties officeooo:rsid="0329fac1"/>
    </style:style>
    <style:style style:name="T728" style:family="text">
      <style:text-properties officeooo:rsid="032c4fdc"/>
    </style:style>
    <style:style style:name="T729" style:family="text">
      <style:text-properties officeooo:rsid="032e6032"/>
    </style:style>
    <style:style style:name="T730" style:family="text">
      <style:text-properties officeooo:rsid="033f17a3"/>
    </style:style>
    <style:style style:name="T731" style:family="text">
      <style:text-properties officeooo:rsid="03182d82"/>
    </style:style>
    <style:style style:name="T732" style:family="text">
      <style:text-properties officeooo:rsid="03153caa"/>
    </style:style>
    <style:style style:name="T733" style:family="text">
      <style:text-properties officeooo:rsid="03429aa5"/>
    </style:style>
    <style:style style:name="T734" style:family="text">
      <style:text-properties officeooo:rsid="0346a444"/>
    </style:style>
    <style:style style:name="T735" style:family="text">
      <style:text-properties officeooo:rsid="034adc9b"/>
    </style:style>
    <style:style style:name="T736" style:family="text">
      <style:text-properties officeooo:rsid="034c7df6"/>
    </style:style>
    <style:style style:name="T737" style:family="text">
      <style:text-properties officeooo:rsid="034f33b6"/>
    </style:style>
    <style:style style:name="T738" style:family="text">
      <style:text-properties officeooo:rsid="034f5b13"/>
    </style:style>
    <style:style style:name="T739" style:family="text">
      <style:text-properties officeooo:rsid="034f680a"/>
    </style:style>
    <style:style style:name="T740" style:family="text">
      <style:text-properties officeooo:rsid="035051aa"/>
    </style:style>
    <style:style style:name="T741" style:family="text">
      <style:text-properties officeooo:rsid="031fc4b1"/>
    </style:style>
    <style:style style:name="T742" style:family="text">
      <style:text-properties officeooo:rsid="0354d22d"/>
    </style:style>
    <style:style style:name="T743" style:family="text">
      <style:text-properties officeooo:rsid="0356cf1b"/>
    </style:style>
    <style:style style:name="T744" style:family="text">
      <style:text-properties officeooo:rsid="035fe67f"/>
    </style:style>
    <style:style style:name="T745" style:family="text">
      <style:text-properties officeooo:rsid="035ffaa8"/>
    </style:style>
    <style:style style:name="T746" style:family="text">
      <style:text-properties officeooo:rsid="036197c0"/>
    </style:style>
    <style:style style:name="T747" style:family="text">
      <style:text-properties officeooo:rsid="037541ab"/>
    </style:style>
    <style:style style:name="T748" style:family="text">
      <style:text-properties officeooo:rsid="037607bd"/>
    </style:style>
    <style:style style:name="T749" style:family="text">
      <style:text-properties officeooo:rsid="03804bbd"/>
    </style:style>
    <style:style style:name="T750" style:family="text">
      <style:text-properties officeooo:rsid="03886cfc"/>
    </style:style>
    <style:style style:name="T751" style:family="text">
      <style:text-properties officeooo:rsid="038a2c81"/>
    </style:style>
    <style:style style:name="T752" style:family="text">
      <style:text-properties officeooo:rsid="03a24854"/>
    </style:style>
    <style:style style:name="T753" style:family="text">
      <style:text-properties officeooo:rsid="03a27e76"/>
    </style:style>
    <style:style style:name="T754" style:family="text">
      <style:text-properties officeooo:rsid="03a4e520"/>
    </style:style>
    <style:style style:name="T755" style:family="text">
      <style:text-properties officeooo:rsid="03778af6"/>
    </style:style>
    <style:style style:name="T756" style:family="text">
      <style:text-properties officeooo:rsid="03aaef44"/>
    </style:style>
    <style:style style:name="T757" style:family="text">
      <style:text-properties officeooo:rsid="03b1fb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87">А</text:span>нглийско<text:span text:style-name="T587">е</text:span> предложени<text:span text:style-name="T587">е</text:span></text:p>
      <text:p text:style-name="P1"/>
      <text:p text:style-name="P288"><text:span text:style-name="T583">Слова </text:span><text:span text:style-name="T584">в предложении </text:span><text:span text:style-name="T583">делятся на </text:span><text:span text:style-name="T650">две</text:span><text:span text:style-name="T583"> смысловые группы:</text:span></text:p>
      <text:list xml:id="list1292109060" text:style-name="L1">
        <text:list-item>
          <text:p text:style-name="P828">главные члены предложения — подлежащее и сказуемое <text:span text:style-name="T747">(ядро английского предложения)</text:span>;</text:p>
        </text:list-item>
        <text:list-item>
          <text:p text:style-name="P828">второстепенные члены предложения — определение, дополнение и обстоятельтсво.</text:p>
        </text:list-item>
      </text:list>
      <text:p text:style-name="P110"/>
      <text:p text:style-name="P623">Подлежащее — эт<text:span text:style-name="T663">о</text:span> автор действия (существительное в именительном падеже).</text:p>
      <text:p text:style-name="P623">Сказуемое — это действие совершенное автором (т. е. глагол).</text:p>
      <text:p text:style-name="P108"/>
      <text:p text:style-name="P109">Дополнение — это то, на что направлено действие. Оно выражено существительным, </text:p>
      <text:p text:style-name="P109">перед которым может стоять предлог или глаголом, перед которым может стоять частица <text:span text:style-name="T369">to</text:span><text:span text:style-name="T463">. <text:s/></text:span>Обычно оно стоит в конце предложения, но иногда может быть в начале.</text:p>
      <text:p text:style-name="P108"/>
      <text:p text:style-name="P111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108"/>
      <text:p text:style-name="P284"><text:span text:style-name="T586">В английском </text:span><text:span text:style-name="T587">языке</text:span><text:span text:style-name="T586"> не бывает предложений без подлежащего и сказуемого.</text:span></text:p>
      <text:p text:style-name="P624">Исключение составляют разговорные фразы: <text:span text:style-name="T369">nice to meet you</text:span><text:span text:style-name="T388">, come here, have fun </text:span><text:span text:style-name="T560">и пр</text:span><text:span text:style-name="T546">.</text:span></text:p>
      <text:p text:style-name="P2"/>
      <text:p text:style-name="P112"><text:span text:style-name="T640">Порядок слов в у</text:span>тведрдительны<text:span text:style-name="T640">х</text:span> и отрицательны<text:span text:style-name="T640">х</text:span> предложения<text:span text:style-name="T640">х</text:span>:</text:p>
      <text:list xml:id="list3645045858" text:style-name="L2">
        <text:list-item>
          <text:p text:style-name="P829"><text:span text:style-name="T19">подлежащее</text:span><text:span text:style-name="T1">;</text:span></text:p>
        </text:list-item>
        <text:list-item>
          <text:p text:style-name="P829"><text:span text:style-name="T26">сказуемое</text:span><text:span text:style-name="T2">;</text:span></text:p>
        </text:list-item>
        <text:list-item>
          <text:p text:style-name="P830"><text:span text:style-name="T8">дополнение</text:span>;</text:p>
        </text:list-item>
        <text:list-item>
          <text:p text:style-name="P830"><text:span text:style-name="T15">обстоятельство</text:span>.</text:p>
        </text:list-item>
      </text:list>
      <text:p text:style-name="P13"/>
      <text:p text:style-name="P14"><text:span text:style-name="T18">We</text:span> <text:span text:style-name="T25">do</text:span> <text:span text:style-name="T8">our work</text:span> <text:span text:style-name="T15">with pleasure</text:span> — <text:span text:style-name="T24">М</text:span>ы делаем нашу работу с удовол<text:span text:style-name="T24">ь</text:span>ствием.</text:p>
      <text:p text:style-name="P14"><text:span text:style-name="T18">They</text:span> <text:span text:style-name="T3">have n</text:span><text:span text:style-name="T7">o</text:span><text:span text:style-name="T3">t</text:span><text:span text:style-name="T25"> finish</text:span><text:span text:style-name="T27">ed</text:span> <text:span text:style-name="T8">their work</text:span> <text:span text:style-name="T15">in time</text:span> — <text:span text:style-name="T24">Они не закончили работу вовремя.</text:span></text:p>
      <text:p text:style-name="P15"><text:span text:style-name="T18">I</text:span> <text:span text:style-name="T3">will</text:span><text:span text:style-name="T25"> give</text:span> <text:span text:style-name="T8">you</text:span> <text:span text:style-name="T8">money</text:span> — Я дам тебе деньги.</text:p>
      <text:p text:style-name="P13"/>
      <text:p text:style-name="P123"><text:span text:style-name="T640">Порядок слов в в</text:span>опросительны<text:span text:style-name="T640">х</text:span> предложения<text:span text:style-name="T640">х</text:span>:</text:p>
      <text:list xml:id="list2938559577" text:style-name="L3">
        <text:list-item>
          <text:p text:style-name="P869"><text:span text:style-name="T40">вопросительное слово</text:span>;</text:p>
        </text:list-item>
        <text:list-item>
          <text:p text:style-name="P869"><text:span text:style-name="T3">вспомогательный глагол</text:span><text:span text:style-name="T25"> </text:span><text:span text:style-name="T44">(часть сказуемого)</text:span><text:span text:style-name="T43">;</text:span></text:p>
        </text:list-item>
        <text:list-item>
          <text:p text:style-name="P869"><text:span text:style-name="T18">подлежащее</text:span>;</text:p>
        </text:list-item>
        <text:list-item>
          <text:p text:style-name="P869"><text:span text:style-name="T25">смысловой глагол</text:span><text:span text:style-name="T3"> </text:span><text:span text:style-name="T44">(часть сказуемого)</text:span><text:span text:style-name="T43">;</text:span></text:p>
        </text:list-item>
        <text:list-item>
          <text:p text:style-name="P869"><text:span text:style-name="T8">дополнение</text:span>;</text:p>
        </text:list-item>
        <text:list-item>
          <text:p text:style-name="P869"><text:span text:style-name="T15">обстоятельство</text:span>.</text:p>
        </text:list-item>
      </text:list>
      <text:p text:style-name="P283"/>
      <text:p text:style-name="P16"><text:span text:style-name="T40">What</text:span> <text:span text:style-name="T3">are</text:span> <text:span text:style-name="T18">you</text:span> <text:span text:style-name="T25">doing</text:span> <text:span text:style-name="T15">here</text:span>? <text:span text:style-name="T450">—</text:span> Что ты здесь делаешь?</text:p>
      <text:p text:style-name="P285"><text:span text:style-name="T4">Do</text:span><text:span text:style-name="T369"> </text:span><text:span text:style-name="T20">you</text:span><text:span text:style-name="T369"> </text:span><text:span text:style-name="T28">want</text:span><text:span text:style-name="T9"> to live </text:span><text:span text:style-name="T16">in Spain</text:span><text:span text:style-name="T369">? — Ты хочешь жить в Испании?</text:span></text:p>
      <text:p text:style-name="P717"/>
      <text:p text:style-name="P717">Местоимение <text:span text:style-name="T369">I</text:span> всегда пишется с большой буквы.</text:p>
      <text:p text:style-name="P720">В английском языке всего 2 падежа: именительный и объектный. <text:s/></text:p>
      <text:p text:style-name="P720"/>
      <text:p text:style-name="P726"><text:span text:style-name="T349">В предложениях, которые используют глаголы: </text:span><text:span text:style-name="T440">like, have, enjoy, need</text:span><text:span text:style-name="T348">, </text:span><text:span text:style-name="T349">подлежащие </text:span></text:p>
      <text:p text:style-name="P726"><text:span text:style-name="T349">не переводятся на русский в именительном падеже</text:span><text:span text:style-name="T350">:</text:span></text:p>
      <text:p text:style-name="P727"/>
      <text:p text:style-name="P716">I like my job — Мне нравится моя работа (а не «Я нравится моя работа»).</text:p>
      <text:p text:style-name="P71"/>
      <text:p text:style-name="P262"/>
      <text:p text:style-name="P816">Глагол и все, что с ним связано</text:p>
      <text:p text:style-name="P262"/>
      <text:p text:style-name="P597"><text:span text:style-name="T713">С</text:span><text:span text:style-name="T451">казуемое </text:span><text:span text:style-name="T713">п</text:span><text:span text:style-name="T451">очти всегда делится на </text:span><text:span text:style-name="T650">две</text:span><text:span text:style-name="T451"> части: </text:span><text:span text:style-name="T631">на </text:span><text:span text:style-name="T451">вспомогательный </text:span><text:span text:style-name="T714">глагол </text:span><text:span text:style-name="T451">и смысловой.</text:span></text:p>
      <text:p text:style-name="P597"><text:span text:style-name="T451">Вспомогательный глагол не переводится. Он </text:span><text:span text:style-name="T452">сообщает</text:span><text:span text:style-name="T451"> о том, в каком времени нужно переводить смысловой. Смысловой глогол передает суть действия.</text:span></text:p>
      <text:p text:style-name="P597"/>
      <text:p text:style-name="P596">Смысловой глагол имеет несколько форм:</text:p>
      <text:list xml:id="list1577107201" text:style-name="L4">
        <text:list-item>
          <text:p text:style-name="P831">начальная форма (инфинитив) — форма глагола, как в словаре;</text:p>
        </text:list-item>
        <text:list-item>
          <text:p text:style-name="P831">с окончанием <text:span text:style-name="T369">-s (-es)</text:span> — в утверждениях <text:span text:style-name="T546">Present Simple</text:span> после <text:span text:style-name="T369">he/she/it</text:span>;</text:p>
        </text:list-item>
        <text:list-item>
          <text:p text:style-name="P831">с окончанием <text:span text:style-name="T369">-ing</text:span> (причастие) — в основном для образования <text:span text:style-name="T546">Present Continuous</text:span>;</text:p>
        </text:list-item>
        <text:list-item>
          <text:p text:style-name="P831">2я форма <text:span text:style-name="T644">(с окончанием </text:span><text:span text:style-name="T372">-ed</text:span><text:span text:style-name="T644">)</text:span> — для образования <text:span text:style-name="T546">Past Simple</text:span>;</text:p>
        </text:list-item>
        <text:list-item>
          <text:p text:style-name="P832">3я форма (прошедшее причастие) — для времен группы Perfect и пассивного залога.</text:p>
        </text:list-item>
      </text:list>
      <text:p text:style-name="P71"/>
      <text:p text:style-name="P258">Самыми распорстраненными являются 2 формы — инфинитив и глагол с окончанием -ing.</text:p>
      <text:p text:style-name="P258">Они входят в состав разных времен и используются в связке с модальными глаголами.</text:p>
      <text:p text:style-name="P260"/>
      <text:p text:style-name="P259">Инфинитив используется в след. ситуациях:</text:p>
      <text:list xml:id="list3890665769" text:style-name="L5">
        <text:list-item>
          <text:p text:style-name="P870">после модальных глаголов;</text:p>
        </text:list-item>
        <text:list-item>
          <text:p text:style-name="P870">после вспомогательных глаголов в Present <text:span text:style-name="T727">Simple и </text:span>Past Simple;</text:p>
        </text:list-item>
        <text:list-item>
          <text:p text:style-name="P870">в конструкциях going to, have to, used to, would like to.</text:p>
        </text:list-item>
      </text:list>
      <text:p text:style-name="P258"/>
      <text:p text:style-name="P259">Глагол с окончанием -ing используется:</text:p>
      <text:list xml:id="list337883532" text:style-name="L6">
        <text:list-item>
          <text:p text:style-name="P871">во временах группы Continuous;</text:p>
        </text:list-item>
        <text:list-item>
          <text:p text:style-name="P872">в форме герундия.</text:p>
        </text:list-item>
      </text:list>
      <text:p text:style-name="P72"/>
      <text:p text:style-name="P261">Глагол с окончанием -ing грамматически является существительным.</text:p>
      <text:p text:style-name="P72"/>
      <text:p text:style-name="P7"><text:span text:style-name="T646">Настоящее.</text:span> Present</text:p>
      <text:p text:style-name="P255"/>
      <text:p text:style-name="P255">Present Simple (я делаю это сейчас):</text:p>
      <text:p text:style-name="P74">I live in Spain — Я живу в испании (факт).</text:p>
      <text:p text:style-name="P256"/>
      <text:p text:style-name="P255">Present Continuous (я делаю это прямо сейчас):</text:p>
      <text:p text:style-name="P28">I am reading a book — Я читаю книгу (именно сейчас).</text:p>
      <text:p text:style-name="P257"/>
      <text:p text:style-name="P255">Present Perfect (я сделал это ранее, но именно сейчас это важно):</text:p>
      <text:p text:style-name="P73">I have lost the keys — Я потерял ключи (результат).</text:p>
      <text:p text:style-name="P73"/>
      <text:p text:style-name="P255">Present Perfect <text:span text:style-name="T645">Continuous (я делаю это уже какое-то время):</text:span></text:p>
      <text:p text:style-name="P286"><text:span text:style-name="T370">I have been reading for 2 hours — </text:span><text:span text:style-name="T413">Я читаю уже 2 часа</text:span></text:p>
      <text:p text:style-name="P89"/>
      <text:p text:style-name="P176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96"/>
      <text:p text:style-name="P8">Present Simple</text:p>
      <text:p text:style-name="P264"/>
      <text:p text:style-name="P113">Используется чтобы:</text:p>
      <text:list xml:id="list2057938990" text:style-name="L7">
        <text:list-item>
          <text:p text:style-name="P891">сообщить факты настоящего, описать текущую реальность;</text:p>
        </text:list-item>
        <text:list-item>
          <text:p text:style-name="P891">говорить о событиях, которые происходят с какой-то регулярностью.</text:p>
        </text:list-item>
      </text:list>
      <text:p text:style-name="P148"><text:soft-page-break/>В утверждениях глагол используется в 2х вариантах:</text:p>
      <text:list xml:id="list3554613363" text:style-name="L8">
        <text:list-item>
          <text:p text:style-name="P893">без изменений, если подлежащее в первом лице или множеств<text:span text:style-name="T631">ен.</text:span> числе <text:span text:style-name="T369">(</text:span><text:span text:style-name="T373">I</text:span><text:span text:style-name="T369">, </text:span><text:span text:style-name="T373">you</text:span><text:span text:style-name="T369">, </text:span><text:span text:style-name="T373">we,</text:span><text:span text:style-name="T369"> </text:span><text:span text:style-name="T373">they</text:span><text:span text:style-name="T369">)</text:span>;</text:p>
        </text:list-item>
        <text:list-item>
          <text:p text:style-name="P893"><text:span text:style-name="T453">с окончанием </text:span><text:span text:style-name="T374">-s </text:span><text:span text:style-name="T375">(-es)</text:span><text:span text:style-name="T453">, если подлежащ</text:span><text:span text:style-name="T596">ее</text:span><text:span text:style-name="T453"> в третьем лице, единств</text:span><text:span text:style-name="T597">ен</text:span><text:span text:style-name="T631">ном</text:span><text:span text:style-name="T453"> числе </text:span><text:span text:style-name="T374">(</text:span><text:span text:style-name="T373">he</text:span><text:span text:style-name="T374">, </text:span><text:span text:style-name="T373">she</text:span><text:span text:style-name="T374">, </text:span><text:span text:style-name="T373">it</text:span><text:span text:style-name="T374">)</text:span></text:p>
        </text:list-item>
      </text:list>
      <text:p text:style-name="P749"/>
      <text:p text:style-name="P636"><text:span text:style-name="T654">I </text:span><text:span text:style-name="T31">live</text:span><text:span text:style-name="T654"> in New York — Я живу в Нью Йорке.</text:span></text:p>
      <text:p text:style-name="P638"><text:span text:style-name="T654">Peter </text:span><text:span text:style-name="T31">work</text:span><text:span text:style-name="T32">s</text:span><text:span text:style-name="T654"> in New York — Питер работает в Нью Йорке;</text:span></text:p>
      <text:p text:style-name="P115"/>
      <text:p text:style-name="P114">Окончание <text:span text:style-name="T369">-es</text:span> ставится, если глагол заканчивается: на гласную букву, </text:p>
      <text:p text:style-name="P116">на шипящий звук <text:span text:style-name="T369">(sh, ch)</text:span> <text:span text:style-name="T585">или</text:span> на букву <text:span text:style-name="T369">s/x</text:span>:</text:p>
      <text:list xml:id="list4130604884" text:style-name="L9">
        <text:list-item>
          <text:p text:style-name="P895"><text:span text:style-name="T455">go — </text:span>goes;</text:p>
        </text:list-item>
        <text:list-item>
          <text:p text:style-name="P895"><text:span text:style-name="T455">teach — </text:span>teaches;</text:p>
        </text:list-item>
        <text:list-item>
          <text:p text:style-name="P894"><text:span text:style-name="T455">mix — </text:span><text:span text:style-name="T454">mixes.</text:span></text:p>
        </text:list-item>
      </text:list>
      <text:p text:style-name="P264"/>
      <text:p text:style-name="P118">Если глагол заканчивается на букву y, перед которой согласная, то вместо y </text:p>
      <text:p text:style-name="P117">пишется <text:span text:style-name="T369">i</text:span> <text:span text:style-name="T456">(помимо добавления </text:span><text:span text:style-name="T376">-es</text:span><text:span text:style-name="T456">)</text:span>:</text:p>
      <text:list xml:id="list1174233204" text:style-name="L10">
        <text:list-item>
          <text:p text:style-name="P896">fly — flies; </text:p>
        </text:list-item>
        <text:list-item>
          <text:p text:style-name="P896">cry — cries.</text:p>
        </text:list-item>
      </text:list>
      <text:p text:style-name="P264"/>
      <text:p text:style-name="P291"><text:span text:style-name="T547">П</text:span><text:span text:style-name="T548">еред сказуемым часто </text:span><text:span text:style-name="T550">стоят</text:span><text:span text:style-name="T548"> маячки времени </text:span><text:span text:style-name="T554">(</text:span><text:span text:style-name="T548">наречия частности</text:span><text:span text:style-name="T554">)</text:span><text:span text:style-name="T549">:</text:span></text:p>
      <text:list xml:id="list135137970" text:style-name="L11">
        <text:list-item>
          <text:p text:style-name="P892">always - <text:span text:style-name="T453">всегда</text:span>;</text:p>
        </text:list-item>
        <text:list-item>
          <text:p text:style-name="P892">usually - <text:span text:style-name="T453">обычно</text:span>;</text:p>
        </text:list-item>
        <text:list-item>
          <text:p text:style-name="P892">often - <text:span text:style-name="T453">часто</text:span>;</text:p>
        </text:list-item>
        <text:list-item>
          <text:p text:style-name="P892">sometimes - <text:span text:style-name="T453">иногда</text:span>;</text:p>
        </text:list-item>
        <text:list-item>
          <text:p text:style-name="P892">never — <text:span text:style-name="T453">никогда</text:span>.</text:p>
        </text:list-item>
      </text:list>
      <text:p text:style-name="P17"/>
      <text:p text:style-name="P265"><text:span text:style-name="T369">I </text:span><text:span text:style-name="T439">always</text:span><text:span text:style-name="T369"> wash my hands before eating — Я всегда мою руки перед едой.</text:span></text:p>
      <text:p text:style-name="P264"/>
      <text:p text:style-name="P3">Отрицания в Present Simple</text:p>
      <text:p text:style-name="P3"/>
      <text:p text:style-name="P289"><text:span text:style-name="T460">Использу</text:span><text:span text:style-name="T461">ю</text:span><text:span text:style-name="T460">тся чтобы сказать о том, что что-либо:</text:span></text:p>
      <text:list xml:id="list467192480" text:style-name="L12">
        <text:list-item>
          <text:p text:style-name="P897">не является фактом настоящего <text:span text:style-name="T597">или истиной</text:span>;</text:p>
        </text:list-item>
        <text:list-item>
          <text:p text:style-name="P897">не происходит с какой-то регулярностью.</text:p>
        </text:list-item>
      </text:list>
      <text:p text:style-name="P282"/>
      <text:p text:style-name="P281">За отрицание отвечает частица <text:span text:style-name="T369">not</text:span>, которая идет в паре со вспомогательным глаголом <text:span text:style-name="T369">do</text:span>.</text:p>
      <text:p text:style-name="P281">Если подлежащее <text:span text:style-name="T369">he/she/it</text:span>, то испольузется <text:span text:style-name="T369">does</text:span>. <text:span text:style-name="T582">Смысловой глагол без изменений.</text:span></text:p>
      <text:p text:style-name="P280"/>
      <text:p text:style-name="P79">People <text:span text:style-name="T3">do </text:span><text:span text:style-name="T45">not</text:span> <text:span text:style-name="T25">live</text:span> in space — Люди не живут в космосе.</text:p>
      <text:p text:style-name="P79">Water <text:span text:style-name="T3">does </text:span><text:span text:style-name="T45">not</text:span> <text:span text:style-name="T25">boil</text:span> at 50 degrees Celsius — Вода не кипит при 50 грудусах.</text:p>
      <text:p text:style-name="P79"/>
      <text:p text:style-name="P687"><text:span text:style-name="T458">Практически всегда </text:span><text:span text:style-name="T415">do/</text:span><text:span text:style-name="T416">does</text:span><text:span text:style-name="T415"> not</text:span><text:span text:style-name="T458"> использу</text:span><text:span text:style-name="T459">е</text:span><text:span text:style-name="T458">тся в сокращении: </text:span></text:p>
      <text:p text:style-name="P80">We don`t drink whisky — Мы не пьем виски. <text:span text:style-name="T711">He doesn`t drink tea — Он не пьет чай.</text:span></text:p>
      <text:p text:style-name="P193"/>
      <text:p text:style-name="P193">Вопросы в Present Simple</text:p>
      <text:p text:style-name="P80"/>
      <text:p text:style-name="P156">Используюся чтобы:</text:p>
      <text:list xml:id="list1919689352" text:style-name="L13">
        <text:list-item>
          <text:p text:style-name="P873">узнать о фактах настоящего;</text:p>
        </text:list-item>
        <text:list-item>
          <text:p text:style-name="P873">о событиях, которые происходят с какой-то регулярностью.</text:p>
        </text:list-item>
      </text:list>
      <text:p text:style-name="P155"/>
      <text:p text:style-name="P155"><text:soft-page-break/>Вопрос задается с помощью вспомогательного глагола <text:span text:style-name="T369">do/</text:span><text:span text:style-name="T377">does</text:span>, который ставится перед подлежащим. Смысловой глагол без изменений (в начальной форме).</text:p>
      <text:p text:style-name="P751"/>
      <text:p text:style-name="P287"><text:span text:style-name="T5">Do</text:span><text:span text:style-name="T457"> you </text:span><text:span text:style-name="T30">like</text:span><text:span text:style-name="T457"> action movies? </text:span><text:span text:style-name="T401">— </text:span><text:span text:style-name="T457">Тебе нравятся экшен фильмы? </text:span></text:p>
      <text:p text:style-name="P56"><text:span text:style-name="T600">What books </text:span><text:span text:style-name="T6">do</text:span><text:span text:style-name="T600"> you </text:span><text:span text:style-name="T34">read</text:span><text:span text:style-name="T600">? </text:span><text:span text:style-name="T611">—</text:span><text:span text:style-name="T600"> Какие книги тебе нравятся?</text:span></text:p>
      <text:p text:style-name="P87"/>
      <text:p text:style-name="P187">Present Continuous</text:p>
      <text:p text:style-name="P157"/>
      <text:p text:style-name="P157">Указывает на событие, происходящее именно сейчас и которое еще не закончилось.</text:p>
      <text:p text:style-name="P161">Состоит из связки вспомогательного глагола <text:span text:style-name="T369">be</text:span> и смыслового с окончанием <text:span text:style-name="T369">-ing</text:span>:</text:p>
      <text:p text:style-name="P158"/>
      <text:p text:style-name="P81">She <text:span text:style-name="T588">is</text:span> driv<text:span text:style-name="T588">ing</text:span> to work. <text:span text:style-name="T630">—</text:span> Она (сейчас) едет на работу.</text:p>
      <text:p text:style-name="P83">You <text:span text:style-name="T588">are</text:span> do<text:span text:style-name="T588">ing</text:span> great! <text:span text:style-name="T630">—</text:span> У тебя отлично получается!</text:p>
      <text:p text:style-name="P157"/>
      <text:p text:style-name="P300"><text:span text:style-name="T464">Если глагол заканчивается на </text:span><text:span text:style-name="T407">-e</text:span><text:span text:style-name="T464">, то при добавлении </text:span><text:span text:style-name="T407">-ing</text:span><text:span text:style-name="T464"> она выпадает: </text:span><text:span text:style-name="T407">make → making.</text:span></text:p>
      <text:p text:style-name="P160">Если глагол заканчивается на <text:span text:style-name="T369">-ie</text:span>, то при добавлении <text:span text:style-name="T369">-ing</text:span> оно меняется на <text:span text:style-name="T369">-y</text:span>: <text:span text:style-name="T369">lie → lying. </text:span></text:p>
      <text:p text:style-name="P82"/>
      <text:p text:style-name="P160">Если глагол из 1 слога, с одной гласной буквой, после которой солгасная, то при </text:p>
      <text:p text:style-name="P300"><text:span text:style-name="T464">добавлении </text:span><text:span text:style-name="T407">-ing</text:span><text:span text:style-name="T464"> согласная удваивается: </text:span><text:span text:style-name="T407">hit → hitting, sit → sitting.</text:span></text:p>
      <text:p text:style-name="P159"/>
      <text:p text:style-name="P301"><text:span text:style-name="T464">В </text:span><text:span text:style-name="T457">окончании </text:span><text:span text:style-name="T400">-ing</text:span><text:span text:style-name="T457"> буква </text:span><text:span text:style-name="T400">g</text:span><text:span text:style-name="T457"> не произносится. Сочетание </text:span><text:span text:style-name="T400">ng</text:span><text:span text:style-name="T457"> образет необычный звук, которого нет в русском языке — носовой </text:span><text:span text:style-name="T400">n</text:span><text:span text:style-name="T457"> (при произнесении пускается воздух через нос).</text:span></text:p>
      <text:p text:style-name="P161"/>
      <text:p text:style-name="P162"><text:span text:style-name="T635">Слова-м</text:span>аячки Present Continuous:</text:p>
      <text:list xml:id="list1298568019" text:style-name="L14">
        <text:list-item>
          <text:p text:style-name="P874">look — смотри;</text:p>
        </text:list-item>
        <text:list-item>
          <text:p text:style-name="P874">now — сейчас (обычно стоит в конце);</text:p>
        </text:list-item>
        <text:list-item>
          <text:p text:style-name="P874">at the moment — в этот момент (обычно в конце).</text:p>
        </text:list-item>
      </text:list>
      <text:p text:style-name="P159"/>
      <text:p text:style-name="P83">I am working right <text:span text:style-name="T588">now</text:span>. — Прямо сейчас я работаю.</text:p>
      <text:p text:style-name="P83"><text:span text:style-name="T588">Look</text:span> out of the window! It`s raining. — Посмотри в окно. Идет дождь.</text:p>
      <text:p text:style-name="P163"/>
      <text:p text:style-name="P186">Отрицания в Present Continuous</text:p>
      <text:p text:style-name="P186"/>
      <text:p text:style-name="P164">Используется чтобы сказать, что что-то не происходит именно сейчас.</text:p>
      <text:p text:style-name="P164">Для этого к глаголу <text:span text:style-name="T369">be</text:span> добавляется частица <text:span text:style-name="T369">not</text:span>.</text:p>
      <text:p text:style-name="P164"/>
      <text:p text:style-name="P84">I`m not listening to you. <text:span text:style-name="T632">—</text:span> Я не слушаю тебя.</text:p>
      <text:p text:style-name="P84">He isn`t cleaning the carpet. <text:span text:style-name="T632">—</text:span> Он не чистит ковер.</text:p>
      <text:p text:style-name="P84"/>
      <text:p text:style-name="P190">Вопросы в Present Continuous</text:p>
      <text:p text:style-name="P85"/>
      <text:p text:style-name="P826">Здесь использ<text:span text:style-name="T634">уются</text:span> теже правила, что при составлении вопросов в </text:p>
      <text:p text:style-name="P827">Present Simple с глаголом <text:span text:style-name="T369">be</text:span>:</text:p>
      <text:p text:style-name="P85">Am I listening? <text:span text:style-name="T632">—</text:span> Я слушаю?</text:p>
      <text:p text:style-name="P85">Are you playing? Yes, I am. <text:span text:style-name="T632">—</text:span> Ты играешь? Да.</text:p>
      <text:p text:style-name="P85">Where is he going? <text:span text:style-name="T632">—</text:span> Куда он идет?</text:p>
      <text:p text:style-name="P86">What book is she reading? <text:span text:style-name="T632">— </text:span>Какую книгу она читает? <text:span text:style-name="T633">(сейчас)</text:span></text:p>
      <text:p text:style-name="P86"/>
      <text:p text:style-name="P201"/>
      <text:p text:style-name="P825"><text:span text:style-name="T488">Глаголы, которые не использ</text:span><text:span text:style-name="T491">уются</text:span><text:span text:style-name="T488"> в </text:span><text:span text:style-name="T489">Continuous</text:span></text:p>
      <text:p text:style-name="P188"/>
      <text:p text:style-name="P165">Это глаголы, обозначающие состояние, которое не меняется под дейсвтием момента.</text:p>
      <text:p text:style-name="P762"><text:span text:style-name="T469">Как правило это </text:span><text:span text:style-name="T470">описание</text:span><text:span text:style-name="T469"> чувств или мыслей. </text:span></text:p>
      <text:p text:style-name="P166"/>
      <text:p text:style-name="P764"><text:span text:style-name="T470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486">(могут </text:span><text:span text:style-name="T487">встречаться </text:span><text:span text:style-name="T486">с </text:span><text:span text:style-name="T420">-ing </text:span><text:span text:style-name="T486">в форме герундия)</text:span><text:span text:style-name="T470">:</text:span></text:p>
      <text:p text:style-name="P167"/>
      <text:p text:style-name="P168">Глаголы восприятия:</text:p>
      <text:list xml:id="list3854577644" text:style-name="L15">
        <text:list-item>
          <text:p text:style-name="P875">see — видеть;</text:p>
        </text:list-item>
        <text:list-item>
          <text:p text:style-name="P875">hear — слышать;</text:p>
        </text:list-item>
        <text:list-item>
          <text:p text:style-name="P875">feel — чувствовать;</text:p>
        </text:list-item>
        <text:list-item>
          <text:p text:style-name="P875">taste — чувствовать вкус (пробовать);</text:p>
        </text:list-item>
        <text:list-item>
          <text:p text:style-name="P875">smell — чувствовать запах (нюхать).</text:p>
        </text:list-item>
      </text:list>
      <text:p text:style-name="P167"/>
      <text:p text:style-name="P168">Глаголы для выражения мнения:</text:p>
      <text:list xml:id="list1402911100" text:style-name="L16">
        <text:list-item>
          <text:p text:style-name="P876">belive — верить;</text:p>
        </text:list-item>
        <text:list-item>
          <text:p text:style-name="P876">doubt — сомневаться;</text:p>
        </text:list-item>
        <text:list-item>
          <text:p text:style-name="P876">think — думать.</text:p>
        </text:list-item>
      </text:list>
      <text:p text:style-name="P169"/>
      <text:p text:style-name="P168">Глаголы, показывающие состояние мыслей:</text:p>
      <text:list xml:id="list3869812488" text:style-name="L17">
        <text:list-item>
          <text:p text:style-name="P877">forget — забывать;</text:p>
        </text:list-item>
        <text:list-item>
          <text:p text:style-name="P877">imagine — представлять;</text:p>
        </text:list-item>
        <text:list-item>
          <text:p text:style-name="P877">know — знать;</text:p>
        </text:list-item>
        <text:list-item>
          <text:p text:style-name="P877">understand — понимать.</text:p>
        </text:list-item>
      </text:list>
      <text:p text:style-name="P167"/>
      <text:p text:style-name="P170">Глаголы, указывающие на эмоции и желания:</text:p>
      <text:list xml:id="list1025961627" text:style-name="L18">
        <text:list-item>
          <text:p text:style-name="P878">love — любить;</text:p>
        </text:list-item>
        <text:list-item>
          <text:p text:style-name="P878">like — нравиться;</text:p>
        </text:list-item>
        <text:list-item>
          <text:p text:style-name="P878">hate — ненавидеть;</text:p>
        </text:list-item>
        <text:list-item>
          <text:p text:style-name="P878">hope — надеяться;</text:p>
        </text:list-item>
        <text:list-item>
          <text:p text:style-name="P878">want — хотеть;</text:p>
        </text:list-item>
        <text:list-item>
          <text:p text:style-name="P878">wish — желать.</text:p>
        </text:list-item>
      </text:list>
      <text:p text:style-name="P171"/>
      <text:p text:style-name="P170">Другие глаголы:</text:p>
      <text:list xml:id="list3678648248" text:style-name="L19">
        <text:list-item>
          <text:p text:style-name="P879">look — выглядеть;</text:p>
        </text:list-item>
        <text:list-item>
          <text:p text:style-name="P879">have — иметь.</text:p>
        </text:list-item>
      </text:list>
      <text:p text:style-name="P171"/>
      <text:p text:style-name="P90">I think Amy is a strange girl. - Я думаю, Эмми странная девушка.</text:p>
      <text:p text:style-name="P90">Do you know this man? - Вы знаете этого мужчину?</text:p>
      <text:p text:style-name="P90">You look great! - Ты выглядишь отлично!</text:p>
      <text:p text:style-name="P191"/>
      <text:p text:style-name="P191">Present Perfect</text:p>
      <text:p text:style-name="P172"/>
      <text:p text:style-name="P302"><text:span text:style-name="T477">У</text:span><text:span text:style-name="T473">казывает на дейсвтие совершенное когда-то в прошлом, но подчеркивает, что результат важен сейчас </text:span><text:span text:style-name="T474">(т. е. к какому результату в итоге это привело)</text:span><text:span text:style-name="T473">.</text:span></text:p>
      <text:p text:style-name="P173"/>
      <text:p text:style-name="P757"><text:span text:style-name="T473">С</text:span><text:span text:style-name="T476">остоит и</text:span><text:span text:style-name="T478">з </text:span><text:span text:style-name="T479">2х частей:</text:span><text:span text:style-name="T476"> вспомогат</text:span><text:span text:style-name="T479">ельного</text:span><text:span text:style-name="T476"> глагола </text:span><text:span text:style-name="T417">have</text:span><text:span text:style-name="T476"> и смыслового глагола </text:span></text:p>
      <text:p text:style-name="P757"><text:span text:style-name="T476">в 3й форме (</text:span><text:span text:style-name="T485">передает значение</text:span><text:span text:style-name="T480"> «сделанный»</text:span><text:span text:style-name="T476">).</text:span></text:p>
      <text:p text:style-name="P302"><text:soft-page-break/><text:span text:style-name="T473">На русский язык Present Perfect переводится в прошлом </text:span><text:span text:style-name="T475">(иногда настоящ</text:span><text:span text:style-name="T477">и</text:span><text:span text:style-name="T475">м, </text:span><text:span text:style-name="T477">для удобства</text:span><text:span text:style-name="T475">)</text:span><text:span text:style-name="T473">, </text:span></text:p>
      <text:p text:style-name="P174">а в английском принадлежит к катергории настоящих времен.</text:p>
      <text:p text:style-name="P174"/>
      <text:p text:style-name="P18"><text:span text:style-name="T605">I </text:span><text:span text:style-name="T612">have</text:span><text:span text:style-name="T600"> already </text:span><text:span text:style-name="T612">seen</text:span><text:span text:style-name="T600"> this movie. </text:span><text:span text:style-name="T606">—</text:span><text:span text:style-name="T600"> Я уже видел этот фильм (просмотрел, т. е. опыт).</text:span></text:p>
      <text:p text:style-name="P18"><text:span text:style-name="T600">You </text:span><text:span text:style-name="T612">have</text:span><text:span text:style-name="T600"> </text:span><text:span text:style-name="T612">broken</text:span><text:span text:style-name="T600"> the vase. </text:span><text:span text:style-name="T606">— </text:span><text:span text:style-name="T600">Ты разбил вазу. (есть очевидный результат, кот. случился ранее) </text:span></text:p>
      <text:p text:style-name="P19"><text:span text:style-name="T607">It`s the fitst time I </text:span><text:span text:style-name="T613">have</text:span><text:span text:style-name="T607"> </text:span><text:span text:style-name="T613">driven</text:span><text:span text:style-name="T607"> a car — Это впервые, когда я веду машину. (в настоящем)</text:span></text:p>
      <text:p text:style-name="P181"/>
      <text:p text:style-name="P182">Как проявляется результат:</text:p>
      <text:list xml:id="list3694705111" text:style-name="L20">
        <text:list-item>
          <text:p text:style-name="P899"><text:span text:style-name="T493">это </text:span><text:span text:style-name="T492">очевидные изменения;</text:span></text:p>
        </text:list-item>
        <text:list-item>
          <text:p text:style-name="P898"><text:span text:style-name="T474">полученный </text:span><text:span text:style-name="T478">ранее</text:span><text:span text:style-name="T474"> опыт или впечатления;</text:span></text:p>
        </text:list-item>
        <text:list-item>
          <text:p text:style-name="P880">недавно произошедшие события или новая информация.</text:p>
        </text:list-item>
      </text:list>
      <text:p text:style-name="P175"/>
      <text:p text:style-name="P175">Также Present Perfect используют, если что-то произошло впервые:</text:p>
      <text:p text:style-name="P88">It`s the first time something has happend. - Этой первый раз, когда что-то произошло.</text:p>
      <text:p text:style-name="P88">(вместо first можно указать любое порядковое число: second, third)</text:p>
      <text:p text:style-name="P175">Present Perferct — яркий пример того, что нельзя переводить английские </text:p>
      <text:p text:style-name="P135"><text:span text:style-name="T604">предложения слово в слово: </text:span><text:span text:style-name="T423">I have done. </text:span><text:span text:style-name="T418">—</text:span><text:span text:style-name="T423"> Я сделал (</text:span><text:span text:style-name="T437">досл. </text:span><text:span text:style-name="T423">Я имею сделанным).</text:span></text:p>
      <text:p text:style-name="P252"/>
      <text:p text:style-name="P253">Есть 2 варианта образования 3й формы глагола:</text:p>
      <text:list xml:id="list3858559391" text:style-name="L21">
        <text:list-item>
          <text:p text:style-name="P881">если глагол правильный, то добавляем к его начальной форме окончание <text:span text:style-name="T369">-ed</text:span>;</text:p>
        </text:list-item>
        <text:list-item>
          <text:p text:style-name="P881">если неправильный, то находим в таблице неправильных глаголов.</text:p>
        </text:list-item>
      </text:list>
      <text:p text:style-name="P202"/>
      <text:p text:style-name="P619"><text:span text:style-name="T494">Н</text:span><text:span text:style-name="T495">еправильны</text:span><text:span text:style-name="T494">й</text:span><text:span text:style-name="T495"> глагол </text:span><text:span text:style-name="T494">это </text:span><text:span text:style-name="T495">тот, который во 2й или 3й форме </text:span><text:span text:style-name="T509">записывается</text:span><text:span text:style-name="T495"> </text:span><text:span text:style-name="T509">по особенному</text:span><text:span text:style-name="T495">. </text:span></text:p>
      <text:p text:style-name="P203">Самые популярные неправильные глаголы нужно заучить (см. таблицу ниже).</text:p>
      <text:p text:style-name="P202"/>
      <text:p text:style-name="P205">Слова-маячки Present Perfect:</text:p>
      <text:list xml:id="list4061395688" text:style-name="L22">
        <text:list-item>
          <text:p text:style-name="P882">just — только что;</text:p>
        </text:list-item>
        <text:list-item>
          <text:p text:style-name="P882">already — уже;</text:p>
        </text:list-item>
        <text:list-item>
          <text:p text:style-name="P882">yet — еще не;</text:p>
        </text:list-item>
      </text:list>
      <text:p text:style-name="P207"/>
      <text:p text:style-name="P620"><text:span text:style-name="T424">Just</text:span><text:span text:style-name="T496"> и </text:span><text:span text:style-name="T424">already</text:span><text:span text:style-name="T496"> используются в утверждениях. </text:span><text:span text:style-name="T424">Yet</text:span><text:span text:style-name="T496"> — в вопросах и отрицаниях</text:span><text:span text:style-name="T497">. </text:span></text:p>
      <text:p text:style-name="P746"><text:span text:style-name="T497">(</text:span><text:span text:style-name="T438">already</text:span><text:span text:style-name="T544"> также </text:span><text:span text:style-name="T543">иногда можно встретить</text:span><text:span text:style-name="T544"> в вопросах).</text:span></text:p>
      <text:p text:style-name="P209"/>
      <text:p text:style-name="P208">Место <text:span text:style-name="T369">just</text:span>, <text:span text:style-name="T369">already</text:span> в предложении — между <text:span text:style-name="T369">have</text:span> и 3й формой глагола. </text:p>
      <text:p text:style-name="P208">Слово <text:span text:style-name="T369">yet</text:span> стоит <text:span text:style-name="T712">всегда </text:span>в конце предложения.</text:p>
      <text:p text:style-name="P206"/>
      <text:p text:style-name="P91">I have <text:span text:style-name="T588">just</text:span> eaten a sandwich. <text:span text:style-name="T636">—</text:span> Я только что съел бутерброд.</text:p>
      <text:p text:style-name="P91">We have n<text:span text:style-name="T639">o</text:span>t finished <text:span text:style-name="T588">yet</text:span>. <text:span text:style-name="T636">—</text:span> Мы еще не закончили.</text:p>
      <text:p text:style-name="P204"/>
      <text:p text:style-name="P210">Другие указатели времени:</text:p>
      <text:list xml:id="list615607208" text:style-name="L23">
        <text:list-item>
          <text:p text:style-name="P883">ever — когда либо;</text:p>
        </text:list-item>
        <text:list-item>
          <text:p text:style-name="P883">never — никогда;</text:p>
        </text:list-item>
        <text:list-item>
          <text:p text:style-name="P883">recently — в последнее время;</text:p>
        </text:list-item>
        <text:list-item>
          <text:p text:style-name="P883">these days — в последние дни;</text:p>
        </text:list-item>
        <text:list-item>
          <text:p text:style-name="P883">словосочетание с this (this mornig, this week).</text:p>
        </text:list-item>
      </text:list>
      <text:p text:style-name="P209"/>
      <text:p text:style-name="P209">Место <text:span text:style-name="T369">ever</text:span>, <text:span text:style-name="T369">never</text:span> — перед 3й формой глагола, <text:span text:style-name="T638">а</text:span> <text:span text:style-name="T369">recently</text:span>, <text:span text:style-name="T369">these days</text:span> и </text:p>
      <text:p text:style-name="P209">словосочетания с <text:span text:style-name="T369">this</text:span> — в конце предложения.</text:p>
      <text:p text:style-name="P209"/>
      <text:p text:style-name="P92">I <text:span text:style-name="T639">ha</text:span>ve <text:span text:style-name="T588">never</text:span> been to New York. <text:span text:style-name="T637">— </text:span>Я никогда не был в Нью Йорке.</text:p>
      <text:p text:style-name="P92"><text:soft-page-break/>I <text:span text:style-name="T639">ha</text:span>ve worked a lot <text:span text:style-name="T588">these days</text:span>. <text:span text:style-name="T637">—</text:span> Я много работал в эти дни.</text:p>
      <text:p text:style-name="P211"/>
      <text:p text:style-name="P199">Отрицания в Present Perfect</text:p>
      <text:p text:style-name="P212"/>
      <text:p text:style-name="P213">Используются, когда хотят сказать:</text:p>
      <text:list xml:id="list983846253" text:style-name="L24">
        <text:list-item>
          <text:p text:style-name="P884">об отсутствии ожидаемого результата;</text:p>
        </text:list-item>
        <text:list-item>
          <text:p text:style-name="P884">о том, чего автор никогда не делал или не испытывал.</text:p>
        </text:list-item>
      </text:list>
      <text:p text:style-name="P212"/>
      <text:p text:style-name="P212">Для этого ставится частица <text:span text:style-name="T369">not</text:span> после вспомогательного глагола <text:span text:style-name="T369">have</text:span>.</text:p>
      <text:p text:style-name="P212"/>
      <text:p text:style-name="P212">Также отрицательным считается предложение со словом <text:span text:style-name="T369">never</text:span>, которое передает отрицательный контекст.</text:p>
      <text:p text:style-name="P212"/>
      <text:p text:style-name="P621"><text:span text:style-name="T498">В </text:span><text:span text:style-name="T492">отрицаниях почти всегда используется сокращенная форма глагола — </text:span><text:span text:style-name="T423">haven`t</text:span><text:span text:style-name="T492">.</text:span></text:p>
      <text:p text:style-name="P622"><text:span text:style-name="T510">Сокращени</text:span><text:span text:style-name="T542">е</text:span><text:span text:style-name="T510"> </text:span><text:span text:style-name="T426">`ve not</text:span><text:span text:style-name="T510"> не используется.</text:span></text:p>
      <text:p text:style-name="P93">I have<text:span text:style-name="T347">n</text:span><text:span text:style-name="T351">`</text:span><text:span text:style-name="T347">t</text:span> expected that. <text:span text:style-name="T637">—</text:span> Я этого не ожидал.</text:p>
      <text:p text:style-name="P93">I<text:span text:style-name="T639">`</text:span>ve <text:span text:style-name="T347">never</text:span> seen this movie before. <text:span text:style-name="T637">— </text:span>Я до этого не видел этот фильм. </text:p>
      <text:p text:style-name="P198"/>
      <text:p text:style-name="P198">Вопросы в Present Perfect</text:p>
      <text:p text:style-name="P94"/>
      <text:p text:style-name="P215">Используются, если хоят узнать:</text:p>
      <text:list xml:id="list469101767" text:style-name="L25">
        <text:list-item>
          <text:p text:style-name="P885">сделано ли дело к этом моменту, каким образом оно сделано;</text:p>
        </text:list-item>
        <text:list-item>
          <text:p text:style-name="P914"><text:span text:style-name="T510">имеет ли человек определенный опыт </text:span><text:span text:style-name="T508">или совершил ли он </text:span><text:span text:style-name="T511">нужное</text:span><text:span text:style-name="T508"> действие</text:span><text:span text:style-name="T510">;</text:span></text:p>
        </text:list-item>
      </text:list>
      <text:p text:style-name="P214"/>
      <text:p text:style-name="P622">Для этого используется уже знакомая схема. Глагол <text:span text:style-name="T369">have</text:span> ставится перед по<text:span text:style-name="T643">д</text:span>л<text:span text:style-name="T643">е</text:span>ж<text:span text:style-name="T643">а</text:span>щим.</text:p>
      <text:p text:style-name="P622"/>
      <text:p text:style-name="P95">Why have you done it? <text:span text:style-name="T637">—</text:span> Зачем ты это сделал?</text:p>
      <text:p text:style-name="P745"><text:span text:style-name="T434">Ha</text:span><text:span text:style-name="T435">s</text:span><text:span text:style-name="T434"> </text:span><text:span text:style-name="T435">he</text:span><text:span text:style-name="T434"> ever been to Rome? </text:span><text:span text:style-name="T436">—</text:span><text:span text:style-name="T434"> </text:span><text:span text:style-name="T435">Он</text:span><text:span text:style-name="T434"> бывал в Риме?</text:span></text:p>
      <text:p text:style-name="P95"/>
      <text:p text:style-name="P189">Present Perfect Continuous</text:p>
      <text:p text:style-name="P216"/>
      <text:p text:style-name="P218">Для того, чтобы использовать, нужно чтобы совпало сразу несколько условий:</text:p>
      <text:list xml:id="list4289686021" text:style-name="L26">
        <text:list-item>
          <text:p text:style-name="P915"><text:span text:style-name="T499">действие не закончено либо закончено не</text:span><text:span text:style-name="T503">давно</text:span><text:span text:style-name="T499">;</text:span></text:p>
        </text:list-item>
        <text:list-item>
          <text:p text:style-name="P915"><text:span text:style-name="T499">известн</text:span><text:span text:style-name="T503">а его продолжительность </text:span><text:span text:style-name="T517">(обычно из контекста предложения)</text:span><text:span text:style-name="T503">.</text:span></text:p>
        </text:list-item>
      </text:list>
      <text:p text:style-name="P217"/>
      <text:p text:style-name="P222">Схема состоит из 3х частей: вспомогательного глагола <text:span text:style-name="T369">have</text:span>, слова <text:span text:style-name="T369">been</text:span> <text:span text:style-name="T716">(особая форма </text:span></text:p>
      <text:p text:style-name="P222"><text:span text:style-name="T716">глагола </text:span><text:span text:style-name="T389">be</text:span><text:span text:style-name="T716">) </text:span>и смыслового глагола с окончанием <text:span text:style-name="T369">-ing</text:span>. </text:p>
      <text:p text:style-name="P220"/>
      <text:p text:style-name="P633"><text:span text:style-name="T492">На русский </text:span><text:span text:style-name="T501">язык </text:span><text:span text:style-name="T482">Present Perfect Continuous</text:span><text:span text:style-name="T490"> </text:span><text:span text:style-name="T492">переводится настоящим временем</text:span></text:p>
      <text:p text:style-name="P625"><text:span text:style-name="T500">(редко в прошлом). </text:span><text:span text:style-name="T501">При этом все 3 части </text:span><text:span text:style-name="T502">переводятся</text:span><text:span text:style-name="T501"> одним словом.</text:span></text:p>
      <text:p text:style-name="P219"/>
      <text:p text:style-name="P20"><text:span text:style-name="T599">I </text:span><text:span text:style-name="T612">have been learning</text:span><text:span text:style-name="T599"> English for 2 years. </text:span><text:span text:style-name="T616">—</text:span><text:span text:style-name="T599"> Я </text:span><text:span text:style-name="T612">учу</text:span><text:span text:style-name="T599"> английский уже 2 года (и еще не закончил).</text:span></text:p>
      <text:p text:style-name="P20"><text:span text:style-name="T599">We </text:span><text:span text:style-name="T612">have been cleaning</text:span><text:span text:style-name="T599"> the flat the whole morning. </text:span><text:span text:style-name="T616">— </text:span><text:span text:style-name="T599">Мы </text:span><text:span text:style-name="T612">убирали</text:span><text:span text:style-name="T599"> </text:span><text:span text:style-name="T617">квартиру все утро.</text:span></text:p>
      <text:p text:style-name="P221"/>
      <text:p text:style-name="P223">Формы глагола <text:span text:style-name="T369">have</text:span> <text:span text:style-name="T369">verb-ing</text:span> (подобно <text:span text:style-name="T369">am/is/are verb-ing</text:span>, как в Continuous) не существует.</text:p>
      <text:p text:style-name="P223">Если у смыслового глагола окончание<text:span text:style-name="T369"> -ing</text:span>, то <text:span text:style-name="T369">have</text:span> применяется только с <text:span text:style-name="T369">been</text:span>.</text:p>
      <text:p text:style-name="P223"/>
      <text:p text:style-name="P626"><text:span text:style-name="T503">С</text:span><text:span text:style-name="T492">лова-маячки Present Perfect Continuous:</text:span></text:p>
      <text:list xml:id="list1685288799" text:style-name="L27">
        <text:list-item>
          <text:p text:style-name="P886">for — в течении;</text:p>
        </text:list-item>
        <text:list-item>
          <text:p text:style-name="P886">since — с какого-то времени;</text:p>
        </text:list-item>
        <text:list-item>
          <text:p text:style-name="P886"><text:soft-page-break/>how long — как долго.</text:p>
        </text:list-item>
      </text:list>
      <text:p text:style-name="P225"/>
      <text:p text:style-name="P224">Дополнительно могут использоваться указатели периода:</text:p>
      <text:list xml:id="list2053085988" text:style-name="L28">
        <text:list-item>
          <text:p text:style-name="P887">all — весь (день/год);</text:p>
        </text:list-item>
        <text:list-item>
          <text:p text:style-name="P887">the whole — целый (день/вечер); </text:p>
        </text:list-item>
      </text:list>
      <text:p text:style-name="P219"/>
      <text:p text:style-name="P21"><text:span text:style-name="T599">He</text:span><text:span text:style-name="T618">`</text:span><text:span text:style-name="T600">s been playing</text:span><text:span text:style-name="T599"> for an hour. — Он </text:span><text:span text:style-name="T600">играет</text:span><text:span text:style-name="T599"> уже час </text:span><text:span text:style-name="T618">(в течении часа).</text:span></text:p>
      <text:p text:style-name="P22"><text:span text:style-name="T618">W</text:span><text:span text:style-name="T599">e`</text:span><text:span text:style-name="T600">ve been staying</text:span><text:span text:style-name="T599"> in this hotel since Tuesday. </text:span><text:span text:style-name="T619">— </text:span><text:span text:style-name="T599">Мы </text:span><text:span text:style-name="T600">находимся</text:span><text:span text:style-name="T599"> в этом отеле со вторника.</text:span></text:p>
      <text:p text:style-name="P226"/>
      <text:p text:style-name="P629"><text:span text:style-name="T504">В утверждениях глагол </text:span><text:span text:style-name="T425">have</text:span><text:span text:style-name="T504"> </text:span><text:span text:style-name="T505">часто</text:span><text:span text:style-name="T504"> сокращают до </text:span><text:span text:style-name="T425">`ve</text:span><text:span text:style-name="T504">, а </text:span><text:span text:style-name="T425">has</text:span><text:span text:style-name="T504"> — до </text:span><text:span text:style-name="T425">`s</text:span><text:span text:style-name="T504"> (лего перепутать с </text:span><text:span text:style-name="T425">is</text:span><text:span text:style-name="T504">, посему здесь вспомогательный глагол можно понять только по контексту).</text:span></text:p>
      <text:p text:style-name="P227"/>
      <text:p text:style-name="P628"><text:span text:style-name="T504">Е</text:span><text:span text:style-name="T492">сли используется глагол </text:span><text:span text:style-name="T423">be</text:span><text:span text:style-name="T492"> или глаголы состояния, которые не стоят в Continuous</text:span><text:span text:style-name="T514">,</text:span><text:span text:style-name="T492"> </text:span></text:p>
      <text:p text:style-name="P228">то предложение будет в Present Perfect. </text:p>
      <text:p text:style-name="P228"/>
      <text:p text:style-name="P25"><text:span text:style-name="T600">I </text:span><text:span text:style-name="T612">have known </text:span><text:span text:style-name="T600">(</text:span><text:span text:style-name="T608">а </text:span><text:span text:style-name="T600">не have been knowing)</text:span><text:span text:style-name="T599"> Alice for 3 years. </text:span><text:span text:style-name="T504">—</text:span><text:span text:style-name="T599"> Я </text:span><text:span text:style-name="T612">знаю</text:span><text:span text:style-name="T599"> Алису уже 3 года </text:span></text:p>
      <text:p text:style-name="P26"><text:span text:style-name="T599">I </text:span><text:span text:style-name="T612">haven`t seen</text:span><text:span text:style-name="T599"> Mary for years. </text:span><text:span text:style-name="T618">— </text:span><text:span text:style-name="T599">Я н</text:span><text:span text:style-name="T612">е видел</text:span><text:span text:style-name="T599"> Мэри много лет. </text:span></text:p>
      <text:p text:style-name="P228"/>
      <text:p text:style-name="P630"><text:span text:style-name="T513">Present Perfect Continuous можно упрощать до Present Perfect с пом</text:span><text:span text:style-name="T512">.</text:span><text:span text:style-name="T513"> глаголов </text:span><text:span text:style-name="T427">live</text:span><text:span text:style-name="T513"> </text:span><text:span text:style-name="T512">и</text:span><text:span text:style-name="T513"> </text:span><text:span text:style-name="T427">work</text:span><text:span text:style-name="T513">:</text:span></text:p>
      <text:p text:style-name="P24"><text:span text:style-name="T620">I</text:span><text:span text:style-name="T599">`ve </text:span><text:span text:style-name="T612">been working</text:span><text:span text:style-name="T599"> here for 2 years → I`ve </text:span><text:span text:style-name="T612">worked</text:span><text:span text:style-name="T599"> here for 2 years. </text:span><text:span text:style-name="T621">(смысл одинаковый)</text:span></text:p>
      <text:p text:style-name="P227"/>
      <text:p text:style-name="P5"><text:span text:style-name="T504">О</text:span><text:span text:style-name="T492">трицания в Present Perfect Continuous</text:span></text:p>
      <text:p text:style-name="P229"/>
      <text:p text:style-name="P627"><text:span text:style-name="T505">Использу</text:span><text:span text:style-name="T506">ю</text:span><text:span text:style-name="T505">тся, чтобы сказать, что что-то не происходит в течении указанного времени.</text:span></text:p>
      <text:p text:style-name="P230">Для этого добавляется частица <text:span text:style-name="T369">not</text:span> после вспомогательного глагола <text:span text:style-name="T369">have</text:span>.</text:p>
      <text:p text:style-name="P230"/>
      <text:p text:style-name="P23"><text:span text:style-name="T599">I </text:span><text:span text:style-name="T600">have not been waiting</text:span><text:span text:style-name="T599"> long. </text:span><text:span text:style-name="T619">—</text:span><text:span text:style-name="T599"> Я </text:span><text:span text:style-name="T600">не жду</text:span><text:span text:style-name="T599"> долго.</text:span></text:p>
      <text:p text:style-name="P219"/>
      <text:p text:style-name="P6"><text:span text:style-name="T492">Вопросы </text:span><text:span text:style-name="T507">в Present Perfect Continuous</text:span><text:span text:style-name="T492"> </text:span></text:p>
      <text:p text:style-name="P219"/>
      <text:p text:style-name="P231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31"/>
      <text:p text:style-name="P70"><text:span text:style-name="T599">Have you been waiting long? </text:span><text:span text:style-name="T619">— </text:span><text:span text:style-name="T599">Вы давно ждете? </text:span></text:p>
      <text:p text:style-name="P70"><text:span text:style-name="T599">How long have you been waiting? </text:span><text:span text:style-name="T619">—</text:span><text:span text:style-name="T599"> Как долго вы ждете?</text:span></text:p>
      <text:p text:style-name="P194"/>
      <text:p text:style-name="P194"><text:span text:style-name="T646">Прошедшее. </text:span>Past</text:p>
      <text:p text:style-name="P232"/>
      <text:p text:style-name="P244">Past Perfect и Past Perfect Continuous относительно редки и <text:span text:style-name="T653">в</text:span> рамках начального курса </text:p>
      <text:p text:style-name="P244">не проходятся. <text:span text:style-name="T647">В художественной литературе почти всегда используется Past Simple.</text:span></text:p>
      <text:p text:style-name="P232"/>
      <text:p text:style-name="P192">Past Simple</text:p>
      <text:p text:style-name="P233"/>
      <text:p text:style-name="P235">Используется, чтобы:</text:p>
      <text:list xml:id="list2605375366" text:style-name="L29">
        <text:list-item>
          <text:p text:style-name="P916"><text:span text:style-name="T515">сообщить факты </text:span><text:span text:style-name="T516">прошлого,</text:span><text:span text:style-name="T515"> рассказать историю, </text:span><text:span text:style-name="T523">биографию</text:span><text:span text:style-name="T515">; </text:span></text:p>
        </text:list-item>
        <text:list-item>
          <text:p text:style-name="P888">описать действие из прошлого, результат которого не важен в настоящем.</text:p>
        </text:list-item>
      </text:list>
      <text:p text:style-name="P234"/>
      <text:p text:style-name="P634"><text:span text:style-name="T517">Для этого использются глаголы во 2й форме. </text:span><text:span text:style-name="T518">Вторая форма правильного глагола образуется добавлением окончания </text:span><text:span text:style-name="T428">-ed</text:span><text:span text:style-name="T518">. </text:span><text:span text:style-name="T526">Ф</text:span><text:span text:style-name="T518">орма </text:span><text:span text:style-name="T526">неправильного глагола </text:span><text:span text:style-name="T518">находится в таблице.</text:span></text:p>
      <text:p text:style-name="P234"/>
      <text:p text:style-name="P27"><text:span text:style-name="T599">Mozart </text:span><text:span text:style-name="T612">lived</text:span><text:span text:style-name="T599"> from 1756 to 1791 — Моцарт </text:span><text:span text:style-name="T612">жил</text:span><text:span text:style-name="T599"> с 1756 по 1791 год (факт прошлого). </text:span></text:p>
      <text:p text:style-name="P27"><text:soft-page-break/><text:span text:style-name="T599">I </text:span><text:span text:style-name="T612">visited</text:span><text:span text:style-name="T599"> my parents yesterday — Вчера я </text:span><text:span text:style-name="T612">навещал</text:span><text:span text:style-name="T599"> родителей (действие из прошлого).</text:span></text:p>
      <text:p text:style-name="P304"/>
      <text:p text:style-name="P305">Если глагол заканчивается на глухой звук, то <text:span text:style-name="T369">-ed</text:span> читается как <text:span text:style-name="T369">t</text:span>, а если на звконкий </text:p>
      <text:p text:style-name="P305">согласный или на гласный звук — то как <text:span text:style-name="T369">d</text:span>: <text:span text:style-name="T369">worked [воркт], played [плэйд]</text:span>.</text:p>
      <text:p text:style-name="P632"/>
      <text:p text:style-name="P303">Если глагол заканчивается на <text:span text:style-name="T369">d </text:span>или <text:span text:style-name="T369">t</text:span>, то <text:span text:style-name="T369">-ed</text:span> читается как <text:span text:style-name="T369">id</text:span>: <text:span text:style-name="T369">recorded [рикодид]</text:span>. </text:p>
      <text:p text:style-name="P306">Если глагол заканчивается на <text:span text:style-name="T369">-e</text:span>, то её не надо писать 2 раза: <text:span text:style-name="T369">chase</text:span> → <text:span text:style-name="T369">chased</text:span>.</text:p>
      <text:p text:style-name="P632"/>
      <text:p text:style-name="P631">Слова-маячки Past Simple:</text:p>
      <text:list xml:id="list1943687487" text:style-name="L30">
        <text:list-item>
          <text:p text:style-name="P917">ago — <text:span text:style-name="T648">тому назад</text:span>;</text:p>
        </text:list-item>
        <text:list-item>
          <text:p text:style-name="P918">last — <text:span text:style-name="T648">прошлый</text:span>;</text:p>
        </text:list-item>
        <text:list-item>
          <text:p text:style-name="P889">yesterday — вчера;</text:p>
        </text:list-item>
      </text:list>
      <text:p text:style-name="P254"/>
      <text:p text:style-name="P635"><text:span text:style-name="T524">Past Simple часто путают с Present Perfect, потому что на русский они переводятся </text:span><text:span text:style-name="T525">почти</text:span><text:span text:style-name="T524"> одинаково. Главное отличие в том, что Present Perfect всегда будет сообщать доп</text:span><text:span text:style-name="T525">олнительную</text:span><text:span text:style-name="T524"> информацию, указывающ</text:span><text:span text:style-name="T525">ую </text:span><text:span text:style-name="T524">на настоящее время </text:span><text:span text:style-name="T525">(</text:span><text:span text:style-name="T526">чтобы сообщить</text:span><text:span text:style-name="T525"> результат).</text:span></text:p>
      <text:p text:style-name="P241"/>
      <text:p text:style-name="P242">Past Simple используется когда известен момент в прошлом. Если мы знаешь, </text:p>
      <text:p text:style-name="P242">когда произошло событие, то Present Perfect использовать нельзя.</text:p>
      <text:p text:style-name="P242"/>
      <text:p text:style-name="P100">Tom has lost his key — Том потерал ключ (у него сейчас нет ключа, </text:p>
      <text:p text:style-name="P100">потому что он его потерян).</text:p>
      <text:p text:style-name="P100"/>
      <text:p text:style-name="P100">Tom lost his key last weak — Том потерял ключ на прошлой неделе </text:p>
      <text:p text:style-name="P100">(не важно, есть у него ключ или нет).</text:p>
      <text:p text:style-name="P238"/>
      <text:p text:style-name="P239">В английском, если вопрос задается в настоящем, то и ответ должен быть в настоящем. </text:p>
      <text:p text:style-name="P239">Если вопрос в прошлом, то ответ также должен быть в прошлом.</text:p>
      <text:p text:style-name="P239"/>
      <text:p text:style-name="P239">Но если вопрос был в Present Perfect, а в ответе дается информация, когда именно это случилось, тогда необходимо отвечать в Past Simple.</text:p>
      <text:p text:style-name="P239"/>
      <text:p text:style-name="P98">Have you already started to learn English? Yes, I started to learn it 3 month ago — </text:p>
      <text:p text:style-name="P98">Ты уже начал учить английский? Да, 3 месяца назад (информация о времени).</text:p>
      <text:p text:style-name="P97"/>
      <text:p text:style-name="P240">Если вопрос содержит слово <text:span text:style-name="T369">when</text:span>, то он автоматически привязывает нас к моменту </text:p>
      <text:p text:style-name="P240">в прошлом. <text:span text:style-name="T652">Поэтому Present Perfect в вопросах с </text:span><text:span text:style-name="T379">when</text:span><text:span text:style-name="T652"> не используется.</text:span></text:p>
      <text:p text:style-name="P240"/>
      <text:p text:style-name="P99">Have you met him before? <text:span text:style-name="T651">—</text:span> Вы раньше с ним встречались?</text:p>
      <text:p text:style-name="P99">When did you meet him? <text:span text:style-name="T651">—</text:span> Когда вы встречались с ним?</text:p>
      <text:p text:style-name="P238"/>
      <text:p text:style-name="P195">Отрицания и вопросы в Past Simple</text:p>
      <text:p text:style-name="P237"/>
      <text:p text:style-name="P637"><text:span text:style-name="T518">Отрицание представляет связку </text:span><text:span text:style-name="T428">did</text:span><text:span text:style-name="T518"> с частицей </text:span><text:span text:style-name="T428">not</text:span><text:span text:style-name="T518">, </text:span><text:span text:style-name="T528">которая ставится перед смысловым глаголом в начальной форме. </text:span><text:span text:style-name="T519">Обычно </text:span><text:span text:style-name="T528">эта связка</text:span><text:span text:style-name="T519"> сокращается до </text:span><text:span text:style-name="T429">didn`t</text:span><text:span text:style-name="T519">.</text:span></text:p>
      <text:p text:style-name="P247"/>
      <text:p text:style-name="P637"><text:span text:style-name="T527">В вопросах </text:span><text:span text:style-name="T518">вспомогательный глагол </text:span><text:span text:style-name="T428">did</text:span><text:span text:style-name="T518"> используется </text:span><text:span text:style-name="T528">по тем же грамматическим </text:span></text:p>
      <text:p text:style-name="P637"><text:span text:style-name="T528">правилам</text:span><text:span text:style-name="T518">, </text:span><text:span text:style-name="T519">как</text:span><text:span text:style-name="T518"> </text:span><text:span text:style-name="T428">do</text:span><text:span text:style-name="T518"> для Present Simple. </text:span></text:p>
      <text:p text:style-name="P236"/>
      <text:p text:style-name="P96"><text:span text:style-name="T588">Did</text:span> you <text:span text:style-name="T588">go</text:span> to Los Angeles last week? - Ты <text:span text:style-name="T588">ездил</text:span> в Лос Анжелес на прошлой неделе?</text:p>
      <text:p text:style-name="P96">I <text:span text:style-name="T588">didn`t go</text:span> to Los Angeles, I <text:span text:style-name="T588">went</text:span> to Bostom — Я <text:span text:style-name="T588">не ездил</text:span> в Лос Анжелес, я <text:span text:style-name="T588">ездил</text:span> в Бостон.</text:p>
      <text:p text:style-name="P728"/>
      <text:p text:style-name="P200"><text:soft-page-break/>Past Continuous</text:p>
      <text:p text:style-name="P243"/>
      <text:p text:style-name="P640"><text:span text:style-name="T530">О</text:span><text:span text:style-name="T529">значает процесс или незаконченное действие, которое привязано к точному моменту </text:span></text:p>
      <text:p text:style-name="P640"><text:span text:style-name="T529">в </text:span><text:span text:style-name="T576">прошлом</text:span><text:span text:style-name="T529"> (т. е. действие происходило и не было закончено).</text:span></text:p>
      <text:p text:style-name="P245"/>
      <text:p text:style-name="P639"><text:span text:style-name="T52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33">обсуждаемая ситуация</text:span><text:span text:style-name="T529">).</text:span></text:p>
      <text:p text:style-name="P245"/>
      <text:p text:style-name="P641"><text:span text:style-name="T530">Состоит из 2х частей: вспомогательного глагола </text:span><text:span text:style-name="T431">be</text:span><text:span text:style-name="T530"> (</text:span><text:span text:style-name="T531">формы как в Past Simple</text:span><text:span text:style-name="T530">) и смыслового глагола с окончанием </text:span><text:span text:style-name="T431">-ing</text:span><text:span text:style-name="T530">. </text:span><text:span text:style-name="T529">На русский переводится глаголом в прошедшем времени.</text:span></text:p>
      <text:p text:style-name="P246"/>
      <text:p text:style-name="P101">Last Sunday at 5 I <text:span text:style-name="T588">was having</text:span> dinner with my friends — В прошлое воскресенье в 5 </text:p>
      <text:p text:style-name="P101">я <text:span text:style-name="T588">ужинал</text:span> со своими друзьями (привязка к точному моменту в прошлом).</text:p>
      <text:p text:style-name="P29"><text:span text:style-name="T623">My parents </text:span><text:span text:style-name="T614">were watching</text:span><text:span text:style-name="T623"> TV when I came home yesterday — Мои родители </text:span><text:span text:style-name="T614">смотрели</text:span><text:span text:style-name="T623"> телевизор, когда я пришел вчера домой (незаконченное действие </text:span><text:span text:style-name="T624">в тот момент</text:span><text:span text:style-name="T623">).</text:span></text:p>
      <text:p text:style-name="P102"/>
      <text:p text:style-name="P641"><text:span text:style-name="T531">В отрицаниях и вопросах </text:span><text:span text:style-name="T532">глагол </text:span><text:span text:style-name="T432">be</text:span><text:span text:style-name="T531"> ведет себя точно так же, как и </text:span><text:span text:style-name="T532">для</text:span><text:span text:style-name="T531"> Past Simple:</text:span></text:p>
      <text:p text:style-name="P30"><text:span text:style-name="T625">W</text:span><text:span text:style-name="T599">e weren`t reading — Мы не читали (именно тогда). Was I running? — Я бежал?</text:span></text:p>
      <text:p text:style-name="P104"/>
      <text:p text:style-name="P250">В одном предложении часто используются Past Continuous и Past Simple одновременно.</text:p>
      <text:p text:style-name="P644"><text:span text:style-name="T534">Действие, длящееся какое-то время (</text:span><text:span text:style-name="T535">Past Continuous</text:span><text:span text:style-name="T534">) может прерываться более коротким действием (</text:span><text:span text:style-name="T535">Past Simple</text:span><text:span text:style-name="T540">)</text:span><text:span text:style-name="T534"> </text:span><text:span text:style-name="T538">либо другим Past Continuous </text:span><text:span text:style-name="T541">(смотреть по контексту)</text:span><text:span text:style-name="T538">.</text:span></text:p>
      <text:p text:style-name="P248"/>
      <text:p text:style-name="P642"><text:span text:style-name="T534">В этом случае предложение может содержать слово </text:span><text:span text:style-name="T433">while</text:span><text:span text:style-name="T534"> </text:span><text:span text:style-name="T536">(в то время, как)</text:span><text:span text:style-name="T534"> в той части, которая относится к <text:s/></text:span><text:span text:style-name="T535">Past Continuous, </text:span><text:span text:style-name="T534">либо </text:span><text:span text:style-name="T433">when</text:span><text:span text:style-name="T534">, там, где используется Past Simple.</text:span></text:p>
      <text:p text:style-name="P248"/>
      <text:p text:style-name="P31"><text:span text:style-name="T615">While</text:span><text:span text:style-name="T626"> I was working in the garden, I </text:span><text:span text:style-name="T627">kicked</text:span><text:span text:style-name="T626"> my leg — Пока я работал в саду, я </text:span><text:span text:style-name="T628">пнул</text:span><text:span text:style-name="T626"> ногу.</text:span></text:p>
      <text:p text:style-name="P32"><text:span text:style-name="T599">I was working in the garden </text:span><text:span text:style-name="T612">when</text:span><text:span text:style-name="T599"> I kicked my leg — </text:span><text:span text:style-name="T627">Я работал в саду, когда </text:span><text:span text:style-name="T628">пнул</text:span><text:span text:style-name="T627"> ногу</text:span><text:span text:style-name="T599">.</text:span></text:p>
      <text:p text:style-name="P105"/>
      <text:p text:style-name="P33"><text:span text:style-name="T612">While</text:span><text:span text:style-name="T599"> Tom was reading, Amely was watching a documentary on TV — Пока </text:span><text:span text:style-name="T629">Т</text:span><text:span text:style-name="T599">ом читал, </text:span></text:p>
      <text:p text:style-name="P106">Эмили смотрела документальный фильм по телевизору.</text:p>
      <text:p text:style-name="P251"/>
      <text:p text:style-name="P643"><text:span text:style-name="T539">Если действия происходят не одновременно, а следуют одно за другим</text:span><text:span text:style-name="T537">, то в этом </text:span></text:p>
      <text:p text:style-name="P249">случае нужно использовать <text:span text:style-name="T661">только</text:span> Past Simple.</text:p>
      <text:p text:style-name="P249"/>
      <text:p text:style-name="P103">I saw Jane in the street yesterday. I stopped and said hello — Я увидел Джейн вчера на улице. </text:p>
      <text:p text:style-name="P103">Я остановился и поздоровался (сказал «привет»).</text:p>
      <text:p text:style-name="P197"/>
      <text:p text:style-name="P197">Будущие. Future</text:p>
      <text:p text:style-name="P120"/>
      <text:p text:style-name="P125">В английском языке о будущем можно говорить не только с помощью формы Future, но и </text:p>
      <text:p text:style-name="P650"><text:span text:style-name="T555">с помощью </text:span><text:span text:style-name="T559">формы</text:span><text:span text:style-name="T555"> </text:span><text:span text:style-name="T557">Present</text:span><text:span text:style-name="T55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24"/>
      <text:p text:style-name="P649"><text:span text:style-name="T556">Другие варианты Future (кроме </text:span><text:span text:style-name="T558">Future </text:span><text:span text:style-name="T556">Simple) используются редко, </text:span><text:span text:style-name="T558">т. к.</text:span><text:span text:style-name="T556"> они громоздкие и довольно неудобные. В современном английском можно обойтись без них.</text:span></text:p>
      <text:p text:style-name="P124"/>
      <text:p text:style-name="P647"><text:span text:style-name="T220">На будущ</text:span><text:span text:style-name="T221">и</text:span><text:span text:style-name="T220">е могут также указы</text:span><text:span text:style-name="T221">вать</text:span><text:span text:style-name="T220"> модальные глаголы </text:span><text:span text:style-name="T222">и оборот </text:span><text:span text:style-name="T139">be going to</text:span><text:span text:style-name="T223">, </text:span><text:span text:style-name="T222">который </text:span></text:p>
      <text:p text:style-name="P647"><text:span text:style-name="T222">в основном</text:span><text:span text:style-name="T223"> встречается </text:span><text:span text:style-name="T222">в разговорной речи и нередко используется вместо Future Simple.</text:span></text:p>
      <text:p text:style-name="P124"/>
      <text:p text:style-name="P263"/>
      <text:p text:style-name="P817">Present Continuous в значении будущего</text:p>
      <text:p text:style-name="P126"/>
      <text:p text:style-name="P126">Используется, чтобы сказать о личных планах. В предложении обычно указывается дата </text:p>
      <text:p text:style-name="P126">или время, связанные с будущим. Переводить можно как будущим так и настоящим.</text:p>
      <text:p text:style-name="P126"/>
      <text:p text:style-name="P501">What are you doing on Satureday? <text:span text:style-name="T352">—</text:span> Что ты делаешь в субботу? (какие у тебя планы?)</text:p>
      <text:p text:style-name="P509">I am flying to London tomorrow — <text:span text:style-name="T662">Завтра я лечу в Лондон (личный план)</text:span></text:p>
      <text:p text:style-name="P509"/>
      <text:p text:style-name="P404">Present Simple в значении будущего</text:p>
      <text:p text:style-name="P510"/>
      <text:p text:style-name="P127"><text:span text:style-name="T304">Используется, чтобы сказать о том, что </text:span><text:span text:style-name="T306">что-то </text:span><text:span text:style-name="T304">должно произойти по рассписанию, либо </text:span></text:p>
      <text:p text:style-name="P127"><text:span text:style-name="T304">о собственном графике. </text:span><text:span text:style-name="T305">Переводить можно как будущим так и настоящим.</text:span></text:p>
      <text:p text:style-name="P417"/>
      <text:p text:style-name="P417">Ключевое отличие от Present Continuous в том, что расписание не зависит от говорящего, </text:p>
      <text:p text:style-name="P645"><text:span text:style-name="T147">т. е. речь может идти </text:span><text:span text:style-name="T148">о </text:span><text:span text:style-name="T147">рассписании транспорта, сеансов в кино и т. </text:span><text:span text:style-name="T148">п</text:span><text:span text:style-name="T147">.</text:span></text:p>
      <text:p text:style-name="P511">My airplane flies at 6 o`clock tomorrow — Мой самолет летит завтра в 6 (рассписание)</text:p>
      <text:p text:style-name="P729"><text:span text:style-name="T100">What time do you finish work tommorow? </text:span><text:span text:style-name="T101">— </text:span><text:span text:style-name="T100">В какое время ты заканчиваешь работу завтра?</text:span></text:p>
      <text:p text:style-name="P513"/>
      <text:p text:style-name="P405">Оборот <text:span text:style-name="T369">be going to</text:span></text:p>
      <text:p text:style-name="P418"/>
      <text:p text:style-name="P646"><text:span text:style-name="T149">Подразумевает, что человек говорит не о спонтанном решении что-либо сделать, </text:span><text:span text:style-name="T152">а о заранее </text:span><text:span text:style-name="T153">продуманных</text:span><text:span text:style-name="T152"> действиях. </text:span><text:span text:style-name="T149">На русский переводится как «собираюсь сделать».</text:span></text:p>
      <text:p text:style-name="P418"/>
      <text:p text:style-name="P129"><text:span text:style-name="T303">Чтобы использовать, нужно поставить глагол </text:span><text:span text:style-name="T100">be</text:span><text:span text:style-name="T303"> в форму </text:span><text:span text:style-name="T100">am/is/are</text:span><text:span text:style-name="T303">, а смысловой глагол оставить в начальной форме, после </text:span><text:span text:style-name="T100">going to</text:span><text:span text:style-name="T303">.</text:span></text:p>
      <text:p text:style-name="P418"/>
      <text:p text:style-name="P512">I`m going to meet my friends tomorrow — Я собираюсь встретиться с друзьями завтра.</text:p>
      <text:p text:style-name="P715"><text:span text:style-name="T43">I`m going to go</text:span><text:span text:style-name="T313"> out after I finish my work — Я собираюсь погулять после, как закончу работу.</text:span></text:p>
      <text:p text:style-name="P418"/>
      <text:p text:style-name="P648"><text:span text:style-name="T149">В разговорной </text:span><text:span text:style-name="T153">стиле</text:span><text:span text:style-name="T150"> </text:span><text:span text:style-name="T151">этот </text:span><text:span text:style-name="T150">оборот </text:span><text:span text:style-name="T149">очень часто </text:span><text:span text:style-name="T153">записывается</text:span><text:span text:style-name="T149"> как </text:span><text:span text:style-name="T102">gonna</text:span><text:span text:style-name="T149"> </text:span><text:span text:style-name="T102">[гона].</text:span></text:p>
      <text:p text:style-name="P514"/>
      <text:p text:style-name="P130"><text:span text:style-name="T303">Также его используют, когда очевидно, что вот-вот случится какое-то действие. В этом случае </text:span><text:span text:style-name="T100">be goin to </text:span><text:span text:style-name="T303">передает оттенок неизбежности происходящего и применяется по отношению </text:span></text:p>
      <text:p text:style-name="P419">к постороннему человеку или объетку.</text:p>
      <text:p text:style-name="P419"/>
      <text:p text:style-name="P515">Look! He`s going to fall — Смотри! Он сейчас упадет.</text:p>
      <text:p text:style-name="P515">The sky is dark. It`s going to rain — Небо темное. Сейчас пойдет дождь.</text:p>
      <text:p text:style-name="P407"/>
      <text:p text:style-name="P406">Future Simple</text:p>
      <text:p text:style-name="P420"/>
      <text:p text:style-name="P651"><text:span text:style-name="T154">Сообщает о будущих, еще не случившихся событиях. </text:span><text:span text:style-name="T155">Эта форма говорит о том, что человек сделает что-то в будущем, но решение он принял в момент речи, </text:span><text:span text:style-name="T156">т. е. описывает не спланированные, а спонтанные дейсвтия. </text:span></text:p>
      <text:p text:style-name="P423"/>
      <text:p text:style-name="P651"><text:span text:style-name="T157">В</text:span><text:span text:style-name="T156"> предложени</text:span><text:span text:style-name="T157">ях</text:span><text:span text:style-name="T156"> </text:span><text:span text:style-name="T157">будут </text:span><text:span text:style-name="T156">часто </text:span><text:span text:style-name="T157">попадаться слова</text:span><text:span text:style-name="T156">, </text:span><text:span text:style-name="T157">выражающие</text:span><text:span text:style-name="T156"> мнение: <text:s/></text:span><text:span text:style-name="T103">I think </text:span><text:span text:style-name="T104">(я думаю)</text:span><text:span text:style-name="T103">, </text:span></text:p>
      <text:p text:style-name="P651"><text:span text:style-name="T103">I`m sure </text:span><text:span text:style-name="T104">(я уверен), I hope (я надеюсь), </text:span><text:span text:style-name="T103">probably (возможно).</text:span><text:span text:style-name="T104"> </text:span></text:p>
      <text:p text:style-name="P427"/>
      <text:p text:style-name="P422">Схема состоит из 2х частей: вспомогательного глагола <text:span text:style-name="T369">will </text:span><text:span text:style-name="T666">(заменяет </text:span><text:span text:style-name="T380">do/did</text:span><text:span text:style-name="T666">)</text:span> </text:p>
      <text:p text:style-name="P422">и смыслового глагола в начальной форме. </text:p>
      <text:p text:style-name="P517"/>
      <text:p text:style-name="P422"><text:span text:style-name="T36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369">not</text:span>.</text:p>
      <text:p text:style-name="P421"><text:soft-page-break/>В речи и на письме <text:span text:style-name="T369">will</text:span> обычно сокращается до <text:span text:style-name="T369">`ll</text:span>, а отрицание <text:span text:style-name="T369">will</text:span> <text:span text:style-name="T369">not</text:span> д<text:span text:style-name="T665">о</text:span> <text:span text:style-name="T369">won`t</text:span>.</text:p>
      <text:p text:style-name="P421"/>
      <text:p text:style-name="P516">We <text:span text:style-name="T588">will</text:span> proobably <text:span text:style-name="T588">meet</text:span> soon — Мы, возможно, скоро <text:span text:style-name="T588">встретимся</text:span>.</text:p>
      <text:p text:style-name="P516">I hope everything <text:span text:style-name="T588">will be</text:span> fine — Надеюсь, все <text:span text:style-name="T588">будет </text:span>хорошо.</text:p>
      <text:p text:style-name="P516"><text:span text:style-name="T588">Will</text:span> you <text:span text:style-name="T588">be</text:span> at home toworrow? No, I won`t — <text:span text:style-name="T664">Ты </text:span><text:span text:style-name="T590">будешь</text:span><text:span text:style-name="T664"> завтра дома? Нет</text:span>.</text:p>
      <text:p text:style-name="P421"/>
      <text:p text:style-name="P426">Чтобы правильно подобрать нужную форму, нужно отталкиваться от контекста:</text:p>
      <text:list xml:id="list460928723" text:style-name="L31">
        <text:list-item>
          <text:p text:style-name="P833">I will do — я сделаю (считаю/верю, что сделаю это);</text:p>
        </text:list-item>
        <text:list-item>
          <text:p text:style-name="P834">I am doing — я сделаю (потому что уже спланировал это);</text:p>
        </text:list-item>
        <text:list-item>
          <text:p text:style-name="P834">I am going to do — я собираюсь сделать (ключевое слово «собираюсь»).</text:p>
        </text:list-item>
      </text:list>
      <text:p text:style-name="P424"/>
      <text:p text:style-name="P425">Нередко, вместо will используется модальный глагол might:</text:p>
      <text:p text:style-name="P519">I might do it — Наверное, я сделаю это.</text:p>
      <text:p text:style-name="P518"/>
      <text:p text:style-name="P416">Модальные глаголы</text:p>
      <text:p text:style-name="P520"/>
      <text:p text:style-name="P430">Это особенные глаголы, которые одновременно:</text:p>
      <text:list xml:id="list2572399943" text:style-name="L32">
        <text:list-item>
          <text:p text:style-name="P835">передают смысл (используются как смысловые глаголы);</text:p>
        </text:list-item>
        <text:list-item>
          <text:p text:style-name="P835">передают время (привязывают дейсвтие к какому-то времени);</text:p>
        </text:list-item>
        <text:list-item>
          <text:p text:style-name="P835">используются по тем же правилами, что и вспомогательные глаголы.</text:p>
        </text:list-item>
      </text:list>
      <text:p text:style-name="P428"/>
      <text:p text:style-name="P42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428">а в отрицаниях используются вместе с частицей <text:span text:style-name="T369">not</text:span>.</text:p>
      <text:p text:style-name="P428"/>
      <text:p text:style-name="P660"><text:span text:style-name="T160">Модальные глаголы не имеют окончаний и дополнительных форм. </text:span><text:span text:style-name="T182">Т. е. </text:span><text:span text:style-name="T160">не меняются в зависимости от подлежащего </text:span><text:span text:style-name="T182">(нет окончания -s, если подлежащее he/she/it и </text:span><text:span text:style-name="T183">пр</text:span><text:span text:style-name="T182">)</text:span><text:span text:style-name="T160">. </text:span></text:p>
      <text:p text:style-name="P429"/>
      <text:p text:style-name="P43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36"/>
      <text:p text:style-name="P437"><text:span text:style-name="T687">После модального глагола почти всегда </text:span><text:span text:style-name="T689">идет</text:span><text:span text:style-name="T687"> смысловой глагол в начальной форме, </text:span><text:span text:style-name="T690">но </text:span><text:span text:style-name="T687">без частицы </text:span><text:span text:style-name="T385">to. </text:span><text:span text:style-name="T688">Также смысловой глагол в начальной форме идет после модальных кострукций.</text:span></text:p>
      <text:p text:style-name="P436"/>
      <text:p text:style-name="P730"><text:span text:style-name="T182">М</text:span><text:span text:style-name="T146">одальные глаголы: </text:span><text:span text:style-name="T100">can, could, must, might, may, should, would, will, shall</text:span><text:span text:style-name="T146">.</text:span></text:p>
      <text:p text:style-name="P688"><text:span text:style-name="T172">М</text:span><text:span text:style-name="T218">одальные конструкции: </text:span><text:span text:style-name="T134">be able to, have to, used to</text:span><text:span text:style-name="T218">.</text:span></text:p>
      <text:p text:style-name="P438"/>
      <text:p text:style-name="P688"><text:span text:style-name="T301">Глаголы </text:span><text:span text:style-name="T142">w</text:span><text:span text:style-name="T143">ill</text:span><text:span text:style-name="T302"> и </text:span><text:span text:style-name="T142">s</text:span><text:span text:style-name="T143">hall</text:span></text:p>
      <text:p text:style-name="P439"/>
      <text:p text:style-name="P731"><text:span text:style-name="T146">В Future Simple </text:span><text:span text:style-name="T100">will</text:span><text:span text:style-name="T146"> используется как вспомогательный глагол. Но иногда он также</text:span></text:p>
      <text:p text:style-name="P731"><text:span text:style-name="T146">используется как модальный глагол. Это касается ситуац</text:span><text:span text:style-name="T158">и</text:span><text:span text:style-name="T146">й, когда нужно предложить свою помощь либо обратиться за помощью самому.</text:span></text:p>
      <text:p text:style-name="P440"/>
      <text:p text:style-name="P521">You luggage is heavy. I`ll help you — У вас тяжелый багаж. Я помогу вам.</text:p>
      <text:p text:style-name="P521">Will you help me? — Ты мне поможешь?</text:p>
      <text:p text:style-name="P440"/>
      <text:p text:style-name="P653"><text:span text:style-name="T158">Ситуации с </text:span><text:span text:style-name="T105">will</text:span><text:span text:style-name="T158"> переводятся будущим, а с </text:span><text:span text:style-name="T105">won`t </text:span><text:span text:style-name="T158">— настоящим. </text:span><text:span text:style-name="T105">Won`t</text:span><text:span text:style-name="T158"> означает </text:span></text:p>
      <text:p text:style-name="P432">«отказывается» (не смотря на мои ожидание, действие не происходит).</text:p>
      <text:p text:style-name="P431"/>
      <text:p text:style-name="P522"/>
      <text:p text:style-name="P824">What`s wrong? My Car won`t start — Что случилось? Моя машина не заводится. </text:p>
      <text:p text:style-name="P522">(отказывается заводиться)</text:p>
      <text:p text:style-name="P431"/>
      <text:p text:style-name="P652"><text:span text:style-name="T159">Модальный глагол </text:span><text:span text:style-name="T106">shall</text:span><text:span text:style-name="T15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6">will</text:span><text:span text:style-name="T159">.</text:span></text:p>
      <text:p text:style-name="P433"/>
      <text:p text:style-name="P652"><text:span text:style-name="T15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6">I</text:span><text:span text:style-name="T159"> или </text:span><text:span text:style-name="T106">we</text:span><text:span text:style-name="T159">.</text:span></text:p>
      <text:p text:style-name="P433"/>
      <text:p text:style-name="P523">Shall I close the door? - Я закрою дверь? (вы не против, если я закрою дверь?)</text:p>
      <text:p text:style-name="P34"><text:span text:style-name="T307">S</text:span><text:span text:style-name="T303">hall we dance? - Потанцуем? (вы не против потанцевать?)</text:span></text:p>
      <text:p text:style-name="P431"/>
      <text:p text:style-name="P408"><text:span text:style-name="T672">Глаголы </text:span><text:span text:style-name="T382">c</text:span><text:span text:style-name="T369">an</text:span> и <text:span text:style-name="T382">c</text:span><text:span text:style-name="T369">ould</text:span></text:p>
      <text:p text:style-name="P433"/>
      <text:p text:style-name="P658"><text:span text:style-name="T118">Can</text:span><text:span text:style-name="T161"> переводится как «умею», «могу», «смогу». </text:span><text:span text:style-name="T180">С</text:span><text:span text:style-name="T161"> частицей </text:span><text:span text:style-name="T118">not</text:span><text:span text:style-name="T161"> в пишется либо </text:span></text:p>
      <text:p text:style-name="P293"><text:span text:style-name="T161">слитно — </text:span><text:span text:style-name="T118">cannot</text:span><text:span text:style-name="T161">, либо сокращенно — </text:span><text:span text:style-name="T118">can`t</text:span><text:span text:style-name="T161">. </text:span><text:span text:style-name="T180">М</text:span><text:span text:style-name="T162">ожет передавать следующие значения:</text:span></text:p>
      <text:list xml:id="list1372441908" text:style-name="L33">
        <text:list-item>
          <text:p text:style-name="P919"><text:span text:style-name="T161">у</text:span><text:span text:style-name="T162">мственные или физические возможности, умение что-то сделать;</text:span></text:p>
        </text:list-item>
        <text:list-item>
          <text:p text:style-name="P836">разрешение или запрет что-то cделать;</text:p>
        </text:list-item>
        <text:list-item>
          <text:p text:style-name="P836">просьба или предложение о помощи;</text:p>
        </text:list-item>
        <text:list-item>
          <text:p text:style-name="P836">неуверенность в совершении действия (в вопросах).</text:p>
        </text:list-item>
      </text:list>
      <text:p text:style-name="P435"/>
      <text:p text:style-name="P35"><text:span text:style-name="T308">H</text:span><text:span text:style-name="T303">e can understand my English — Он может понимать мой английский.</text:span></text:p>
      <text:p text:style-name="P524">You can`t smoke here — Ты не можешь сдесь курить.</text:p>
      <text:p text:style-name="P524">Can I help you? - Я могу вам помочь?</text:p>
      <text:p text:style-name="P441"/>
      <text:p text:style-name="P732"><text:span text:style-name="T161">В </text:span><text:span text:style-name="T146">разговорной речи </text:span><text:span text:style-name="T100">can</text:span><text:span text:style-name="T146"> широко используется именно, когда нужно спросить разрешение </text:span></text:p>
      <text:p text:style-name="P733"><text:span text:style-name="T146">что-то сделать. </text:span><text:span text:style-name="T186">Е</text:span><text:span text:style-name="T184">сли нужно спросить разрешение вежливо, то используется may.</text:span></text:p>
      <text:p text:style-name="P477"/>
      <text:p text:style-name="P661"><text:span text:style-name="T120">Can</text:span><text:span text:style-name="T121"> I use your phone? / May I use your phone? - Я мог</text:span><text:span text:style-name="T120">у</text:span><text:span text:style-name="T121"> воспольз</text:span><text:span text:style-name="T120">оваться</text:span><text:span text:style-name="T121"> </text:span></text:p>
      <text:p text:style-name="P661"><text:span text:style-name="T120">твоим/</text:span><text:span text:style-name="T121">вашим телефоном?</text:span></text:p>
      <text:p text:style-name="P434"/>
      <text:p text:style-name="P734"><text:span text:style-name="T100">Could [куд] </text:span><text:span text:style-name="T146">переводится как «мог», «мог бы» и является прошедшей формой от </text:span><text:span text:style-name="T100">can</text:span><text:span text:style-name="T146">. </text:span></text:p>
      <text:p text:style-name="P442">Его следует использовать, когда мы говорим о том, что что-то умели или могли в прошлом.</text:p>
      <text:p text:style-name="P476">Также <text:span text:style-name="T369">could</text:span> <text:span text:style-name="T691">применяется</text:span> в качестве официальной формы обращения.</text:p>
      <text:p text:style-name="P442"/>
      <text:p text:style-name="P525">I could read at the age of 4 — Я мог читать в 4 года.</text:p>
      <text:p text:style-name="P525">This story could be true — Эта история могла бы быть правдой.</text:p>
      <text:p text:style-name="P413"/>
      <text:p text:style-name="P413"><text:span text:style-name="T670">К</text:span>онструкция <text:span text:style-name="T369">be able to</text:span></text:p>
      <text:p text:style-name="P443"/>
      <text:p text:style-name="P444">Дублирует по значению модальные глаголы <text:span text:style-name="T369">can/could</text:span>. Говорит о возможности </text:p>
      <text:p text:style-name="P444">соверишить действие. <text:span text:style-name="T685">В настоящем времени </text:span><text:span text:style-name="T669">заменяется модальным глаголом </text:span><text:span text:style-name="T381">can</text:span><text:span text:style-name="T685">.</text:span></text:p>
      <text:p text:style-name="P444"/>
      <text:p text:style-name="P445">В этой конструкции глагол <text:span text:style-name="T369">be</text:span> передает время:</text:p>
      <text:list xml:id="list4250527033" text:style-name="L34">
        <text:list-item>
          <text:p text:style-name="P837">am/is/are able to — могу/может/могут (есть возможность);</text:p>
        </text:list-item>
        <text:list-item>
          <text:p text:style-name="P837">was/were able to — смог/смогли;</text:p>
        </text:list-item>
        <text:list-item>
          <text:p text:style-name="P837">will be able to — смогу/сможет/смогут.</text:p>
        </text:list-item>
      </text:list>
      <text:p text:style-name="P446"/>
      <text:p text:style-name="P654"><text:span text:style-name="T107">B</text:span><text:span text:style-name="T108">e able to</text:span><text:span text:style-name="T163"> передает оттенок </text:span><text:span text:style-name="T164">того, что </text:span><text:span text:style-name="T167">человек</text:span><text:span text:style-name="T164"> обычно не может сделать, но именно тогда </text:span></text:p>
      <text:p text:style-name="P654"><text:span text:style-name="T164">смог (в прошедшем) или сможет (в будущем).</text:span><text:span text:style-name="T163"> </text:span><text:span text:style-name="T164">Т</text:span><text:span text:style-name="T163">. е. не «мог</text:span><text:span text:style-name="T164">у</text:span><text:span text:style-name="T163">», а «</text:span><text:span text:style-name="T164">смогу</text:span><text:span text:style-name="T163">».</text:span></text:p>
      <text:p text:style-name="P447"/>
      <text:p text:style-name="P526"><text:soft-page-break/>Stacey talked rather quickly, but I was able to understand her — Стэйси говорила довольно быстро, но я смог понять её.</text:p>
      <text:p text:style-name="P526"/>
      <text:p text:style-name="P526">If I learn French, I will be able to understand it — Если я буду учить французский, </text:p>
      <text:p text:style-name="P526">я смогу понимать его.</text:p>
      <text:p text:style-name="P526"/>
      <text:p text:style-name="P409"><text:span text:style-name="T672">Глаголы </text:span><text:span text:style-name="T382">m</text:span><text:span text:style-name="T369">ight</text:span> и <text:span text:style-name="T382">m</text:span><text:span text:style-name="T369">ay</text:span></text:p>
      <text:p text:style-name="P526"/>
      <text:p text:style-name="P659"><text:span text:style-name="T181">M</text:span><text:span text:style-name="T111">ight [майт]</text:span><text:span text:style-name="T165"> переводится как «может» или «мог бы», </text:span><text:span text:style-name="T172">а</text:span><text:span text:style-name="T674"> т</text:span>акже <text:span text:style-name="T165">наречием </text:span><text:span text:style-name="T170">«возможно», «вероятно», </text:span><text:span text:style-name="T171">«должно быть», </text:span><text:span text:style-name="T170">«наверное»</text:span><text:span text:style-name="T165">. </text:span></text:p>
      <text:p text:style-name="P473"/>
      <text:p text:style-name="P448">Он указывает на вероятность того, что ситуация может происходить сейчас или произойти </text:p>
      <text:p text:style-name="P448">в ближайшем будущем. Является синонимом фразе <text:span text:style-name="T369">it is possible that</text:span> (возможно, что).</text:p>
      <text:p text:style-name="P544"/>
      <text:p text:style-name="P735"><text:span text:style-name="T100">Look at the sky. It might rain — Посмотри на небо. Возможно </text:span><text:span text:style-name="T110">пойдет дождь.</text:span></text:p>
      <text:p text:style-name="P736"><text:span text:style-name="T110">M</text:span><text:span text:style-name="T100">ight Tom call in the evening? - Том может позвонить вечером? (может</text:span><text:span text:style-name="T112"> ли он позвонить</text:span><text:span text:style-name="T100">?)</text:span></text:p>
      <text:p text:style-name="P526"/>
      <text:p text:style-name="P698"><text:span text:style-name="T181">Отрицание</text:span><text:span text:style-name="T166"> </text:span><text:span text:style-name="T109">might</text:span><text:span text:style-name="T166"> </text:span><text:span text:style-name="T109">not</text:span><text:span text:style-name="T166"> </text:span><text:span text:style-name="T181">сокращается до</text:span><text:span text:style-name="T166"> </text:span><text:span text:style-name="T109">mightn`t [майтэнт]</text:span><text:span text:style-name="T166">.</text:span></text:p>
      <text:p text:style-name="P474"/>
      <text:p text:style-name="P698"><text:span text:style-name="T165">Модальный глагол </text:span><text:span text:style-name="T111">may</text:span><text:span text:style-name="T165"> в современном английском используется </text:span><text:span text:style-name="T166">редко</text:span><text:span text:style-name="T165">. Но его часто применяют, когда нужно предложить помощь незнакомому человеку. </text:span><text:span text:style-name="T185">Он п</text:span><text:span text:style-name="T165">ереводится как «иметь возможность» и по сути </text:span><text:span text:style-name="T166">взаимозаменяем с</text:span><text:span text:style-name="T165"> </text:span><text:span text:style-name="T111">might</text:span><text:span text:style-name="T165">.</text:span></text:p>
      <text:p text:style-name="P527"/>
      <text:p text:style-name="P527">May I help you, sir? Я могу вам помочь, сэр? (имею ли я возможность вам помочь?)</text:p>
      <text:p text:style-name="P475"/>
      <text:p text:style-name="P410"><text:span text:style-name="T673">Глагол </text:span><text:span text:style-name="T383">m</text:span><text:span text:style-name="T369">ust</text:span></text:p>
      <text:p text:style-name="P449"/>
      <text:p text:style-name="P662"><text:span text:style-name="T187">О</text:span><text:span text:style-name="T171">дин из самых распространенных в речи модальных глаголов. </text:span><text:span text:style-name="T188">И</text:span><text:span text:style-name="T171">спользуется в настоящем времени. Переводится как «должен», «обязан» или «должно быть», «</text:span><text:span text:style-name="T168">наверное»</text:span><text:span text:style-name="T171">.</text:span></text:p>
      <text:p text:style-name="P450"/>
      <text:p text:style-name="P292"><text:span text:style-name="T168">П</text:span><text:span text:style-name="T162">ереда</text:span><text:span text:style-name="T168">ет</text:span><text:span text:style-name="T162"> следующие значения</text:span><text:span text:style-name="T169">:</text:span></text:p>
      <text:list xml:id="list2920472617" text:style-name="L35">
        <text:list-item>
          <text:p text:style-name="P838">необходимость, обязанность, долг;</text:p>
        </text:list-item>
        <text:list-item>
          <text:p text:style-name="P839">настойчивый совет, приказ, запрет (в отрицаниях);</text:p>
        </text:list-item>
      </text:list>
      <text:p text:style-name="P545"/>
      <text:p text:style-name="P545">I must go — Я должен идти. </text:p>
      <text:p text:style-name="P530">He must not be at home now — <text:s/><text:span text:style-name="T684">О</text:span>н не должен сейчас быть дома.</text:p>
      <text:p text:style-name="P688"><text:span text:style-name="T135">Must we hurry? — Нам нужно торопиться? </text:span><text:span text:style-name="T136">(должны ли мы торопиться?)</text:span></text:p>
      <text:p text:style-name="P530"/>
      <text:p text:style-name="P688"><text:span text:style-name="T169">Отрицание </text:span><text:span text:style-name="T119">must not</text:span><text:span text:style-name="T169"> </text:span><text:span text:style-name="T181">означает</text:span><text:span text:style-name="T169"> «нельзя», «запрещено». Сокращается до </text:span><text:span text:style-name="T119">musn`t [мазнт]</text:span><text:span text:style-name="T169">.</text:span></text:p>
      <text:p text:style-name="P528">You musn`t park here — Здесь нельзя парковаться.</text:p>
      <text:p text:style-name="P450"/>
      <text:p text:style-name="P451">Когда <text:span text:style-name="T36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51"/>
      <text:p text:style-name="P529">She has worked so hard these days. She must<text:span text:style-name="T588"> </text:span>be very tired — </text:p>
      <text:p text:style-name="P529">Она так много работала в эти дни. Она, наверное, очень <text:span text:style-name="T671">уставшая.</text:span></text:p>
      <text:p text:style-name="P531"/>
      <text:p text:style-name="P411">Конструкция <text:span text:style-name="T369">have to</text:span></text:p>
      <text:p text:style-name="P452"/>
      <text:p text:style-name="P454">Дублирует по значению модальный глагол <text:span text:style-name="T369">must</text:span>. Говорит об обязанностях, </text:p>
      <text:p text:style-name="P454">которые человек вынежден выполнять <text:span text:style-name="T686">не по свое воле</text:span>. </text:p>
      <text:p text:style-name="P453"/>
      <text:p text:style-name="P453"><text:soft-page-break/>В настоящем времени <text:span text:style-name="T369">have to</text:span> и <text:span text:style-name="T369">must</text:span> взаимозаменяемы и часто разницы между ними нет.</text:p>
      <text:p text:style-name="P453">Однако <text:span text:style-name="T369">must</text:span> означает необходимость, которая исходит от самого человека, </text:p>
      <text:p text:style-name="P453">а <text:span text:style-name="T369">have to</text:span> говорит о необходимости, исходящей извне.</text:p>
      <text:p text:style-name="P453"/>
      <text:p text:style-name="P532">I must do it — Я должен это сделать (это мой долг).</text:p>
      <text:p text:style-name="P532">I have to do it — Я должен это сделать (того требуют обстоятельства).</text:p>
      <text:p text:style-name="P453"/>
      <text:p text:style-name="P655"><text:span text:style-name="T113">Have to</text:span><text:span text:style-name="T173">, в отличие от </text:span><text:span text:style-name="T113">must</text:span><text:span text:style-name="T173">, может употребляться во всех временах. Форма в будущем </text:span></text:p>
      <text:p text:style-name="P455">времени используется редко и ее предпочитают заменять на форму настоящего.</text:p>
      <text:p text:style-name="P455"/>
      <text:p text:style-name="P455">Отрицательная и вопросительная форма образуется с помощью вспомогательных </text:p>
      <text:p text:style-name="P655"><text:span text:style-name="T173">глаголов </text:span><text:span text:style-name="T113">do/did/will</text:span><text:span text:style-name="T173">. (</text:span><text:span text:style-name="T189">здесь </text:span><text:span text:style-name="T113">have</text:span><text:span text:style-name="T173"> ведет себя как смысловой глагол).</text:span></text:p>
      <text:p text:style-name="P534"/>
      <text:p text:style-name="P533"><text:span text:style-name="T694">I </text:span><text:span text:style-name="T303">had to go — Я должен был идти.</text:span></text:p>
      <text:p text:style-name="P532">He doesn`t have to go — Он не должен идти.</text:p>
      <text:p text:style-name="P546">Will they have to go? — Они должны будут идти?</text:p>
      <text:p text:style-name="P456"/>
      <text:p text:style-name="P737"><text:span text:style-name="T173">В </text:span><text:span text:style-name="T146">отрицательных предложениях </text:span><text:span text:style-name="T100">have to</text:span><text:span text:style-name="T146"> и </text:span><text:span text:style-name="T100">must</text:span><text:span text:style-name="T146"> передают разный смысл. </text:span></text:p>
      <text:p text:style-name="P737"><text:span text:style-name="T100">Must not</text:span><text:span text:style-name="T146"> выражает запрет, а </text:span><text:span text:style-name="T100">heve to</text:span><text:span text:style-name="T146"> — отсутсвие обязанности.</text:span></text:p>
      <text:p text:style-name="P499"/>
      <text:p text:style-name="P532">You mustn`t tell anyone — Ты не должен рассказывать никому.</text:p>
      <text:p text:style-name="P532">You don`t have to tell me everything — Можешь не рассказывать мне всего.</text:p>
      <text:p text:style-name="P455"/>
      <text:p text:style-name="P663"><text:span text:style-name="T114">Have</text:span><text:span text:style-name="T174"> в значении «должен» всегда используется с частицей </text:span><text:span text:style-name="T114">to</text:span><text:span text:style-name="T174">. Если не поставить </text:span><text:span text:style-name="T114">to</text:span><text:span text:style-name="T174"> </text:span></text:p>
      <text:p text:style-name="P663"><text:span text:style-name="T174">после </text:span><text:span text:style-name="T114">have</text:span><text:span text:style-name="T174">, то этот глагол будет ознать «иметь». </text:span></text:p>
      <text:p text:style-name="P455"/>
      <text:p text:style-name="P9"><text:span text:style-name="T224">Г</text:span><text:span text:style-name="T225">лагол </text:span><text:span text:style-name="T140">should</text:span></text:p>
      <text:p text:style-name="P457"/>
      <text:p text:style-name="P664"><text:span text:style-name="T122">Should [шуд] </text:span><text:span text:style-name="T190">подходит</text:span><text:span text:style-name="T174">, чтобы дать</text:span><text:span text:style-name="T190"> вежливый</text:span><text:span text:style-name="T174"> совет. Переводится как «</text:span><text:span text:style-name="T191">следует сделать</text:span><text:span text:style-name="T174">» </text:span></text:p>
      <text:p text:style-name="P664"><text:span text:style-name="T191">или «нужно (так поступить)». </text:span><text:span text:style-name="T193">С</text:span><text:span text:style-name="T191">вязан с на</text:span><text:span text:style-name="T193">с</text:span><text:span text:style-name="T191">тоящим и будущим временем. Грамматически использ</text:span><text:span text:style-name="T190">уется</text:span><text:span text:style-name="T191"> по тем же правилами, что и другие модальные глаголы.</text:span></text:p>
      <text:p text:style-name="P460"/>
      <text:p text:style-name="P43">You should be more attentive — Вам следует быть более внимательным.</text:p>
      <text:p text:style-name="P458"/>
      <text:p text:style-name="P665"><text:span text:style-name="T192">Для</text:span><text:span text:style-name="T191"> совет</text:span><text:span text:style-name="T192">а</text:span><text:span text:style-name="T191">, помимо </text:span><text:span text:style-name="T122">should,</text:span><text:span text:style-name="T191"> можно также использовать обороты, помогающие </text:span></text:p>
      <text:p text:style-name="P665"><text:span text:style-name="T191">выразить мненеие, например </text:span><text:span text:style-name="T122">I think, I don`t think</text:span><text:span text:style-name="T191">.</text:span></text:p>
      <text:p text:style-name="P459"/>
      <text:p text:style-name="P535">I think you should leave — Думаю, вам пора уйти.</text:p>
      <text:p text:style-name="P536"/>
      <text:p text:style-name="P656"><text:span text:style-name="T115">Should</text:span><text:span text:style-name="T175"> также выражает: недоумение, удивление, возмущение. В этом случае </text:span><text:span text:style-name="T192">он</text:span><text:span text:style-name="T175"> передает эмоциональную окраску высказыванию. Отрицательная форма говорит о плохой зате</text:span><text:span text:style-name="T176">е</text:span><text:span text:style-name="T175">.</text:span></text:p>
      <text:p text:style-name="P458"/>
      <text:p text:style-name="P535">Why should I go there? - Скакой стати мне туда идти?</text:p>
      <text:p text:style-name="P535">You shouldn`t go there — Не нужно туда идти <text:span text:style-name="T692">(это плохая идея)</text:span>.</text:p>
      <text:p text:style-name="P458"/>
      <text:p text:style-name="P10"><text:span text:style-name="T219">Глагол </text:span><text:span text:style-name="T138">would</text:span></text:p>
      <text:p text:style-name="P461"/>
      <text:p text:style-name="P46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76">Грамматически использ</text:span><text:span text:style-name="T677">уется</text:span><text:span text:style-name="T676"> по тем же правилами, что и другие модальные глаголы.</text:span></text:p>
      <text:p text:style-name="P462"/>
      <text:p text:style-name="P466"><text:soft-page-break/>При переводе <text:span text:style-name="T369">would</text:span>, <text:span text:style-name="T677">по сути, </text:span>выпадает, а идущий после него смысловой глагол, используется с частицей<text:span text:style-name="T384"> </text:span><text:span text:style-name="T369">to</text:span>. <text:span text:style-name="T384">Would</text:span><text:span text:style-name="T679"> часто сокращается до </text:span><text:span text:style-name="T384">`d</text:span><text:span text:style-name="T679"> и произносится как одна буква (поэтому поначалу расслышать </text:span><text:span text:style-name="T384">would</text:span><text:span text:style-name="T679"> в предложении довольно сложно).</text:span></text:p>
      <text:p text:style-name="P462"/>
      <text:p text:style-name="P464"><text:span text:style-name="T675">В</text:span>стречается в вариантах, <text:span text:style-name="T693">когда</text:span>:</text:p>
      <text:list xml:id="list2262059537" text:style-name="L36">
        <text:list-item>
          <text:p text:style-name="P840">соответствует русской частице «бы» (когда представляют ситуацию);</text:p>
        </text:list-item>
        <text:list-item>
          <text:p text:style-name="P840">сообщает о привычках прошлого (в этом случае может заменяться на <text:span text:style-name="T369">used to</text:span>).</text:p>
        </text:list-item>
      </text:list>
      <text:p text:style-name="P465"/>
      <text:p text:style-name="P537">I would like to live in New Your — Я бы хотел жить в Нью Йорке <text:span text:style-name="T675">(представил)</text:span>.</text:p>
      <text:p text:style-name="P538">I wouldn`t watch this film with my child — Я бы не смотрела этот фильм с моим ребенком.</text:p>
      <text:p text:style-name="P539">Would you like to go <text:span text:style-name="T678">to the party with us? </text:span>—<text:span text:style-name="T678"> Ты бы хотел пойти с нами на вечеринку?</text:span></text:p>
      <text:p text:style-name="P467"/>
      <text:p text:style-name="P699"><text:span text:style-name="T177">Фраза </text:span><text:span text:style-name="T116">would you like</text:span><text:span text:style-name="T177"> часто используется, когда хотят предложить человеку услугу</text:span><text:span text:style-name="T195">, </text:span><text:span text:style-name="T177">предмет </text:span></text:p>
      <text:p text:style-name="P699"><text:span text:style-name="T177">и т. п. Если человек согласен, то он отвечает </text:span><text:span text:style-name="T116">I`d like to</text:span><text:span text:style-name="T177"> (</text:span><text:span text:style-name="T194">я бы хотел</text:span><text:span text:style-name="T177">) </text:span><text:span text:style-name="T194">или </text:span><text:span text:style-name="T124">I`d love to</text:span></text:p>
      <text:p text:style-name="P699"><text:span text:style-name="T177">(с удовольствием). <text:s/></text:span><text:span text:style-name="T116">I`d like to </text:span><text:span text:style-name="T217">можно использовать вместо</text:span><text:span text:style-name="T133"> I want </text:span><text:span text:style-name="T137">(уточнить)</text:span><text:span text:style-name="T133">.</text:span></text:p>
      <text:p text:style-name="P468"/>
      <text:p text:style-name="P666"><text:span text:style-name="T116">Would you like a cup of </text:span><text:span text:style-name="T123">tea</text:span><text:span text:style-name="T116">? Yes, I would — Вы бы хотили чашечку </text:span><text:span text:style-name="T123">чая</text:span><text:span text:style-name="T116">? Да, хотел бы.</text:span></text:p>
      <text:p text:style-name="P468"/>
      <text:p text:style-name="P540">What would you like, coffee or tea? I`d like some cofee — Чтобы вы хотели, </text:p>
      <text:p text:style-name="P540">кофе или чай? Я бы хотел кофе.</text:p>
      <text:p text:style-name="P468"/>
      <text:p text:style-name="P412">Конструкция <text:span text:style-name="T369">used to</text:span></text:p>
      <text:p text:style-name="P468"/>
      <text:p text:style-name="P469">Используется, когда говорят о регулярных вещах, происходящих в прошлом. </text:p>
      <text:p text:style-name="P657"><text:span text:style-name="T178">Британцы </text:span><text:span text:style-name="T179">предпочитают</text:span><text:span text:style-name="T178"> </text:span><text:span text:style-name="T117">used to</text:span><text:span text:style-name="T178">, американцы чаще использую </text:span><text:span text:style-name="T117">would</text:span><text:span text:style-name="T178">.</text:span></text:p>
      <text:p text:style-name="P469"/>
      <text:p text:style-name="P469">На русский <text:span text:style-name="T369">would/used to</text:span> можно перевести как «имел привычку делать» <text:span text:style-name="T681">или</text:span> «раньше».</text:p>
      <text:p text:style-name="P470"><text:span text:style-name="T681">Также </text:span><text:span text:style-name="T369">would/used to</text:span> <text:span text:style-name="T681">подразумевает, что сейчас человек уже не делает того, что делал раньше.</text:span></text:p>
      <text:p text:style-name="P470"/>
      <text:p text:style-name="P471">Как правило <text:span text:style-name="T369">would</text:span> используется в ситуациях, когда указан период во время которого </text:p>
      <text:p text:style-name="P471">человек так не поступал. </text:p>
      <text:p text:style-name="P471"/>
      <text:p text:style-name="P472">После <text:span text:style-name="T369">used to</text:span> стоит глагол в начальной форме. В настоящем времени эта констуркция </text:p>
      <text:p text:style-name="P472">не используется <text:span text:style-name="T682">(для этого есть Present Simple) </text:span>и<text:span text:style-name="T680"> </text:span>часто <text:span text:style-name="T680">выпадает при переводе.</text:span></text:p>
      <text:p text:style-name="P472"/>
      <text:p text:style-name="P541">I used to live in Bristol — Раньше я жил <text:span text:style-name="T683">в Бристоле (а сейчас нет).</text:span></text:p>
      <text:p text:style-name="P542">I didn`t use to drink tea — Раньше я не пил чай (а теперь пью).</text:p>
      <text:p text:style-name="P543">Did you use to play tennis? — Ты раньше играл в теннис?</text:p>
      <text:p text:style-name="P415"/>
      <text:p text:style-name="P415">Повелительно наклонение. Imperative</text:p>
      <text:p text:style-name="P478"/>
      <text:p text:style-name="P479">Это способ озвучить распоряжение, приказ, <text:span text:style-name="T695">просьбу</text:span> или призыв к действию.</text:p>
      <text:p text:style-name="P479">В речи очень часто используются предложения в форме повелительного наклонения.</text:p>
      <text:p text:style-name="P479"/>
      <text:p text:style-name="P667"><text:span text:style-name="T196">Чтобы выразить приказ или просьбу (</text:span><text:span text:style-name="T197">настойчиво</text:span><text:span text:style-name="T196">), нужно начать предложение с глагола </text:span></text:p>
      <text:p text:style-name="P480">в начальной форме (форма повелительного наклонения только одна).</text:p>
      <text:p text:style-name="P479"/>
      <text:p text:style-name="P44"><text:span text:style-name="T309">C</text:span><text:span text:style-name="T303">ome here — Подойдите сюда ( призыв к действию).</text:span></text:p>
      <text:p text:style-name="P547">Put your gun down! — Опусти оружие! (приказ).</text:p>
      <text:p text:style-name="P547">Help! — Помогите! (настойчивая просьба).</text:p>
      <text:p text:style-name="P481"/>
      <text:p text:style-name="P738"><text:span text:style-name="T146">Чтобы просьба звучала вежливее, </text:span><text:span text:style-name="T198">используют слово please: </text:span><text:span text:style-name="T125">Come here, please</text:span><text:span text:style-name="T198">.</text:span></text:p>
      <text:p text:style-name="P739"><text:soft-page-break/><text:span text:style-name="T198">Е</text:span><text:span text:style-name="T146">сли </text:span><text:span text:style-name="T199">человеку предлагают угоститься едой, то часто начинают предложение с </text:span><text:span text:style-name="T126">have</text:span><text:span text:style-name="T199">.</text:span></text:p>
      <text:p text:style-name="P548">Have a cake, please — Угощайтесь тортом, пожалуйста.</text:p>
      <text:p text:style-name="P482"/>
      <text:p text:style-name="P761"><text:span text:style-name="T146">Глагол </text:span><text:span text:style-name="T100">have</text:span><text:span text:style-name="T146"> может входить в устойчивые обороты, связанные с пожеланием. </text:span></text:p>
      <text:p text:style-name="P482">В этом случае он обычно выпадает при переводе.</text:p>
      <text:p text:style-name="P483"/>
      <text:p text:style-name="P45"><text:span text:style-name="T310">H</text:span><text:span text:style-name="T303">ave a nice time — Приятно провести время.</text:span></text:p>
      <text:p text:style-name="P549">Have fun — Повеселитесь.</text:p>
      <text:p text:style-name="P549"/>
      <text:p text:style-name="P131"><text:span text:style-name="T303">Если нужно призвать человека или группу людей совершить что-то вместе, то нужно использовать </text:span><text:span text:style-name="T100">let`s (let us)</text:span><text:span text:style-name="T303"> перед глаголом. Это еще один способ говорить вежливее </text:span></text:p>
      <text:p text:style-name="P484">в повелительном наклонении.</text:p>
      <text:p text:style-name="P484"/>
      <text:p text:style-name="P549">Let`s do it — Давай сделаем это (досл. Позволь нам сделать это).</text:p>
      <text:p text:style-name="P549">Let`s not watch this movie — Давай не будем смотреть этот фильм.</text:p>
      <text:p text:style-name="P484"/>
      <text:p text:style-name="P131"><text:span text:style-name="T303">Если нужно попросить человека не делать что-либо, то нужно начать с </text:span><text:span text:style-name="T100">don`t</text:span><text:span text:style-name="T303">.</text:span></text:p>
      <text:p text:style-name="P549"/>
      <text:p text:style-name="P550">Don`t come here — Не подходи сюда. </text:p>
      <text:p text:style-name="P550">Don`t do it — Не делай этого.</text:p>
      <text:p text:style-name="P550"/>
      <text:p text:style-name="P414">Пассивный<text:span text:style-name="T703"> </text:span>залог. <text:span text:style-name="T704">Passive Voice</text:span></text:p>
      <text:p text:style-name="P485"/>
      <text:p text:style-name="P132"><text:span text:style-name="T303">В английском языке, как и в русском, </text:span><text:span text:style-name="T311">есть 2</text:span><text:span text:style-name="T303"> вида залога: активный и пассивный.</text:span></text:p>
      <text:p text:style-name="P668"><text:span text:style-name="T200">Активный залог </text:span><text:span text:style-name="T201">по другому</text:span><text:span text:style-name="T200"> называется действительным (я сам совершаю действие), </text:span></text:p>
      <text:p text:style-name="P486">а пассивный — страдательным (надо мной совершают действие.)</text:p>
      <text:p text:style-name="P487"/>
      <text:p text:style-name="P488">Порядок слов у предложения в пассивном залоге: </text:p>
      <text:list xml:id="list925047868" text:style-name="L37">
        <text:list-item>
          <text:p text:style-name="P841">подлежащее;</text:p>
        </text:list-item>
        <text:list-item>
          <text:p text:style-name="P841">сказуемое в пассивном залоге (что сделано?);</text:p>
        </text:list-item>
        <text:list-item>
          <text:p text:style-name="P841">дополнение;</text:p>
        </text:list-item>
        <text:list-item>
          <text:p text:style-name="P841">обстоятельство.</text:p>
        </text:list-item>
      </text:list>
      <text:p text:style-name="P489"/>
      <text:p text:style-name="P669"><text:span text:style-name="T202">Сказуемое в пассивном залоге состоит из 2х частей: вспомогательного глагола </text:span><text:span text:style-name="T130">be</text:span><text:span text:style-name="T202"> </text:span></text:p>
      <text:p text:style-name="P669"><text:span text:style-name="T202">и смыслового глагола в 3й форме </text:span><text:span text:style-name="T215">(для </text:span><text:span text:style-name="T216">группы </text:span><text:span text:style-name="T215">Simple)</text:span><text:span text:style-name="T202">.</text:span></text:p>
      <text:p text:style-name="P490"/>
      <text:p text:style-name="P46"><text:span text:style-name="T314">I finished my work</text:span><text:span text:style-name="T303"> yesterday — </text:span><text:span text:style-name="T314">Я закончил работу</text:span><text:span text:style-name="T303"> вчера (активный залог).</text:span></text:p>
      <text:p text:style-name="P46"><text:span text:style-name="T314">The work was finished</text:span><text:span text:style-name="T303"> yesterday — </text:span><text:span text:style-name="T314">Работа была закончена</text:span><text:span text:style-name="T303"> вчера (пассивный залог).</text:span></text:p>
      <text:p text:style-name="P500"/>
      <text:p text:style-name="P674"><text:span text:style-name="T213">П</text:span><text:span text:style-name="T212">ассивный залог </text:span><text:span text:style-name="T213">обычно </text:span><text:span text:style-name="T212">используется, когда автор действия неизвестен, не важен </text:span></text:p>
      <text:p text:style-name="P133"><text:span text:style-name="T303">или намеренно скрыт. </text:span><text:span text:style-name="T312">Пассивный залог часто применяется в деловой речи.</text:span></text:p>
      <text:p text:style-name="P551"/>
      <text:p text:style-name="P552">This house is quite old. It was buil in 1990 — Дом старый. Он был простроен в 1990 году.</text:p>
      <text:p text:style-name="P552">(кто построил дом — неизвестно; известен только дом, и что с ним сделали — построили).</text:p>
      <text:p text:style-name="P553"/>
      <text:p text:style-name="P670"><text:span text:style-name="T203">Если нужно указать </text:span><text:span text:style-name="T204">автора</text:span><text:span text:style-name="T203"> действи</text:span><text:span text:style-name="T204">я</text:span><text:span text:style-name="T203">, то это можно сделать в дополнении </text:span></text:p>
      <text:p text:style-name="P670"><text:span text:style-name="T203">с использованием предлога </text:span><text:span text:style-name="T131">by</text:span><text:span text:style-name="T203"> (кем).</text:span></text:p>
      <text:p text:style-name="P491"/>
      <text:p text:style-name="P552">Ann Karenina was written by Leo Tolstoy — Анна Каренина была написана Львом Толстым.</text:p>
      <text:p text:style-name="P671"><text:span text:style-name="T127">(</text:span><text:span text:style-name="T128">над книгой совершили действие — ее написали</text:span><text:span text:style-name="T127">)</text:span></text:p>
      <text:p text:style-name="P554"/>
      <text:p text:style-name="P492"/>
      <text:p text:style-name="P821"><text:span text:style-name="T205">Подлежащие </text:span><text:span text:style-name="T129">I</text:span><text:span text:style-name="T205">, в предложении с пассивным залогом, часто переводится </text:span></text:p>
      <text:p text:style-name="P492">не как «я», а как «мне/мной/меня».</text:p>
      <text:p text:style-name="P493"/>
      <text:p text:style-name="P555">I am ignored all the time — Меня игнорируют все время.</text:p>
      <text:p text:style-name="P555">I was born in 1990 — Я родился в 1990 году (Меня родили в 1990 году).</text:p>
      <text:p text:style-name="P555"/>
      <text:p text:style-name="P675"><text:span text:style-name="T205">При переводе </text:span><text:span text:style-name="T129">I was born</text:span><text:span text:style-name="T205">, не совсем понятно, что это пассивный залог </text:span><text:span text:style-name="T211">(</text:span><text:span text:style-name="T132">I</text:span><text:span text:style-name="T211"> переводится как «я»)</text:span><text:span text:style-name="T205">.</text:span></text:p>
      <text:p text:style-name="P294"><text:span text:style-name="T205">В английском таких фраз мног. </text:span><text:span text:style-name="T214">Их</text:span><text:span text:style-name="T205"> нужно просто </text:span><text:span text:style-name="T214">запомнить</text:span><text:span text:style-name="T205">, </text:span><text:span text:style-name="T206">например:</text:span></text:p>
      <text:list xml:id="list3048379941" text:style-name="L38">
        <text:list-item>
          <text:p text:style-name="P842">be born — родился (в Past Simple);</text:p>
        </text:list-item>
        <text:list-item>
          <text:p text:style-name="P842">be gone — умер (в Present Simple).</text:p>
        </text:list-item>
      </text:list>
      <text:p text:style-name="P494"/>
      <text:p text:style-name="P495">Present Simple Passive:</text:p>
      <text:p text:style-name="P556">Children are taught at school — Детей учат в школе.</text:p>
      <text:p text:style-name="P495"/>
      <text:p text:style-name="P495">Past Simple Passive:</text:p>
      <text:p text:style-name="P556">I was taught to ride a bike by my dadschool — Меня научил ездить на велосипеде папа.</text:p>
      <text:p text:style-name="P495"/>
      <text:p text:style-name="P495">Future Simple Passive:</text:p>
      <text:p text:style-name="P556">I will be taught English at university — Меня будут учить английскому в универе.</text:p>
      <text:p text:style-name="P556"/>
      <text:p text:style-name="P496">Present Perfect Passive <text:span text:style-name="T700">требует дополнительно</text:span><text:span text:style-name="T702">го</text:span><text:span text:style-name="T700"> слов</text:span><text:span text:style-name="T702">а</text:span><text:span text:style-name="T700"> </text:span><text:span text:style-name="T386">been, </text:span><text:span text:style-name="T702">после</text:span><text:span text:style-name="T387"> have</text:span><text:span text:style-name="T700">. </text:span></text:p>
      <text:p text:style-name="P497"><text:span text:style-name="T742">Е</text:span>сли его не указать, то предложение будет в форме активного залога (Present Perfect).</text:p>
      <text:p text:style-name="P557"/>
      <text:p text:style-name="P557">I have been taught an important lesson — Мне преподали важный урок.</text:p>
      <text:p text:style-name="P558">I have <text:span text:style-name="T701">taught an important lesson — </text:span>Я преподал важный урок.</text:p>
      <text:p text:style-name="P498"/>
      <text:p text:style-name="P495">Предложение в Present Perfect Passive можно перепутать с Present Perfect Continuous.</text:p>
      <text:p text:style-name="P495">Здесь главное в том, что в Passive смысловой глагол стоит в 3й форме, </text:p>
      <text:p text:style-name="P134"><text:span text:style-name="T303">а в Continuous — с окончанием </text:span><text:span text:style-name="T100">ing</text:span><text:span text:style-name="T303">.</text:span></text:p>
      <text:p text:style-name="P495"/>
      <text:p text:style-name="P672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672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559"/>
      <text:p text:style-name="P673"><text:span text:style-name="T227">Т</text:span><text:span text:style-name="T228">акже можно легко перепутать ситуации, когда be используется с прилагательным </text:span><text:span text:style-name="T229">и</text:span><text:span text:style-name="T228"> когда </text:span></text:p>
      <text:p text:style-name="P673"><text:span text:style-name="T229">с</text:span><text:span text:style-name="T228"> пассивн</text:span><text:span text:style-name="T229">ым</text:span><text:span text:style-name="T228"> залог</text:span><text:span text:style-name="T229">ом</text:span><text:span text:style-name="T228">. Здесь важно отлич</text:span><text:span text:style-name="T229">а</text:span><text:span text:style-name="T228">ть прилагательное от глагола.</text:span></text:p>
      <text:p text:style-name="P560"/>
      <text:p text:style-name="P266"><text:span text:style-name="T96">I am interested in art — Я</text:span><text:span text:style-name="T97"> интересуюсь</text:span><text:span text:style-name="T98"> </text:span><text:span text:style-name="T97">искусством </text:span><text:span text:style-name="T95">(interested — прилагательное)</text:span><text:span text:style-name="T97">.</text:span></text:p>
      <text:p text:style-name="P747"><text:span text:style-name="T71">I </text:span><text:span text:style-name="T68">am ignored all the time — Меня игнорируют все время (ignored — глагол в 3й форме).</text:span></text:p>
      <text:p text:style-name="P569"/>
      <text:p text:style-name="P392">Вопросительные предложения</text:p>
      <text:p text:style-name="P307"/>
      <text:p text:style-name="P309">Чтобы задать вопрос, нужно придерживаться обратного порядка слов, когда </text:p>
      <text:p text:style-name="P309">вспомогательный глагол стоит перед подлежащим (см. выше).</text:p>
      <text:p text:style-name="P309"/>
      <text:p text:style-name="P309">В вопросе может не быть вопросительного слова, смыслового глагола, дополнения, </text:p>
      <text:p text:style-name="P309">но в нем всегда есть вспомогательный глагол и подлежащее.</text:p>
      <text:p text:style-name="P309"/>
      <text:p text:style-name="P689">В английском есть 5 типов вопросов:</text:p>
      <text:p text:style-name="P311"/>
      <text:p text:style-name="P310"/>
      <text:p text:style-name="P822">1. Общий вопрос.</text:p>
      <text:p text:style-name="P310"/>
      <text:p text:style-name="P310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310"/>
      <text:p text:style-name="P740"><text:span text:style-name="T230">Чтобы коротко ответить на </text:span><text:span text:style-name="T231">такой </text:span><text:span text:style-name="T230">вопрос, недостаточно просто написать </text:span><text:span text:style-name="T74">yes/no</text:span><text:span text:style-name="T230">. Нужно также добавить корешок — местоимение со вспомогательным глаголом. </text:span><text:span text:style-name="T232">Корешок</text:span><text:span text:style-name="T230"> будет указыват</text:span><text:span text:style-name="T232">ь</text:span><text:span text:style-name="T230"> на мысль, которая была сказана в предыдушем предложении:</text:span></text:p>
      <text:p text:style-name="P595"/>
      <text:p text:style-name="P561"><text:span text:style-name="T588">Do you play</text:span> the piano? <text:span text:style-name="T450">—</text:span> Yes, <text:span text:style-name="T589">I do</text:span><text:span text:style-name="T598">.</text:span></text:p>
      <text:p text:style-name="P562"><text:span text:style-name="T589">Does Rita play</text:span><text:span text:style-name="T598"> football? </text:span><text:span text:style-name="T450">— </text:span><text:span text:style-name="T598">No, </text:span><text:span text:style-name="T589">she doesn`t</text:span><text:span text:style-name="T598">.</text:span> </text:p>
      <text:p text:style-name="P308"/>
      <text:p text:style-name="P310">2. Разделительный вопрос.</text:p>
      <text:p text:style-name="P310"/>
      <text:p text:style-name="P679"><text:span text:style-name="T233">Вопрос, который часто используется в разговорной речи, когда собеседник пытается </text:span><text:span text:style-name="T239">начать или поддержать беседу. Также с помощью таких вопросов можно </text:span><text:span text:style-name="T233">выяснить какую-то информацию на основе имеющихся фактов.</text:span></text:p>
      <text:p text:style-name="P312"/>
      <text:p text:style-name="P676"><text:span text:style-name="T233">С</text:span><text:span text:style-name="T234">остоит из 2х частей, разделенных запятой: утверждения и противоположного корешка. </text:span></text:p>
      <text:p text:style-name="P313">Корешок можно переводить словами: «правда?» «да?», «не так ли?», «верно?»</text:p>
      <text:p text:style-name="P47"><text:span text:style-name="T47">Y</text:span><text:span text:style-name="T46">ou play tennis every day, don`t you? </text:span><text:span text:style-name="T48">—</text:span><text:span text:style-name="T46"> Ты играешь в теннис, да?</text:span></text:p>
      <text:p text:style-name="P313"/>
      <text:p text:style-name="P676"><text:span text:style-name="T234">В </text:span><text:span text:style-name="T235">корешке </text:span><text:span text:style-name="T23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314"/>
      <text:p text:style-name="P316">Если в главной части отрицание, то в корешке должно быть утверждение (и наоборот). </text:p>
      <text:p text:style-name="P36"><text:span text:style-name="T49">You </text:span><text:span text:style-name="T50">don`t like tomato juice, do you? </text:span><text:span text:style-name="T48">—</text:span><text:span text:style-name="T50"> Ты не любишь томатный сок, да?</text:span></text:p>
      <text:p text:style-name="P316"/>
      <text:p text:style-name="P677"><text:span text:style-name="T236">Если в гланой части используется </text:span><text:span text:style-name="T75">I am</text:span><text:span text:style-name="T236">, то в корешке нужно говорить </text:span><text:span text:style-name="T75">aren`t I</text:span><text:span text:style-name="T236">, а не </text:span><text:span text:style-name="T75">amn`t I</text:span><text:span text:style-name="T236">.</text:span></text:p>
      <text:p text:style-name="P48"><text:span text:style-name="T49">I </text:span><text:span text:style-name="T46">am a famous artist, aren`t I? - Я знаменитая художница, да?</text:span></text:p>
      <text:p text:style-name="P316"/>
      <text:p text:style-name="P31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317"/>
      <text:p text:style-name="P678"><text:span text:style-name="T237">П</text:span><text:span text:style-name="T238">осему на такие вопросы лучше отвечать так, чтобы ответ отражал реальное </text:span></text:p>
      <text:p text:style-name="P318">положение дел, а не форму вопроса.</text:p>
      <text:p text:style-name="P318"/>
      <text:p text:style-name="P37"><text:span text:style-name="T51">T</text:span><text:span text:style-name="T46">hat isn`t your car, is it? Yes, it is — Это не твоя машина, да? Нет, моя</text:span></text:p>
      <text:p text:style-name="P686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315"/>
      <text:p text:style-name="P748"><text:span text:style-name="T234">3. </text:span><text:span text:style-name="T226">Специальный вопрос.</text:span></text:p>
      <text:p text:style-name="P319"/>
      <text:p text:style-name="P320">Самый популярный тип вопроса. Используется для получения доп. информации, </text:p>
      <text:p text:style-name="P741"><text:span text:style-name="T226">поэтому всегда начинается с вопросительного слова </text:span><text:span text:style-name="T241">или связки</text:span><text:span text:style-name="T226">.</text:span></text:p>
      <text:p text:style-name="P321"/>
      <text:p text:style-name="P322">Вопросительные слова:</text:p>
      <text:list xml:id="list3147990206" text:style-name="L39">
        <text:list-item>
          <text:p text:style-name="P923"><text:span text:style-name="T226">who [ху] — </text:span><text:span text:style-name="T240">кто</text:span><text:span text:style-name="T226">;</text:span></text:p>
        </text:list-item>
        <text:list-item>
          <text:p text:style-name="P923"><text:span text:style-name="T226">whom [хум] — </text:span><text:span text:style-name="T240">кого</text:span><text:span text:style-name="T226">;</text:span></text:p>
        </text:list-item>
        <text:list-item>
          <text:p text:style-name="P923"><text:span text:style-name="T226">whose [хуз] — </text:span><text:span text:style-name="T240">чей</text:span><text:span text:style-name="T226">;</text:span></text:p>
        </text:list-item>
        <text:list-item>
          <text:p text:style-name="P923"><text:span text:style-name="T226">what — </text:span><text:span text:style-name="T240">что, какой</text:span><text:span text:style-name="T226">;</text:span></text:p>
        </text:list-item>
        <text:list-item>
          <text:p text:style-name="P923"><text:soft-page-break/><text:span text:style-name="T226">which — </text:span><text:span text:style-name="T240">который</text:span><text:span text:style-name="T226">;</text:span></text:p>
        </text:list-item>
        <text:list-item>
          <text:p text:style-name="P923"><text:span text:style-name="T226">where [</text:span><text:span text:style-name="T240">вэа</text:span><text:span text:style-name="T226">] — </text:span><text:span text:style-name="T240">где, куда</text:span><text:span text:style-name="T226">;</text:span></text:p>
        </text:list-item>
        <text:list-item>
          <text:p text:style-name="P923"><text:span text:style-name="T226">when — </text:span><text:span text:style-name="T240">когда</text:span><text:span text:style-name="T226">;</text:span></text:p>
        </text:list-item>
        <text:list-item>
          <text:p text:style-name="P923"><text:span text:style-name="T226">why [</text:span><text:span text:style-name="T240">вай</text:span><text:span text:style-name="T226">] — </text:span><text:span text:style-name="T240">зачем, почему</text:span><text:span text:style-name="T226">;</text:span></text:p>
        </text:list-item>
        <text:list-item>
          <text:p text:style-name="P843">how [хау] — как;</text:p>
        </text:list-item>
        <text:list-item>
          <text:p text:style-name="P923"><text:span text:style-name="T226">how often [хау офэн] — </text:span><text:span text:style-name="T240">как часто</text:span><text:span text:style-name="T226">;</text:span></text:p>
        </text:list-item>
        <text:list-item>
          <text:p text:style-name="P923"><text:span text:style-name="T226">how many — </text:span><text:span text:style-name="T240">сколько (исчисляемые существительные)</text:span><text:span text:style-name="T226">;</text:span></text:p>
        </text:list-item>
        <text:list-item>
          <text:p text:style-name="P923"><text:span text:style-name="T226">how much — </text:span><text:span text:style-name="T240">сколько (неисчесляемые существительные)</text:span><text:span text:style-name="T226">;</text:span></text:p>
        </text:list-item>
        <text:list-item>
          <text:p text:style-name="P923"><text:span text:style-name="T226">how long [хау лон] — </text:span><text:span text:style-name="T240">как долго</text:span><text:span text:style-name="T226">;</text:span></text:p>
        </text:list-item>
        <text:list-item>
          <text:p text:style-name="P923"><text:span text:style-name="T226">how long ago — </text:span><text:span text:style-name="T240">как давно</text:span><text:span text:style-name="T226">;</text:span></text:p>
        </text:list-item>
        <text:list-item>
          <text:p text:style-name="P923"><text:span text:style-name="T226">how old — </text:span><text:span text:style-name="T240">сколько лет</text:span><text:span text:style-name="T226">.</text:span></text:p>
        </text:list-item>
      </text:list>
      <text:p text:style-name="P314"/>
      <text:p text:style-name="P742"><text:span text:style-name="T76">W</text:span><text:span text:style-name="T68">hat</text:span><text:span text:style-name="T226"> и </text:span><text:span text:style-name="T68">which</text:span><text:span text:style-name="T226"> могут использоваться отдельно или с уточняющим словом, обычно, существительным, и тогда переводятся как «какой» и «какой из» </text:span><text:span text:style-name="T241">соотв</text:span><text:span text:style-name="T226">. </text:span></text:p>
      <text:p text:style-name="P323"/>
      <text:p text:style-name="P563">What do you like? — Что ты любишь?</text:p>
      <text:p text:style-name="P563">What car have you got? — Какая у тебя машина?</text:p>
      <text:p text:style-name="P563">Which car is yours? — Какая из машин твоя? </text:p>
      <text:p text:style-name="P563"/>
      <text:p text:style-name="P49"><text:span text:style-name="T52">Which</text:span><text:span text:style-name="T241"> подразумевает выбор из нескольких вариантов.</text:span></text:p>
      <text:p text:style-name="P680"><text:span text:style-name="T242">Слово </text:span><text:span text:style-name="T77">how</text:span><text:span text:style-name="T242"> чаще присутствует в </text:span><text:span text:style-name="T244">связке</text:span><text:span text:style-name="T242"> с прилагательным или наречием, но может употребляться и самостоятельно.</text:span></text:p>
      <text:p text:style-name="P324"/>
      <text:p text:style-name="P564">How old are you? — Сколько тебе лет?</text:p>
      <text:p text:style-name="P564">How are you? — Как ты?</text:p>
      <text:p text:style-name="P325"/>
      <text:p text:style-name="P50"><text:span text:style-name="T226">Вопрос с </text:span><text:span text:style-name="T46">how much</text:span><text:span text:style-name="T226"> задают, когда спрашивают о веществах, жидкостях или абстрактных понятиях </text:span><text:span text:style-name="T243">(что нельзя количественно посчитать)</text:span><text:span text:style-name="T226">. А с </text:span><text:span text:style-name="T46">how many</text:span><text:span text:style-name="T226">, когда спрашивают </text:span></text:p>
      <text:p text:style-name="P325">о нескольких предметах. </text:p>
      <text:p text:style-name="P324"/>
      <text:p text:style-name="P564">How much money have you got? — Сколько у тебя денег? (<text:span text:style-name="T707">много, </text:span>абстракция).</text:p>
      <text:p text:style-name="P564">How many friends have you got? — Сколько у тебя друзей? (<text:span text:style-name="T708">10, </text:span>количество).</text:p>
      <text:p text:style-name="P564"/>
      <text:p text:style-name="P326">4. Вопрос к подлежащему.</text:p>
      <text:p text:style-name="P326"/>
      <text:p text:style-name="P681"><text:span text:style-name="T245">Задается, когда хотят узнать кто или что совершает действие. Начинается со слова </text:span><text:span text:style-name="T78">who</text:span><text:span text:style-name="T245"> </text:span></text:p>
      <text:p text:style-name="P681"><text:span text:style-name="T245">или </text:span><text:span text:style-name="T78">what</text:span><text:span text:style-name="T245">, которое заменяют собой подлежащее. При этом порядок слов остается таким же, что и в утрверждении. В</text:span><text:span text:style-name="T246">спомогательный глагол часто отсутсвует в таком вопросе.</text:span></text:p>
      <text:p text:style-name="P327"/>
      <text:p text:style-name="P565">Who is in the Room? — Кто в комнате?</text:p>
      <text:p text:style-name="P566">What was that? — Что это было?</text:p>
      <text:p text:style-name="P566"/>
      <text:p text:style-name="P688"><text:span text:style-name="T79">W</text:span><text:span text:style-name="T68">ho/what</text:span><text:span text:style-name="T226"> </text:span><text:span text:style-name="T247">условно </text:span><text:span text:style-name="T226">являются 3м лицом единственного числа — т. е. </text:span><text:span text:style-name="T68">he/she/it</text:span><text:span text:style-name="T226">.</text:span></text:p>
      <text:p text:style-name="P328"/>
      <text:p text:style-name="P682"><text:span text:style-name="T226">Если подлежащее предполагается во множественном числе, то </text:span><text:span text:style-name="T246">в форму множественного числа нужно поставить глагол.</text:span></text:p>
      <text:p text:style-name="P328"/>
      <text:p text:style-name="P51"><text:span text:style-name="T46">Who </text:span><text:span text:style-name="T65">are</text:span><text:span text:style-name="T46"> my best friends? → </text:span><text:span text:style-name="T65">Mike and Paul</text:span><text:span text:style-name="T46"> are my best friends.</text:span></text:p>
      <text:p text:style-name="P328"/>
      <text:p text:style-name="P329"/>
      <text:p text:style-name="P823">5. Вопрос с альтернативой.</text:p>
      <text:p text:style-name="P329"/>
      <text:p text:style-name="P743"><text:span text:style-name="T22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26"> (в подлежащем, сказуемоем, дополнении или даже в слове </text:span><text:span text:style-name="T68">not</text:span><text:span text:style-name="T226">).</text:span></text:p>
      <text:p text:style-name="P598"/>
      <text:p text:style-name="P683"><text:span text:style-name="T46">Does </text:span><text:span text:style-name="T65">your mother or your father</text:span><text:span text:style-name="T46"> help you? (</text:span><text:span text:style-name="T53">п</text:span><text:span text:style-name="T46">одлежаще</text:span><text:span text:style-name="T53">е</text:span><text:span text:style-name="T46">)</text:span></text:p>
      <text:p text:style-name="P683"><text:span text:style-name="T80">Has he just </text:span><text:span text:style-name="T99">arrived or left</text:span><text:span text:style-name="T80">? (в смыслово</text:span><text:span text:style-name="T81">й</text:span><text:span text:style-name="T80"> глагол)</text:span></text:p>
      <text:p text:style-name="P683"><text:span text:style-name="T80">Will you go to Kiev </text:span><text:span text:style-name="T99">by train or by plane</text:span><text:span text:style-name="T80">? (дополнени</text:span><text:span text:style-name="T81">е</text:span><text:span text:style-name="T80">)</text:span></text:p>
      <text:p text:style-name="P683"><text:span text:style-name="T80">Do you like </text:span><text:span text:style-name="T99">sushi or not</text:span><text:span text:style-name="T80">? (слов</text:span><text:span text:style-name="T81">о</text:span><text:span text:style-name="T80"> not)</text:span></text:p>
      <text:p text:style-name="P332"/>
      <text:p text:style-name="P136"><text:span text:style-name="T54">В</text:span><text:span text:style-name="T46">опросы с предлогами.</text:span></text:p>
      <text:p text:style-name="P330"/>
      <text:p text:style-name="P333">По началу вызывают много трудностей, т. к. в русском языке предлог и вопросительное </text:p>
      <text:p text:style-name="P333">слово стоят рядом, а в английском они находятся в разных местах. </text:p>
      <text:p text:style-name="P334"/>
      <text:p text:style-name="P334">В английском вопросе предлог стоит в самом конце, но при переводе </text:p>
      <text:p text:style-name="P334">относится к началу предложения.</text:p>
      <text:p text:style-name="P334"/>
      <text:p text:style-name="P744"><text:span text:style-name="T42">W</text:span><text:span text:style-name="T41">ho</text:span><text:span text:style-name="T226"> do you meet </text:span><text:span text:style-name="T705">with</text:span><text:span text:style-name="T226">? — </text:span><text:span text:style-name="T705">С</text:span><text:span text:style-name="T226"> </text:span><text:span text:style-name="T41">кем</text:span><text:span text:style-name="T226"> ты встречаешься?</text:span></text:p>
      <text:p text:style-name="P744"><text:span text:style-name="T42">W</text:span><text:span text:style-name="T41">hat</text:span><text:span text:style-name="T226"> are you looking </text:span><text:span text:style-name="T705">at</text:span><text:span text:style-name="T226">? — </text:span><text:span text:style-name="T705">На</text:span><text:span text:style-name="T226"> </text:span><text:span text:style-name="T41">что</text:span><text:span text:style-name="T226"> ты смотришь?</text:span></text:p>
      <text:p text:style-name="P335"/>
      <text:p text:style-name="P684"><text:span text:style-name="T249">Ч</text:span><text:span text:style-name="T248">асто логика использования предлогов в русском и английском не совпадают. </text:span></text:p>
      <text:p text:style-name="P336">Поэтому лучше запомнить некоторые устойчивые сочетания предлогов с глаголами, </text:p>
      <text:p text:style-name="P337">которые встречаются достаточно часто:</text:p>
      <text:list xml:id="list1431463194" text:style-name="L40">
        <text:list-item>
          <text:p text:style-name="P924"><text:span text:style-name="T226">what … like — на что похож (здесь </text:span><text:span text:style-name="T68">like</text:span><text:span text:style-name="T226"> не глагол, а предлог);</text:span></text:p>
        </text:list-item>
        <text:list-item>
          <text:p text:style-name="P844">look at — стмотреть на;</text:p>
        </text:list-item>
        <text:list-item>
          <text:p text:style-name="P844">look for — искать;</text:p>
        </text:list-item>
        <text:list-item>
          <text:p text:style-name="P844">listen to — слушать;</text:p>
        </text:list-item>
        <text:list-item>
          <text:p text:style-name="P844">wait for — ждать;</text:p>
        </text:list-item>
        <text:list-item>
          <text:p text:style-name="P844">stay at — останавливаться (например, в отеле).</text:p>
        </text:list-item>
      </text:list>
      <text:p text:style-name="P744"/>
      <text:p text:style-name="P567">What does he look like? — Как он выглядит?</text:p>
      <text:p text:style-name="P567">What are you looking at? — На что ты смотришь?</text:p>
      <text:p text:style-name="P335"/>
      <text:p text:style-name="P685"><text:span text:style-name="T248">П</text:span><text:span text:style-name="T251">римеры </text:span><text:span text:style-name="T250">5</text:span><text:span text:style-name="T251"> типов вопросов во всех временах, а также с модальными глаголами </text:span></text:p>
      <text:p text:style-name="P339">можно найти на стр. 146.</text:p>
      <text:p text:style-name="P338"/>
      <text:p text:style-name="P391">Отрицательные предложения</text:p>
      <text:p text:style-name="P331"/>
      <text:p text:style-name="P341">Чтобы придать мысли отрицательное значение, используются 2 способа:</text:p>
      <text:list xml:id="list3389662750" text:style-name="L41">
        <text:list-item>
          <text:p text:style-name="P845">отрицательная частица <text:span text:style-name="T369">not</text:span>;</text:p>
        </text:list-item>
        <text:list-item>
          <text:p text:style-name="P845">слово <text:span text:style-name="T369">never</text:span> (и другие слова, придающие отрицательное значение).</text:p>
        </text:list-item>
      </text:list>
      <text:p text:style-name="P340"/>
      <text:p text:style-name="P342">Частица <text:span text:style-name="T369">not</text:span> стоит всегда в связке либо со вспомогательным глаголом, либо с модальным.</text:p>
      <text:p text:style-name="P342">Она является частью сказуемого. Переводится как «не».</text:p>
      <text:p text:style-name="P342"/>
      <text:p text:style-name="P568">I not like horror movies (неправильно, остуствует вспомогательный глагол)</text:p>
      <text:p text:style-name="P568">I do n<text:span text:style-name="T709">o</text:span>t like horror movies (правильно <text:span text:style-name="T710">для простых предложений</text:span>)</text:p>
      <text:p text:style-name="P342"/>
      <text:p text:style-name="P343"><text:soft-page-break/>В сложных предложениях, где несколько глаголов, используются другие правила.</text:p>
      <text:p text:style-name="P345"><text:span text:style-name="T715">C</text:span>казуемым обычно является самый первый глагол. Если отрицатульную мысль сообщить </text:p>
      <text:p text:style-name="P345">в дополнении, то not будет стоять самостоятельно.</text:p>
      <text:p text:style-name="P344"/>
      <text:p text:style-name="P346">It`s quite impolite not to call me back — Очень не вежливо не перезванивать мне.</text:p>
      <text:p text:style-name="P346">(здесь сказуемым является первый глагол — is)</text:p>
      <text:p text:style-name="P346"/>
      <text:p text:style-name="P11"><text:span text:style-name="T300">С</text:span><text:span text:style-name="T299">амые важные глаголы</text:span></text:p>
      <text:p text:style-name="P347"/>
      <text:p text:style-name="P348">Это <text:span text:style-name="T369">be</text:span>, <text:span text:style-name="T369">do</text:span>, <text:span text:style-name="T369">have</text:span> и <text:span text:style-name="T369">get</text:span>. Они могут быть как смысловыми, так и вспомогательными <text:span text:style-name="T718">(кроме </text:span><text:span text:style-name="T393">get</text:span><text:span text:style-name="T718">)</text:span>.</text:p>
      <text:p text:style-name="P348">Они могут входить в устойчивые сочетания, где меняют свое значение.</text:p>
      <text:p text:style-name="P348"/>
      <text:p text:style-name="P393">Глагол <text:span text:style-name="T369">be</text:span></text:p>
      <text:p text:style-name="P348"/>
      <text:p text:style-name="P296"><text:span text:style-name="T316">Э</text:span><text:span text:style-name="T317">то начальная форма глагола</text:span><text:span text:style-name="T318"> «быть», </text:span><text:span text:style-name="T319">кот</text:span><text:span text:style-name="T320">орая</text:span><text:span text:style-name="T318"> </text:span><text:span text:style-name="T316">в Present Simple </text:span><text:span text:style-name="T315">изменяется</text:span><text:span text:style-name="T316"> на</text:span><text:span text:style-name="T318">: </text:span></text:p>
      <text:list xml:id="list2863966574" text:style-name="L42">
        <text:list-item>
          <text:p text:style-name="P863"><text:span text:style-name="T462">a</text:span><text:span text:style-name="T457">m — если подлежащее в первом лице (</text:span><text:span text:style-name="T400">I</text:span><text:span text:style-name="T457">);</text:span></text:p>
        </text:list-item>
        <text:list-item>
          <text:p text:style-name="P864">is — если подлежащее в третьем лице, единственном числе (<text:span text:style-name="T369">he/she/it</text:span>);</text:p>
        </text:list-item>
        <text:list-item>
          <text:p text:style-name="P864">are — если подлежащее во множественном числе (<text:span text:style-name="T369">you/we/they</text:span>).</text:p>
        </text:list-item>
      </text:list>
      <text:p text:style-name="P600"/>
      <text:p text:style-name="P721"><text:span text:style-name="T339">Г</text:span><text:span text:style-name="T340">лагол </text:span><text:span text:style-name="T141">be</text:span><text:span text:style-name="T340"> в форме </text:span><text:span text:style-name="T141">am/is/are</text:span><text:span text:style-name="T340"> является смысловым, но при переводе на русский выпадает. </text:span></text:p>
      <text:p text:style-name="P615"><text:span text:style-name="T561">Одновременно с этим формы </text:span><text:span text:style-name="T721">am/is/are</text:span><text:span text:style-name="T562"> </text:span><text:span text:style-name="T561">привязывают предложение к настоящему времени.</text:span></text:p>
      <text:p text:style-name="P603">После <text:span text:style-name="T369">be</text:span> обычно указывается характеристика (какой) или место (где).</text:p>
      <text:p text:style-name="P600"/>
      <text:p text:style-name="P599"><text:span text:style-name="T371">This dress is blue — </text:span><text:span text:style-name="T392">Это платье синие.</text:span></text:p>
      <text:p text:style-name="P693"><text:span text:style-name="T329">I</text:span><text:span text:style-name="T330"> </text:span><text:span text:style-name="T329">am</text:span><text:span text:style-name="T330"> in </text:span><text:span text:style-name="T329">my</text:span><text:span text:style-name="T330"> office now — </text:span><text:span text:style-name="T329">Я</text:span><text:span text:style-name="T331"> у себя в офисе сейчас.</text:span></text:p>
      <text:p text:style-name="P601"/>
      <text:p text:style-name="P758"><text:span text:style-name="T322">В русском языке предложение может </text:span><text:span text:style-name="T321">не иметь</text:span><text:span text:style-name="T322"> сказуемого. </text:span><text:span text:style-name="T321">Там где в русском сказуемое отсутсвует, в английском будет стоять глагол </text:span><text:span text:style-name="T329">be</text:span><text:span text:style-name="T321"> в форме </text:span><text:span text:style-name="T334">am/is/are</text:span><text:span text:style-name="T316"> </text:span><text:span text:style-name="T321">(т. к. для английского не характерно, когда в предложении нет сказуемого)</text:span><text:span text:style-name="T316">. </text:span></text:p>
      <text:p text:style-name="P600"/>
      <text:p text:style-name="P612"><text:span text:style-name="T419">I </text:span><text:span text:style-name="T402">am a doctor — Я (</text:span><text:span text:style-name="T403">есть</text:span><text:span text:style-name="T402">) доктор.</text:span></text:p>
      <text:p text:style-name="P613"><text:span text:style-name="T600">We are happy </text:span><text:span text:style-name="T603">— </text:span><text:span text:style-name="T600">Мы (есть) счастливы.</text:span></text:p>
      <text:p text:style-name="P605"/>
      <text:p text:style-name="P701"><text:span text:style-name="T323">Глагол</text:span><text:span text:style-name="T324"> </text:span><text:span text:style-name="T330">be</text:span><text:span text:style-name="T324"> может использоваться в связке с прилагательным. </text:span><text:span text:style-name="T326">П</text:span><text:span text:style-name="T325">ри переводе такая связка </text:span></text:p>
      <text:p text:style-name="P607">может образовывать новый глагол, которого нет в английском.</text:p>
      <text:p text:style-name="P606"/>
      <text:p text:style-name="P617"><text:span text:style-name="T404">I </text:span><text:span text:style-name="T421">am interested</text:span><text:span text:style-name="T404"> in art — Я</text:span><text:span text:style-name="T405"> </text:span><text:span text:style-name="T422">интересуюсь</text:span><text:span text:style-name="T414"> </text:span><text:span text:style-name="T405">искусством </text:span><text:span text:style-name="T414">(есть заинтересованный)</text:span><text:span text:style-name="T405">.</text:span></text:p>
      <text:p text:style-name="P617"><text:span text:style-name="T405">My hands </text:span><text:span text:style-name="T422">are cold</text:span><text:span text:style-name="T405"> — Мои руки</text:span><text:span text:style-name="T406"> </text:span><text:span text:style-name="T422">замерзли </text:span><text:span text:style-name="T414">(есть замерзшие)</text:span><text:span text:style-name="T406">.</text:span></text:p>
      <text:p text:style-name="P570"/>
      <text:p text:style-name="P374">В вопросительных предложениях глагол <text:span text:style-name="T369">be</text:span> меняется местами с подлежащим, </text:p>
      <text:p text:style-name="P374">а в отрицательных, используется с частицей <text:span text:style-name="T369">not</text:span>:</text:p>
      <text:p text:style-name="P374"/>
      <text:p text:style-name="P502"><text:span text:style-name="T601">I </text:span><text:span text:style-name="T600">am not a student — Я не студент.</text:span></text:p>
      <text:p text:style-name="P571">We are not English speakers — Они не англоговорящие люди.</text:p>
      <text:p text:style-name="P502"><text:span text:style-name="T601">I</text:span><text:span text:style-name="T600">s it dark? — Сейчас темно?</text:span></text:p>
      <text:p text:style-name="P571">Are they hungry? — Они голодны?</text:p>
      <text:p text:style-name="P571"/>
      <text:p text:style-name="P375">Если перед <text:span text:style-name="T378">am/is/are</text:span> нет вопросительного слова, то это общий вопрос. </text:p>
      <text:p text:style-name="P375">В корешке ответа вместо <text:span text:style-name="T369">do/does</text:span> используется <text:span text:style-name="T369">am/is/are</text:span>:</text:p>
      <text:p text:style-name="P375"/>
      <text:p text:style-name="P503"><text:span text:style-name="T600">Am I in danger? Yes, you are. </text:span><text:span text:style-name="T602">—</text:span><text:span text:style-name="T600"> Я в опасности? Да.</text:span></text:p>
      <text:p text:style-name="P503"><text:span text:style-name="T600">Is John married? - No, he isn`t. </text:span><text:span text:style-name="T602">— </text:span><text:span text:style-name="T600">Джон женат? </text:span><text:span text:style-name="T602">— </text:span><text:span text:style-name="T600">Нет.</text:span></text:p>
      <text:p text:style-name="P572"><text:soft-page-break/><text:span text:style-name="T546">Специальный вопрос начинается с вопросительного слова </text:span><text:span text:style-name="T551">или связки</text:span><text:span text:style-name="T546">:</text:span> </text:p>
      <text:p text:style-name="P572">Where is Jill?<text:span text:style-name="T630"> </text:span>She is at school. <text:span text:style-name="T630">— </text:span>Где Джил? Она в школе.</text:p>
      <text:p text:style-name="P572"/>
      <text:p text:style-name="P617"><text:span text:style-name="T465">Очень часто </text:span><text:span text:style-name="T408">am/is/are</text:span><text:span text:style-name="T465"> сокращаются: </text:span><text:span text:style-name="T408">I am → I`m, he is → he`s, <text:s/></text:span></text:p>
      <text:p text:style-name="P617"><text:span text:style-name="T408">you are → you`re, John is → John`s, </text:span><text:span text:style-name="T410">t</text:span><text:span text:style-name="T408">hey are → </text:span><text:span text:style-name="T410">t</text:span><text:span text:style-name="T408">hey`re</text:span><text:span text:style-name="T409">. </text:span></text:p>
      <text:p text:style-name="P573"/>
      <text:p text:style-name="P617"><text:span text:style-name="T466">С</text:span><text:span text:style-name="T467">окращать можно как по </text:span><text:span text:style-name="T468">вспом.</text:span><text:span text:style-name="T467"> глаголу, так и по частице </text:span><text:span text:style-name="T411">not</text:span><text:span text:style-name="T467">: </text:span><text:span text:style-name="T411">he is not → he`s not</text:span><text:span text:style-name="T412"> или</text:span><text:span text:style-name="T411"> he isn`t.</text:span></text:p>
      <text:p text:style-name="P602"><text:span text:style-name="T719">П</text:span>ри этом <text:span text:style-name="T369">am</text:span> сокращается только по <text:span text:style-name="T369">am</text:span> → <text:span text:style-name="T369">I`m not (I amn`t не существует).</text:span></text:p>
      <text:p text:style-name="P401"/>
      <text:p text:style-name="P618"><text:span text:style-name="T520">Глагол be</text:span><text:span text:style-name="T522"> </text:span><text:span text:style-name="T520">в Past Simple имеет 2 формы: </text:span></text:p>
      <text:list xml:id="list1785391747" text:style-name="L43">
        <text:list-item>
          <text:p text:style-name="P868"><text:span text:style-name="T520">was — </text:span><text:span text:style-name="T521">если подлежащее в первом лице или множественном числе (</text:span><text:span text:style-name="T430">I, you, we, they</text:span><text:span text:style-name="T521">);</text:span></text:p>
        </text:list-item>
        <text:list-item>
          <text:p text:style-name="P868"><text:span text:style-name="T521">were — если подлежащее в третьем лице, единственно</text:span><text:span text:style-name="T545">го</text:span><text:span text:style-name="T521"> числ</text:span><text:span text:style-name="T545">а </text:span><text:span text:style-name="T521">(</text:span><text:span text:style-name="T430">he, she, it</text:span><text:span text:style-name="T521">).</text:span></text:p>
        </text:list-item>
      </text:list>
      <text:p text:style-name="P402"/>
      <text:p text:style-name="P504"><text:span text:style-name="T622">I </text:span><text:span text:style-name="T600">was</text:span><text:span text:style-name="T599"> satisfied with my work — Я </text:span><text:span text:style-name="T600">был</text:span><text:span text:style-name="T599"> доволен своей работой.</text:span></text:p>
      <text:p text:style-name="P504"><text:span text:style-name="T600">Was</text:span><text:span text:style-name="T599"> the weather good? No, it </text:span><text:span text:style-name="T600">wasn`t</text:span><text:span text:style-name="T599"> — </text:span><text:span text:style-name="T600">Погода была хорош</text:span><text:span text:style-name="T609">ая</text:span><text:span text:style-name="T600">? Нет.</text:span></text:p>
      <text:p text:style-name="P349"/>
      <text:p text:style-name="P396">Глагол <text:span text:style-name="T369">do</text:span></text:p>
      <text:p text:style-name="P350"/>
      <text:p text:style-name="P616"><text:span text:style-name="T578">Переводится как </text:span><text:span text:style-name="T577">«делать». В </text:span><text:span text:style-name="T579">одном предложении </text:span><text:span text:style-name="T577">может встречаться несколько раз, </text:span></text:p>
      <text:p text:style-name="P722"><text:span text:style-name="T343">в качестве вспомогательного </text:span><text:span text:style-name="T344">глагола </text:span><text:span text:style-name="T343">и смыслового.</text:span><text:span text:style-name="T720"> </text:span><text:span text:style-name="T341">Вспомогательным глаголом </text:span><text:span text:style-name="T342">он </text:span><text:span text:style-name="T341">может быть только в отрицаниях и вопросах, времен группы Simple.</text:span></text:p>
      <text:p text:style-name="P724"/>
      <text:p text:style-name="P604"><text:span text:style-name="T390">What do you do? </text:span><text:span text:style-name="T391">— </text:span><text:span text:style-name="T390">Что ты делаешь?</text:span></text:p>
      <text:p text:style-name="P723"><text:span text:style-name="T341">D</text:span><text:span text:style-name="T43">o you like pets? </text:span><text:span text:style-name="T341">—</text:span><text:span text:style-name="T43"> No, I don`t.</text:span></text:p>
      <text:p text:style-name="P725"/>
      <text:p text:style-name="P128"><text:span text:style-name="T335">В</text:span><text:span text:style-name="T336"> </text:span><text:span text:style-name="T337">прошедшем времени</text:span><text:span text:style-name="T338"> преорбазуется в </text:span><text:span text:style-name="T333">did</text:span><text:span text:style-name="T338"> — «</text:span><text:span text:style-name="T336">делал» (2я форма </text:span><text:span text:style-name="T332">do</text:span><text:span text:style-name="T336">)</text:span><text:span text:style-name="T338">.</text:span></text:p>
      <text:p text:style-name="P403">Если в предложении появляется <text:span text:style-name="T369">was/were</text:span>, <text:span text:style-name="T656">то </text:span><text:span text:style-name="T655">did</text:span><text:span text:style-name="T656"> уже не нужно использовать.</text:span></text:p>
      <text:p text:style-name="P398"/>
      <text:p text:style-name="P397">Глагол <text:span text:style-name="T369">have</text:span></text:p>
      <text:p text:style-name="P376"/>
      <text:p text:style-name="P695"><text:span text:style-name="T266">Переводится как «иметь». </text:span><text:span text:style-name="T268">Д</text:span><text:span text:style-name="T266">ля времен группы Perfect </text:span><text:span text:style-name="T268">выступает в роли вспомогательного глагола</text:span><text:span text:style-name="T266">. </text:span><text:span text:style-name="T252">Также </text:span><text:span text:style-name="T266">может быть</text:span><text:span text:style-name="T252"> частью устойчивых словосотечаний. В </text:span><text:span text:style-name="T270">прошедшем </text:span></text:p>
      <text:p text:style-name="P695"><text:span text:style-name="T270">времени</text:span><text:span text:style-name="T252"> преобразуется в </text:span><text:span text:style-name="T83">had</text:span><text:span text:style-name="T252"> </text:span><text:span text:style-name="T333">—</text:span><text:span text:style-name="T252"> «</text:span><text:span text:style-name="T270">имел</text:span><text:span text:style-name="T252">».</text:span></text:p>
      <text:p text:style-name="P378"/>
      <text:p text:style-name="P690"><text:span text:style-name="T252">В некоторых ситуациях его можно не переводить (когда он смысловой). </text:span><text:span text:style-name="T253">Но при этом в предложении он обязан быть. </text:span><text:span text:style-name="T266">Это </text:span><text:span text:style-name="T253">из-за особенностей английской грамматики, которая требует, обязательного наличия подлежащего и сказуемого.</text:span></text:p>
      <text:p text:style-name="P351"/>
      <text:p text:style-name="P574">I have a lot of friends — У меня (есть) много друзей.</text:p>
      <text:p text:style-name="P575">We heave a big house — У нас (есть) большой дом.</text:p>
      <text:p text:style-name="P377"/>
      <text:p text:style-name="P696"><text:span text:style-name="T271">Когда </text:span><text:span text:style-name="T86">have</text:span><text:span text:style-name="T271"> является смысловым глаголом, он </text:span><text:span text:style-name="T256">работает по тем же правилам что и </text:span><text:span text:style-name="T257">другие</text:span><text:span text:style-name="T256"> </text:span><text:span text:style-name="T271">смысловые </text:span><text:span text:style-name="T256">глаголы, т. е. требует вспомогательного </text:span><text:span text:style-name="T84">do</text:span><text:span text:style-name="T256"> для отрицаний и вопросов. </text:span></text:p>
      <text:p text:style-name="P696"><text:span text:style-name="T268">В утверждениях </text:span><text:span text:style-name="T86">have</text:span><text:span text:style-name="T271"> </text:span><text:span text:style-name="T268">не пишется с окончанием </text:span><text:span text:style-name="T85">-s</text:span><text:span text:style-name="T268">, а преобразуется в </text:span><text:span text:style-name="T85">has</text:span><text:span text:style-name="T268">.</text:span></text:p>
      <text:p text:style-name="P351"/>
      <text:p text:style-name="P38"><text:span text:style-name="T55">Mike has </text:span><text:span text:style-name="T56">many friends</text:span><text:span text:style-name="T55"> — У Майка много друзей.</text:span></text:p>
      <text:p text:style-name="P39"><text:span text:style-name="T55">He</text:span><text:span text:style-name="T56"> do</text:span><text:span text:style-name="T55">es</text:span><text:span text:style-name="T56">n`t have many friends </text:span><text:span text:style-name="T57">—</text:span><text:span text:style-name="T56"> У </text:span><text:span text:style-name="T55">него </text:span><text:span text:style-name="T56">не много друзей.</text:span></text:p>
      <text:p text:style-name="P52"><text:span text:style-name="T46">Do you have many friends? </text:span><text:span text:style-name="T57">—</text:span><text:span text:style-name="T46"> У тебя много друзей?</text:span></text:p>
      <text:p text:style-name="P584"/>
      <text:p text:style-name="P137"><text:span text:style-name="T46">Когда </text:span><text:span text:style-name="T68">have</text:span><text:span text:style-name="T46"> является вспомогательным глаголом, то для </text:span><text:span text:style-name="T68">he/she/it</text:span><text:span text:style-name="T46"> он всегда в форме </text:span><text:span text:style-name="T68">has</text:span><text:span text:style-name="T46">.</text:span></text:p>
      <text:p text:style-name="P53">He hasn`t lost his keys — Он не потерял свои ключи <text:span text:style-name="T722">(has в отрицании)</text:span>.</text:p>
      <text:p text:style-name="P585"/>
      <text:p text:style-name="P352"><text:soft-page-break/>Have в значении «иметь» не употребляется во временах группы Continuous.</text:p>
      <text:p text:style-name="P352"/>
      <text:p text:style-name="P576">I am having many friends now → Неправильно</text:p>
      <text:p text:style-name="P576">I have many friends → Правильно</text:p>
      <text:p text:style-name="P351"/>
      <text:p text:style-name="P752"><text:span text:style-name="T226">В разговорной речи очесть часто используется оборот </text:span><text:span text:style-name="T68">have got</text:span><text:span text:style-name="T226">. </text:span><text:span text:style-name="T254">Он обозначает тоже самое, что и </text:span><text:span text:style-name="T87">have</text:span><text:span text:style-name="T254"> </text:span><text:span text:style-name="T226">(иметь/владеть)</text:span><text:span text:style-name="T254">, но используется только в настоящем времени.</text:span></text:p>
      <text:p text:style-name="P359"/>
      <text:p text:style-name="P752"><text:span text:style-name="T254">Г</text:span><text:span text:style-name="T226">рамматически, </text:span><text:span text:style-name="T68">have got</text:span><text:span text:style-name="T226"> — это Present Perfect, т. е. </text:span><text:span text:style-name="T68">have</text:span><text:span text:style-name="T226"> здесь вспомогательный глагол, </text:span></text:p>
      <text:p text:style-name="P694"><text:span text:style-name="T267">а основное значение «</text:span><text:span text:style-name="T269">иметь</text:span><text:span text:style-name="T267">» передает </text:span><text:span text:style-name="T88">got</text:span><text:span text:style-name="T267"> </text:span><text:span text:style-name="T255">(3я форма get)</text:span><text:span text:style-name="T267">. </text:span></text:p>
      <text:p text:style-name="P353"/>
      <text:p text:style-name="P577">Have you got a Mercedes? / Do you have a Mercedes? — У тебя есть мерседес?</text:p>
      <text:p text:style-name="P577">I haven`t got a Mercedes / I don`t have a Mercedes — У меня нет мерседеса.</text:p>
      <text:p text:style-name="P354"/>
      <text:p text:style-name="P697"><text:span text:style-name="T258">Глагол </text:span><text:span text:style-name="T89">have</text:span><text:span text:style-name="T259"> может входить в состав устойчивых выражений и словосочетаний. </text:span></text:p>
      <text:p text:style-name="P356">В этом случае он может переводится по другому. Также здесь отменяется правило, </text:p>
      <text:p text:style-name="P355">по которому <text:span text:style-name="T369">have</text:span> нельзя употребять в Continuous:</text:p>
      <text:p text:style-name="P355"/>
      <text:list xml:id="list1920661021" text:style-name="L44">
        <text:list-item>
          <text:p text:style-name="P846"><text:span text:style-name="T743">в</text:span>ыражения, связанные с приемом пищи:</text:p>
        </text:list-item>
      </text:list>
      <text:list xml:id="list1363681731" text:style-name="L45">
        <text:list-item>
          <text:list>
            <text:list-item>
              <text:p text:style-name="P847">have a coffee/tea/<text:span text:style-name="T717">drink</text:span> — пить кофе/чай/<text:span text:style-name="T717">напиток</text:span>;</text:p>
            </text:list-item>
            <text:list-item>
              <text:p text:style-name="P847">have a meal — принимать пищу;</text:p>
            </text:list-item>
            <text:list-item>
              <text:p text:style-name="P847">have a breakfast/luch/dinner — завтракать/обедать/ужинать.</text:p>
            </text:list-item>
          </text:list>
        </text:list-item>
      </text:list>
      <text:p text:style-name="P357"/>
      <text:list xml:id="list194854932988930" text:continue-list="list1920661021" text:style-name="L44">
        <text:list-item>
          <text:p text:style-name="P925"><text:span text:style-name="T296">в</text:span><text:span text:style-name="T259">ыражения, связанные с времяпровождением:</text:span></text:p>
        </text:list-item>
      </text:list>
      <text:list xml:id="list2446012406" text:style-name="L46">
        <text:list-item>
          <text:list>
            <text:list-item>
              <text:p text:style-name="P848">have a date — ходить на свидание;</text:p>
            </text:list-item>
            <text:list-item>
              <text:p text:style-name="P848">have a good time — хорошо проводить время;</text:p>
            </text:list-item>
            <text:list-item>
              <text:p text:style-name="P848">have a meeting / an appointment — назначать встречу;</text:p>
            </text:list-item>
            <text:list-item>
              <text:p text:style-name="P848">have a nice day — удачного дня (пожелание);</text:p>
            </text:list-item>
            <text:list-item>
              <text:p text:style-name="P848">have fun — веселиться.</text:p>
            </text:list-item>
          </text:list>
        </text:list-item>
      </text:list>
      <text:p text:style-name="P355"/>
      <text:list xml:id="list194854641231856" text:continue-list="list194854932988930" text:style-name="L44">
        <text:list-item>
          <text:p text:style-name="P925"><text:span text:style-name="T296">в</text:span><text:span text:style-name="T259">ыражения, связанные </text:span><text:span text:style-name="T297">с внешностью:</text:span></text:p>
        </text:list-item>
      </text:list>
      <text:list xml:id="list99323415" text:style-name="L47">
        <text:list-item>
          <text:list>
            <text:list-item>
              <text:p text:style-name="P849">have a bath/shower/shave — принимать ванну/душ, побриться;</text:p>
            </text:list-item>
            <text:list-item>
              <text:p text:style-name="P849">have a haircat — постричься.</text:p>
            </text:list-item>
          </text:list>
        </text:list-item>
      </text:list>
      <text:p text:style-name="P358"/>
      <text:list xml:id="list194855953396198" text:continue-list="list194854641231856" text:style-name="L44">
        <text:list-item>
          <text:p text:style-name="P926"><text:span text:style-name="T296">в</text:span><text:span text:style-name="T297">ыражения, связанные с общением:</text:span></text:p>
        </text:list-item>
      </text:list>
      <text:list xml:id="list50677983" text:style-name="L48">
        <text:list-item>
          <text:list>
            <text:list-item>
              <text:p text:style-name="P850">have a guess — угадывать, догадываться;</text:p>
            </text:list-item>
            <text:list-item>
              <text:p text:style-name="P850">have a chat — болтать;</text:p>
            </text:list-item>
            <text:list-item>
              <text:p text:style-name="P850">have a talk/discussion — беседовать/обсуждать;</text:p>
            </text:list-item>
            <text:list-item>
              <text:p text:style-name="P850">have a call — позвонить.</text:p>
            </text:list-item>
          </text:list>
        </text:list-item>
      </text:list>
      <text:p text:style-name="P358"/>
      <text:list xml:id="list194855888677938" text:continue-list="list194855953396198" text:style-name="L44">
        <text:list-item>
          <text:p text:style-name="P926"><text:span text:style-name="T296">в</text:span><text:span text:style-name="T297">ыражения связанные со здоровьем:</text:span></text:p>
        </text:list-item>
      </text:list>
      <text:list xml:id="list4047554988" text:style-name="L49">
        <text:list-item>
          <text:list>
            <text:list-item>
              <text:p text:style-name="P851">have a baby — родить;</text:p>
            </text:list-item>
            <text:list-item>
              <text:p text:style-name="P851">have a cold — простудиться;</text:p>
            </text:list-item>
            <text:list-item>
              <text:p text:style-name="P851">have a cough — кашлять;</text:p>
            </text:list-item>
            <text:list-item>
              <text:p text:style-name="P851">have a headache — болит голова.</text:p>
            </text:list-item>
          </text:list>
        </text:list-item>
      </text:list>
      <text:p text:style-name="P358"/>
      <text:list xml:id="list194854830307565" text:continue-list="list194855888677938" text:style-name="L44">
        <text:list-item>
          <text:p text:style-name="P926"><text:span text:style-name="T296">в</text:span><text:span text:style-name="T297">ыражения, связанные с отдыхом:</text:span></text:p>
          <text:list>
            <text:list-item>
              <text:p text:style-name="P852">have a day off — взять выходной;</text:p>
            </text:list-item>
            <text:list-item>
              <text:p text:style-name="P852">have a dream — видеть сон;</text:p>
            </text:list-item>
            <text:list-item>
              <text:p text:style-name="P852"><text:soft-page-break/>have a nightmare — видеть кошмар;</text:p>
            </text:list-item>
            <text:list-item>
              <text:p text:style-name="P852">have a rest — отдыхать;</text:p>
            </text:list-item>
            <text:list-item>
              <text:p text:style-name="P852">have a sleep — спать.</text:p>
            </text:list-item>
          </text:list>
        </text:list-item>
      </text:list>
      <text:p text:style-name="P358"/>
      <text:list xml:id="list194854131649074" text:continue-numbering="true" text:style-name="L44">
        <text:list-item>
          <text:p text:style-name="P926"><text:span text:style-name="T296">в</text:span><text:span text:style-name="T297">ыражения, свяханые с физической активностью:</text:span></text:p>
        </text:list-item>
      </text:list>
      <text:list xml:id="list4044922933" text:style-name="L50">
        <text:list-item>
          <text:list>
            <text:list-item>
              <text:p text:style-name="P853">have a good journey — добраться без проблем (пожелание);</text:p>
            </text:list-item>
            <text:list-item>
              <text:p text:style-name="P853">have a good flight — хорошо долететь (пожелание);</text:p>
            </text:list-item>
            <text:list-item>
              <text:p text:style-name="P853">have a lift — подвести (на машине);</text:p>
            </text:list-item>
            <text:list-item>
              <text:p text:style-name="P854">have a ride — проехаться;</text:p>
            </text:list-item>
            <text:list-item>
              <text:p text:style-name="P854">have a walk — пройтись (прогуляться);</text:p>
            </text:list-item>
            <text:list-item>
              <text:p text:style-name="P854">have a swim — поплавать;</text:p>
            </text:list-item>
            <text:list-item>
              <text:p text:style-name="P854">have a hug — обняться;</text:p>
            </text:list-item>
            <text:list-item>
              <text:p text:style-name="P854">have a kiss — поцеловаться.</text:p>
            </text:list-item>
          </text:list>
        </text:list-item>
      </text:list>
      <text:p text:style-name="P358"/>
      <text:p text:style-name="P399">Глагол <text:span text:style-name="T369">get</text:span></text:p>
      <text:p text:style-name="P360"/>
      <text:p text:style-name="P691"><text:span text:style-name="T261">Один и самых запутанных глаголов, который может переводится по разному,</text:span><text:span text:style-name="T260"> в записимости </text:span></text:p>
      <text:p text:style-name="P361">от слов, идущих после него. Поэтому его нужно переводить в связке с соседними словами.</text:p>
      <text:p text:style-name="P362"/>
      <text:p text:style-name="P691"><text:span text:style-name="T261">Если после </text:span><text:span text:style-name="T90">get</text:span><text:span text:style-name="T261"> идет существительное, то он передает значение </text:span><text:span text:style-name="T260">«</text:span><text:span text:style-name="T261">получать, покупать</text:span><text:span text:style-name="T260">».</text:span></text:p>
      <text:p text:style-name="P361"/>
      <text:p text:style-name="P54"><text:span text:style-name="T58">I </text:span><text:span text:style-name="T46">got a new car — Я купил новую машину.</text:span></text:p>
      <text:p text:style-name="P578">I got an A today — Я получил пятерку сегодня. (A — <text:span text:style-name="T722">это </text:span>оценка)</text:p>
      <text:p text:style-name="P753"><text:span text:style-name="T260">Е</text:span><text:span text:style-name="T226">сли </text:span><text:span text:style-name="T68">get</text:span><text:span text:style-name="T226"> используется со средством передвижения, то он приобретает значение </text:span></text:p>
      <text:p text:style-name="P363">«сесть в транспорт». В этом случае он может использоваться с предлогом <text:span text:style-name="T369">on</text:span>.</text:p>
      <text:p text:style-name="P363"/>
      <text:p text:style-name="P578">I got on a bus at 5 o`clock — Я сел в автобус в 5 часов.</text:p>
      <text:p text:style-name="P578">I got a taxi — Я взял такси.</text:p>
      <text:p text:style-name="P361"/>
      <text:p text:style-name="P753"><text:span text:style-name="T260">Е</text:span><text:span text:style-name="T226">сли после get идет прилагательное, то это означает «прийти к этому состоянию», </text:span></text:p>
      <text:p text:style-name="P363">например: <text:span text:style-name="T369">get hungry (проголодаться), get better (стать лучше), get cold (замерзнуть)</text:span> и т. д.</text:p>
      <text:p text:style-name="P363"/>
      <text:p text:style-name="P578">He got dressed quickly and left — Он оделся быстро и ушел.</text:p>
      <text:p text:style-name="P363"/>
      <text:p text:style-name="P363">Если <text:span text:style-name="T369">get</text:span> используется с частицей <text:span text:style-name="T369">to</text:span>, то это означает «прибывать в такое-то место».</text:p>
      <text:p text:style-name="P363"/>
      <text:p text:style-name="P578">I got to work late — Я приехал на работу поздно.</text:p>
      <text:p text:style-name="P578">I got to the airport by train — Я приехал в аэропорт на поезде.</text:p>
      <text:p text:style-name="P361"/>
      <text:p text:style-name="P361">В пассивном залоге может заменять глагол <text:span text:style-name="T369">be</text:span>. </text:p>
      <text:p text:style-name="P361"/>
      <text:p text:style-name="P361">Если <text:span text:style-name="T369">be</text:span> означает «быть в состоянии / обладать качеством», то <text:span text:style-name="T369">get</text:span> означает </text:p>
      <text:p text:style-name="P362">«входить в состояние / приобретать качество».</text:p>
      <text:p text:style-name="P362"/>
      <text:p text:style-name="P362">В отличии от <text:span text:style-name="T369">be, do, have</text:span>, этот глагол не может быть вспомогательным.</text:p>
      <text:p text:style-name="P364">Почти для любого предложения с <text:span text:style-name="T369">get</text:span> можно найти замену с другим глаголом.</text:p>
      <text:p text:style-name="P362"/>
      <text:p text:style-name="P759"><text:span text:style-name="T226">После </text:span><text:span text:style-name="T68">get</text:span><text:span text:style-name="T226"> могут стоять разные предлоги, в зависимости от которых он может сильно</text:span></text:p>
      <text:p text:style-name="P760"><text:span text:style-name="T226">меняться. Такие измененя не всегда поддаются логике</text:span><text:span text:style-name="T262">:</text:span></text:p>
      <text:list xml:id="list2196288500" text:style-name="L51">
        <text:list-item>
          <text:p text:style-name="P855">get along — ладить друг с другом;</text:p>
        </text:list-item>
        <text:list-item>
          <text:p text:style-name="P855">get away — убираться прочь (грубо);</text:p>
        </text:list-item>
        <text:list-item>
          <text:p text:style-name="P855"><text:soft-page-break/>get back — вернуться;</text:p>
        </text:list-item>
        <text:list-item>
          <text:p text:style-name="P855">get in — попасть внутрь;</text:p>
        </text:list-item>
        <text:list-item>
          <text:p text:style-name="P855">get on — справиться с ситуацией.</text:p>
        </text:list-item>
      </text:list>
      <text:p text:style-name="P365"/>
      <text:p text:style-name="P505"><text:span text:style-name="T610">W</text:span><text:span text:style-name="T600">e get along well — Мы хорошо ладим.</text:span></text:p>
      <text:p text:style-name="P579">I`ll get away from work as soon as I can — Я свалю с этой работы, как только смогу.</text:p>
      <text:p text:style-name="P579">Get in the car quickly! — Быстро садись в машину!</text:p>
      <text:p text:style-name="P580">How are you getting on with your new job? — Как дела на новой работе?</text:p>
      <text:p text:style-name="P719"/>
      <text:p text:style-name="P71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718">Такие сочетания нельзя переводить по отдельности, а только в связке.</text:p>
      <text:p text:style-name="P362"/>
      <text:p text:style-name="P718">Один и тот же фразовый глагол может иметь несколько значений.</text:p>
      <text:p text:style-name="P362"/>
      <text:p text:style-name="P394">Глаголы, в которых все путаются</text:p>
      <text:p text:style-name="P366"/>
      <text:p text:style-name="P367"><text:span text:style-name="T449">Tell и say</text:span> можно перевести как «сказать». Только первый означатает «рассказать», </text:p>
      <text:p text:style-name="P367">а второй - «сказать/говорить». </text:p>
      <text:p text:style-name="P367"/>
      <text:p text:style-name="P367">После <text:span text:style-name="T369">tell</text:span> нужно обязательно указать, кому адресована фраза, либо что именно </text:p>
      <text:p text:style-name="P367">говорится. После <text:span text:style-name="T369">tell</text:span> не нужен предлог.</text:p>
      <text:p text:style-name="P367"/>
      <text:p text:style-name="P581">Tell me the truth — Скажи мне правду.</text:p>
      <text:p text:style-name="P581">Tell Michael that I will be late — Скажи Майклу, что я опоздаю.</text:p>
      <text:p text:style-name="P367"/>
      <text:p text:style-name="P367">После <text:span text:style-name="T369">say</text:span> можно ничего не указывать, либо указать того, кто сказал фразу.</text:p>
      <text:p text:style-name="P367">Если мы говорим, кому адресована фраза, то после <text:span text:style-name="T369">say</text:span> нужен предлог <text:span text:style-name="T369">to</text:span>.</text:p>
      <text:p text:style-name="P367"/>
      <text:p text:style-name="P581">«You deserve more than this», I said to myself — Ты заслуживаешь большего, я сказал себе.</text:p>
      <text:p text:style-name="P367"/>
      <text:p text:style-name="P754"><text:span text:style-name="T145">See, l</text:span><text:span text:style-name="T144">ook, watch</text:span><text:span text:style-name="T226"> передают значение «видеть», но с разными смысловыми оттенками.</text:span></text:p>
      <text:p text:style-name="P367"/>
      <text:p text:style-name="P368">Глагол <text:span text:style-name="T369">see</text:span> означает «видеть», как физическую возможность. Обычно <text:span text:style-name="T723">он </text:span>не употребляется </text:p>
      <text:p text:style-name="P368">во временах Continuous.</text:p>
      <text:p text:style-name="P367"/>
      <text:p text:style-name="P581">I see a bird in the tree — Я вижу птицу на дереве.</text:p>
      <text:p text:style-name="P367"/>
      <text:p text:style-name="P367"><text:span text:style-name="T369">Look</text:span> означает «смотреть на что-либо». Если мы хотим узнать на какой объет смотрим — используется предлог <text:span text:style-name="T369">at</text:span>. В отличии от <text:span text:style-name="T369">see</text:span>, можно использовать в Continuous.</text:p>
      <text:p text:style-name="P367"/>
      <text:p text:style-name="P581">Don`t worry, I`m not looking — Не волнуйся, я не смотрю.</text:p>
      <text:p text:style-name="P581">I`m looking at the dog — Я смотрю на собаку.</text:p>
      <text:p text:style-name="P367"/>
      <text:p text:style-name="P692"><text:span text:style-name="T68">Watch</text:span><text:span text:style-name="T226"> означает «</text:span><text:span text:style-name="T264">следить (взором)</text:span><text:span text:style-name="T226">» или «наблюдать» </text:span><text:span text:style-name="T263">за объектом</text:span><text:span text:style-name="T226">.</text:span></text:p>
      <text:p text:style-name="P369"/>
      <text:p text:style-name="P40"><text:span text:style-name="T59">Mothers always watch their children — М</text:span><text:span text:style-name="T60">а</text:span><text:span text:style-name="T59">мы всегда следят за своими детьми.</text:span></text:p>
      <text:p text:style-name="P55"><text:span text:style-name="T61">I </text:span><text:span text:style-name="T46">like watching birds — Мне нравится наблюдать за птицами.</text:span></text:p>
      <text:p text:style-name="P369"/>
      <text:p text:style-name="P692"><text:span text:style-name="T144">Hear, listen</text:span><text:span text:style-name="T226"> можно перевести как «слышать» и «слушать». Первый означает физическую возможность, а второй — осознанное действие.</text:span></text:p>
      <text:p text:style-name="P369"/>
      <text:p text:style-name="P582"><text:soft-page-break/>Can you hear some noise? — Ты слышишь шум?</text:p>
      <text:p text:style-name="P582">I think I heard something — Кажется, я что-то слышал.</text:p>
      <text:p text:style-name="P369"/>
      <text:p text:style-name="P755"><text:span text:style-name="T264">Когда мы говорим о том, что именно слушаем, то</text:span><text:span text:style-name="T226"> </text:span><text:span text:style-name="T264">п</text:span><text:span text:style-name="T226">осле </text:span><text:span text:style-name="T68">listen</text:span><text:span text:style-name="T226"> </text:span><text:span text:style-name="T264">ставится предлог </text:span><text:span text:style-name="T91">to</text:span><text:span text:style-name="T264">.</text:span></text:p>
      <text:p text:style-name="P370">При переводе на русский предлог выпадает.</text:p>
      <text:p text:style-name="P370"/>
      <text:p text:style-name="P582">Listen to me, please — Пожалуйста, послушай меня.</text:p>
      <text:p text:style-name="P582">What music do you listen to? - Какую музыку ты слушает?</text:p>
      <text:p text:style-name="P370"/>
      <text:p text:style-name="P756"><text:span text:style-name="T144">Do, make</text:span><text:span text:style-name="T226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70"/>
      <text:p text:style-name="P371">Устойчивые выражения с do:</text:p>
      <text:list xml:id="list3757196422" text:style-name="L52">
        <text:list-item>
          <text:p text:style-name="P856">do an exam/test — сдавать экзамен/тест;</text:p>
        </text:list-item>
        <text:list-item>
          <text:p text:style-name="P856">do a course — пройти курс;</text:p>
        </text:list-item>
        <text:list-item>
          <text:p text:style-name="P856">do work/homework/housework — делать работу / домашнюю работу / работу по дому;</text:p>
        </text:list-item>
        <text:list-item>
          <text:p text:style-name="P856">do a favour — оказывать услугу;</text:p>
        </text:list-item>
        <text:list-item>
          <text:p text:style-name="P856">do business — заниматься бизнесом;</text:p>
        </text:list-item>
        <text:list-item>
          <text:p text:style-name="P856">do right/wrong — поступать правильно/неправильно;</text:p>
        </text:list-item>
        <text:list-item>
          <text:p text:style-name="P858">do the shopping — делать покупки;</text:p>
        </text:list-item>
        <text:list-item>
          <text:p text:style-name="P856">do the wassing up — мыть посуду;</text:p>
        </text:list-item>
      </text:list>
      <text:p text:style-name="P370"/>
      <text:p text:style-name="P371">Устойчивые выражения с make:</text:p>
      <text:list xml:id="list2149513500" text:style-name="L53">
        <text:list-item>
          <text:p text:style-name="P857">make a noise — шуметь;</text:p>
        </text:list-item>
        <text:list-item>
          <text:p text:style-name="P857">make a bed — застилать постель;</text:p>
        </text:list-item>
        <text:list-item>
          <text:p text:style-name="P857">make a cake/tea/dinner — приготовить торт/чай/ужин;</text:p>
        </text:list-item>
        <text:list-item>
          <text:p text:style-name="P929"><text:span text:style-name="T226">make a choice — сделать </text:span><text:span text:style-name="T265">выбор;</text:span></text:p>
        </text:list-item>
        <text:list-item>
          <text:p text:style-name="P859">make a scision — принять решение;</text:p>
        </text:list-item>
        <text:list-item>
          <text:p text:style-name="P859">make a promise — обещать, дать обещание;</text:p>
        </text:list-item>
        <text:list-item>
          <text:p text:style-name="P859">make a friends — подружиться.</text:p>
        </text:list-item>
      </text:list>
      <text:p text:style-name="P372"/>
      <text:p text:style-name="P583">Could you do me a favour — Не мог бы ты оказать мне услугу? </text:p>
      <text:p text:style-name="P583">I belive she`ll make the right choice — Я верю, что она сделает правильный выбор.</text:p>
      <text:p text:style-name="P372"/>
      <text:p text:style-name="P395"><text:span text:style-name="T740">Про и</text:span>нфинитив и герундий</text:p>
      <text:p text:style-name="P373"/>
      <text:p text:style-name="P380">Когда в английском предложении идет несколько глаголов <text:span text:style-name="T725">подря</text:span><text:span text:style-name="T726">д</text:span>, то первый является сказуемым<text:span text:style-name="T724">, а следующий, свободный от времени, стоит в форме инфинитива </text:span></text:p>
      <text:p text:style-name="P702"><text:span text:style-name="T286">или герундия </text:span><text:span text:style-name="T287">(</text:span><text:span text:style-name="T298">после сказуемоего</text:span><text:span text:style-name="T288"> </text:span><text:span text:style-name="T286">может быть несколько </text:span><text:span text:style-name="T298">глаголов</text:span><text:span text:style-name="T287">)</text:span><text:span text:style-name="T286">.</text:span></text:p>
      <text:p text:style-name="P379"/>
      <text:p text:style-name="P592">What do you want <text:span text:style-name="T588">to do</text:span>? — Что ты хочешь <text:span text:style-name="T588">делать</text:span>?</text:p>
      <text:p text:style-name="P592">I like <text:span text:style-name="T588">playing</text:span> cards — Я люблю <text:span text:style-name="T588">играть</text:span> в карты.</text:p>
      <text:p text:style-name="P593">Please don`t make me <text:span text:style-name="T588">worry</text:span> — Пожалуйста, не заставляй меня <text:span text:style-name="T588">волноваться</text:span>.</text:p>
      <text:p text:style-name="P594">I don`t mind <text:span text:style-name="T588">doing</text:span> it on my own — Я не против <text:span text:style-name="T588">сделать</text:span> это в одиночку.</text:p>
      <text:p text:style-name="P381"/>
      <text:p text:style-name="P703"><text:span text:style-name="T272">И</text:span><text:span text:style-name="T273">нфинитив и герундий дополняют по смыслу </text:span><text:span text:style-name="T289">сказуемое</text:span><text:span text:style-name="T273">. </text:span><text:span text:style-name="T274">Они являются взаимозаменяемы </text:span></text:p>
      <text:p text:style-name="P703"><text:span text:style-name="T282">и</text:span><text:span text:style-name="T274"> </text:span><text:span text:style-name="T282">в</text:span><text:span text:style-name="T274"> основном </text:span><text:span text:style-name="T282">и</text:span><text:span text:style-name="T274">спользуют</text:span><text:span text:style-name="T282">ся</text:span><text:span text:style-name="T274"> по наитию </text:span><text:span text:style-name="T289">либо</text:span><text:span text:style-name="T274"> в зависимости от диалекта.</text:span></text:p>
      <text:p text:style-name="P382"/>
      <text:p text:style-name="P383">На русский инфинитив и герундий переводятся несколькими способами:</text:p>
      <text:list xml:id="list3671259851" text:style-name="L54">
        <text:list-item>
          <text:p text:style-name="P860">начальной формой глагола (делать);</text:p>
        </text:list-item>
        <text:list-item>
          <text:p text:style-name="P860">причастием (делая);</text:p>
        </text:list-item>
        <text:list-item>
          <text:p text:style-name="P860"><text:soft-page-break/>придаточным предложением (чтобы сделать).</text:p>
        </text:list-item>
      </text:list>
      <text:p text:style-name="P382"/>
      <text:p text:style-name="P400">Инфинитив </text:p>
      <text:p text:style-name="P389"/>
      <text:p text:style-name="P709"><text:span text:style-name="T295">Э</text:span><text:span text:style-name="T282">то глагол в начальной форме, </text:span><text:span text:style-name="T289">который </text:span><text:span text:style-name="T290">обычно </text:span><text:span text:style-name="T291">идет</text:span><text:span text:style-name="T289"> </text:span><text:span text:style-name="T282">с частицей </text:span><text:span text:style-name="T93">to</text:span><text:span text:style-name="T282">.</text:span></text:p>
      <text:p text:style-name="P587"><text:span text:style-name="T67">I don`t want </text:span><text:span text:style-name="T741">to interface</text:span><text:span text:style-name="T67"> — Я не хочу </text:span><text:span text:style-name="T741">вмешиваться</text:span><text:span text:style-name="T67">.</text:span></text:p>
      <text:p text:style-name="P390"/>
      <text:p text:style-name="P297"><text:span text:style-name="T282">Г</text:span><text:span text:style-name="T275">лаголы, после которых инфинитив всегда </text:span><text:span text:style-name="T283">с частицей </text:span><text:span text:style-name="T92">to</text:span><text:span text:style-name="T275">:</text:span></text:p>
      <text:list xml:id="list3132785626" text:style-name="L55">
        <text:list-item>
          <text:p text:style-name="P861">want — хотеть;</text:p>
        </text:list-item>
        <text:list-item>
          <text:p text:style-name="P861">need — нуждаться;</text:p>
        </text:list-item>
        <text:list-item>
          <text:p text:style-name="P861">plan — планировать;</text:p>
        </text:list-item>
        <text:list-item>
          <text:p text:style-name="P861">decide — принимать решение;</text:p>
        </text:list-item>
        <text:list-item>
          <text:p text:style-name="P861">offer — предлагать;</text:p>
        </text:list-item>
        <text:list-item>
          <text:p text:style-name="P861">hope — надеяться;</text:p>
        </text:list-item>
        <text:list-item>
          <text:p text:style-name="P861">promise — обещать;</text:p>
        </text:list-item>
        <text:list-item>
          <text:p text:style-name="P861">try — пытаться;</text:p>
        </text:list-item>
        <text:list-item>
          <text:p text:style-name="P861">forget — забывать;</text:p>
        </text:list-item>
        <text:list-item>
          <text:p text:style-name="P861">learn — изучать;</text:p>
        </text:list-item>
        <text:list-item>
          <text:p text:style-name="P861">would like — хотел бы.</text:p>
        </text:list-item>
      </text:list>
      <text:p text:style-name="P586"/>
      <text:p text:style-name="P586">We promise <text:span text:style-name="T588">to get</text:span> the money — Мы обещали <text:span text:style-name="T588">достать</text:span> денег.</text:p>
      <text:p text:style-name="P586">Don`t forget <text:span text:style-name="T588">to write</text:span> importang things — Не забывай <text:span text:style-name="T588">записывать</text:span> самое главное.</text:p>
      <text:p text:style-name="P384"/>
      <text:p text:style-name="P700"><text:span text:style-name="T276">Между смысловым глаголом и идущим за ним инфинитивом часто </text:span><text:span text:style-name="T293">стоит</text:span><text:span text:style-name="T276"> дополнение.</text:span></text:p>
      <text:p text:style-name="P298"><text:span text:style-name="T293">Обычно</text:span><text:span text:style-name="T294"> </text:span><text:span text:style-name="T280">дополнение указывает</text:span><text:span text:style-name="T281">ся</text:span><text:span text:style-name="T280"> после </text:span><text:span text:style-name="T293">следующих </text:span><text:span text:style-name="T280">глаголов:</text:span></text:p>
      <text:list xml:id="list3397859971" text:style-name="L56">
        <text:list-item>
          <text:p text:style-name="P862">ask — спрашивать;</text:p>
        </text:list-item>
        <text:list-item>
          <text:p text:style-name="P862">tell — говорить;</text:p>
        </text:list-item>
        <text:list-item>
          <text:p text:style-name="P862">advice — советовать;</text:p>
        </text:list-item>
        <text:list-item>
          <text:p text:style-name="P862">expect — ожидать;</text:p>
        </text:list-item>
        <text:list-item>
          <text:p text:style-name="P862">pesuade — убеждать;</text:p>
        </text:list-item>
        <text:list-item>
          <text:p text:style-name="P862">teach — обучать.</text:p>
        </text:list-item>
      </text:list>
      <text:p text:style-name="P387"/>
      <text:p text:style-name="P591"><text:span text:style-name="T731">I </text:span><text:span text:style-name="T36">asked</text:span><text:span text:style-name="T732"> </text:span><text:span text:style-name="T12">Mike</text:span><text:span text:style-name="T732"> </text:span><text:span text:style-name="T593">to come</text:span><text:span text:style-name="T732"> in — Я просила Майка войти.</text:span></text:p>
      <text:p text:style-name="P57"><text:span text:style-name="T34">Tell</text:span><text:span text:style-name="T46"> </text:span><text:span text:style-name="T10">them</text:span><text:span text:style-name="T46"> </text:span><text:span text:style-name="T65">to leave</text:span><text:span text:style-name="T46"> us alone — Попроси их оставить нас в покое.</text:span></text:p>
      <text:p text:style-name="P384"/>
      <text:p text:style-name="P704"><text:span text:style-name="T276">Если после смыслового глагола </text:span><text:span text:style-name="T292">указано</text:span><text:span text:style-name="T277"> </text:span><text:span text:style-name="T276">дополне</text:span><text:span text:style-name="T277">ние, </text:span><text:span text:style-name="T278">то такие предложения удобней переводить с использованием придаточного предложения.</text:span></text:p>
      <text:p text:style-name="P388"/>
      <text:p text:style-name="P61"><text:span text:style-name="T62">I </text:span><text:span text:style-name="T35">promise</text:span><text:span text:style-name="T62"> </text:span><text:span text:style-name="T11">you</text:span><text:span text:style-name="T62"> </text:span><text:span text:style-name="T66">to be</text:span><text:span text:style-name="T62"> there always — Я обещаю тебе, что буду рядом всегда.</text:span></text:p>
      <text:p text:style-name="P588"/>
      <text:p text:style-name="P61"><text:span text:style-name="T226">(</text:span><text:span text:style-name="T285">п</text:span><text:span text:style-name="T278">ридаточно</text:span><text:span text:style-name="T279">е</text:span><text:span text:style-name="T278"> предложения — </text:span><text:span text:style-name="T226">это синтаксическая часть сложноподчиненного предложения, содержащая подчинительный союз или союзное слово: </text:span><text:span text:style-name="T46">Петя убежал с урока, </text:span><text:span text:style-name="T345">чтобы не пропустить концерт</text:span><text:span text:style-name="T226">. </text:span><text:span text:style-name="Emphasis"><text:span text:style-name="T46">Изобразить чувство, </text:span></text:span><text:span text:style-name="Emphasis"><text:span text:style-name="T345">которое я испытывал</text:span></text:span><text:span text:style-name="Emphasis"><text:span text:style-name="T46">, очень трудно</text:span></text:span><text:span text:style-name="T226">)</text:span><text:span text:style-name="T278">.</text:span></text:p>
      <text:p text:style-name="P588"/>
      <text:p text:style-name="P704"><text:span text:style-name="T278">Т</text:span><text:span text:style-name="T284">акже придаточное предложение используется, когда вторая часть объясняет причину действия из главной части. </text:span><text:span text:style-name="T285">В этом случае инфинитив всегда используется с </text:span><text:span text:style-name="T94">to</text:span><text:span text:style-name="T285">.</text:span></text:p>
      <text:p text:style-name="P385"/>
      <text:p text:style-name="P62"><text:span text:style-name="T62">I </text:span><text:span text:style-name="T35">went out</text:span><text:span text:style-name="T66">,</text:span><text:span text:style-name="T62"> </text:span><text:span text:style-name="T66">to buy</text:span><text:span text:style-name="T62"> food — Я </text:span><text:span text:style-name="T35">вышел</text:span><text:span text:style-name="T62">,</text:span><text:span text:style-name="T64"> </text:span><text:span text:style-name="T66">чтобы</text:span><text:span text:style-name="T62"> </text:span><text:span text:style-name="T66">купить</text:span><text:span text:style-name="T62"> еды.</text:span></text:p>
      <text:p text:style-name="P63"><text:span text:style-name="T62">W</text:span><text:span text:style-name="T46">hy did I </text:span><text:span text:style-name="T34">come in</text:span><text:span text:style-name="T46">? </text:span><text:span text:style-name="T65">To drink</text:span><text:span text:style-name="T46"> cofee — Почему я </text:span><text:span text:style-name="T34">зашел</text:span><text:span text:style-name="T46">? </text:span><text:span text:style-name="T65">Чтобы выпить</text:span><text:span text:style-name="T46"> кофе.</text:span></text:p>
      <text:p text:style-name="P589"/>
      <text:p text:style-name="P146"><text:soft-page-break/><text:span text:style-name="T46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6"> </text:span><text:span text:style-name="T63">(за, для)</text:span><text:span text:style-name="T46">.</text:span></text:p>
      <text:p text:style-name="P386"/>
      <text:p text:style-name="P590">I <text:span text:style-name="T25">went out</text:span> <text:span text:style-name="T588">for food</text:span> — Я <text:span text:style-name="T25">вышел</text:span><text:span text:style-name="T730"> </text:span><text:span text:style-name="T588">за едой</text:span>.</text:p>
      <text:p text:style-name="P140"/>
      <text:p text:style-name="P140">Ес<text:span text:style-name="T730">ть</text:span> глаголы, после которых инфинитив используется без частицы <text:span text:style-name="T369">to</text:span> («голый» инфитив). Таких глаголов немного. Самыми распространенные: <text:span text:style-name="T369">let </text:span>(позволять) и <text:span text:style-name="T369">make</text:span>.</text:p>
      <text:p text:style-name="P138"/>
      <text:p text:style-name="P59"><text:span text:style-name="T25">Let</text:span> <text:span text:style-name="T8">Peter</text:span> <text:span text:style-name="T588">explain</text:span> himself — Позволь Питеру объясниться.</text:p>
      <text:p text:style-name="P60"><text:span text:style-name="T25">Let</text:span> <text:span text:style-name="T8">us</text:span> (let`s) <text:span text:style-name="T588">watch</text:span> this movie — Давай<text:span text:style-name="T727"> </text:span>посмотрим этот фильм.</text:p>
      <text:p text:style-name="P139"/>
      <text:p text:style-name="P141">Если после <text:span text:style-name="T369">make</text:span> стоит еще один глагол, то в этом случае <text:span text:style-name="T369">make</text:span> переводится не как «делать», </text:p>
      <text:p text:style-name="P141">а как «заставлять». После <text:span text:style-name="T369">make</text:span> нужно также указать дополнение.</text:p>
      <text:p text:style-name="P141"/>
      <text:p text:style-name="P107">I <text:span text:style-name="T3">can`t</text:span> <text:span text:style-name="T25">make</text:span> <text:span text:style-name="T8">John</text:span> <text:span text:style-name="T588">work</text:span> — Я не могу заставить Джона работать.</text:p>
      <text:p text:style-name="P142"/>
      <text:p text:style-name="P144"><text:span text:style-name="T728">Если инфинитив стоит после связки </text:span><text:span text:style-name="T397">it</text:span><text:span text:style-name="T752"> + </text:span><text:span text:style-name="T394">be </text:span><text:span text:style-name="T728">+ прилагательно</text:span><text:span text:style-name="T729">е</text:span><text:span text:style-name="T728">, то </text:span><text:span text:style-name="T752">он </text:span><text:span text:style-name="T728">используется </text:span></text:p>
      <text:p text:style-name="P144"><text:span text:style-name="T728">с частицей </text:span><text:span text:style-name="T394">to</text:span><text:span text:style-name="T728">. </text:span><text:span text:style-name="T752">Такая связка выражает отношение к делу.</text:span></text:p>
      <text:p text:style-name="P143"/>
      <text:p text:style-name="P58">It <text:span text:style-name="T346">is difficult</text:span> to understand him — Его<text:span text:style-name="T752"> </text:span>сложно понять.</text:p>
      <text:p text:style-name="P66">It was difficult to find a good job — Было трудно найти хорошую работу.</text:p>
      <text:p text:style-name="P42"><text:span text:style-name="T752">It is nice to live here — Здесь </text:span><text:span text:style-name="T753">приятно жить.</text:span></text:p>
      <text:p text:style-name="P143"/>
      <text:p text:style-name="P611">По правилам английского языка после <text:span text:style-name="T369">be</text:span> всегда используется прилалагательное, при этом на русский, <text:span text:style-name="T369">be</text:span> + прилагательное будет переводиться наречием (где, куда, зачем, как).</text:p>
      <text:p text:style-name="P145"/>
      <text:p text:style-name="P709"><text:span text:style-name="T580">Г</text:span><text:span text:style-name="T581">ерундий</text:span><text:span text:style-name="T567"> </text:span></text:p>
      <text:p text:style-name="P149"/>
      <text:p text:style-name="P709"><text:span text:style-name="T570">Э</text:span><text:span text:style-name="T563">то нечно среднее между глаголом и существительным, </text:span><text:span text:style-name="T568">потому что м</text:span><text:span text:style-name="T563">ожет переводит</text:span><text:span text:style-name="T568">ь</text:span><text:span text:style-name="T563">ся </text:span></text:p>
      <text:p text:style-name="P709"><text:span text:style-name="T568">и так и этак </text:span><text:span text:style-name="T571">(в зависимости от места)</text:span><text:span text:style-name="T563">.</text:span><text:span text:style-name="T569"> </text:span><text:span text:style-name="T564">Выглядит как глагол c окончанием </text:span><text:span text:style-name="T395">-ing</text:span><text:span text:style-name="T564">.</text:span></text:p>
      <text:p text:style-name="P152"/>
      <text:p text:style-name="P710"><text:span text:style-name="T572">Герундий используется после предлогов </text:span><text:span text:style-name="T575">и</text:span><text:span text:style-name="T572"> некоторых глаголов. </text:span><text:span text:style-name="T574">Т</text:span><text:span text:style-name="T575">акже</text:span><text:span text:style-name="T572"> е</text:span><text:span text:style-name="T573">сли после </text:span></text:p>
      <text:p text:style-name="P153">первого глагола идет предлог, то второй всегда пишется в форме герундия.</text:p>
      <text:p text:style-name="P154"/>
      <text:p text:style-name="P151">Если герундий стоит в конце предложения, то он переводится глаголом.</text:p>
      <text:p text:style-name="P608"/>
      <text:p text:style-name="P506"><text:span text:style-name="T658">I </text:span><text:span text:style-name="T33">ran</text:span><text:span text:style-name="T657"> for a long time </text:span><text:span text:style-name="T706">without</text:span><text:span text:style-name="T657"> </text:span><text:span text:style-name="T660">stopping</text:span><text:span text:style-name="T657"> — Я долго бежал, не останавливаясь.</text:span></text:p>
      <text:p text:style-name="P506"><text:span text:style-name="T658">D</text:span><text:span text:style-name="T657">on`t stop. </text:span><text:span text:style-name="T33">Keep</text:span><text:span text:style-name="T657"> </text:span><text:span text:style-name="T706">on</text:span><text:span text:style-name="T657"> </text:span><text:span text:style-name="T660">running</text:span><text:span text:style-name="T657">! </text:span><text:span text:style-name="T659">— </text:span><text:span text:style-name="T657">Не останавливайся. Продолжай бежать!</text:span></text:p>
      <text:p text:style-name="P507"><text:span text:style-name="T706">Before</text:span><text:span text:style-name="T657"> </text:span><text:span text:style-name="T660">going</text:span><text:span text:style-name="T657"> </text:span><text:span text:style-name="T660">out</text:span><text:span text:style-name="T657">, I phoned Jerry — Перед выходом я позвонил Джерри.</text:span></text:p>
      <text:p text:style-name="P608"/>
      <text:p text:style-name="P705"><text:span text:style-name="T327">Глаголы, после которых </text:span><text:span text:style-name="T328">принято использовать</text:span><text:span text:style-name="T327"> герундий:</text:span></text:p>
      <text:p text:style-name="P609"/>
      <text:list xml:id="list3788789677" text:style-name="L57">
        <text:list-item>
          <text:p text:style-name="P865">обозначающие начало, продолжительность или конец процесса:</text:p>
          <text:list>
            <text:list-item>
              <text:p text:style-name="P866">stop — прекращать;</text:p>
            </text:list-item>
            <text:list-item>
              <text:p text:style-name="P866">finish — заканчивать;</text:p>
            </text:list-item>
            <text:list-item>
              <text:p text:style-name="P866">give up — прекращать;</text:p>
            </text:list-item>
            <text:list-item>
              <text:p text:style-name="P866">carry on / go on / keep on — продолжать;</text:p>
            </text:list-item>
          </text:list>
          <text:p text:style-name="P866"/>
        </text:list-item>
        <text:list-item>
          <text:p text:style-name="P865">обозначающие отношение к чему-то:</text:p>
          <text:list>
            <text:list-item>
              <text:p text:style-name="P866">dislike — нелюбить;</text:p>
            </text:list-item>
            <text:list-item>
              <text:p text:style-name="P866">enjoy — нравиться;</text:p>
            </text:list-item>
          </text:list>
        </text:list-item>
        <text:list-item>
          <text:p text:style-name="P865"><text:soft-page-break/>глаголы чувственного восприятия:</text:p>
          <text:list>
            <text:list-item>
              <text:p text:style-name="P866">see — видеть;</text:p>
            </text:list-item>
            <text:list-item>
              <text:p text:style-name="P866">watch — смотреть;</text:p>
            </text:list-item>
            <text:list-item>
              <text:p text:style-name="P866">hear — слышать;</text:p>
            </text:list-item>
            <text:list-item>
              <text:p text:style-name="P866">listen to — слушать.</text:p>
            </text:list-item>
          </text:list>
        </text:list-item>
      </text:list>
      <text:p text:style-name="P610"/>
      <text:list xml:id="list194854904698939" text:continue-numbering="true" text:style-name="L57">
        <text:list-item>
          <text:p text:style-name="P865">другие глаголы и словосочетания:</text:p>
          <text:list>
            <text:list-item>
              <text:p text:style-name="P866">suggest — предлагать;</text:p>
            </text:list-item>
            <text:list-item>
              <text:p text:style-name="P866">mind — иметь ввиду, возражать;</text:p>
            </text:list-item>
            <text:list-item>
              <text:p text:style-name="P866">avoid — избегать;</text:p>
            </text:list-item>
            <text:list-item>
              <text:p text:style-name="P866">practice — практиковаться;</text:p>
            </text:list-item>
            <text:list-item>
              <text:p text:style-name="P866">can`t help — не мочь не делать;</text:p>
            </text:list-item>
            <text:list-item>
              <text:p text:style-name="P866">can`t stand — не выносить, ненавидеть;</text:p>
            </text:list-item>
            <text:list-item>
              <text:p text:style-name="P866">look forward to — ждать с нетерпением.</text:p>
            </text:list-item>
          </text:list>
        </text:list-item>
      </text:list>
      <text:p text:style-name="P609"/>
      <text:p text:style-name="P508">I enjoy <text:span text:style-name="T588">reading</text:span> very much — Я очень люблю читать.</text:p>
      <text:p text:style-name="P508">I can`t help <text:span text:style-name="T588">feeling</text:span> responsible — Я не могу не чувствовать ответственности.</text:p>
      <text:p text:style-name="P508">I look forward to <text:span text:style-name="T588">meeting</text:span> John — Я жд<text:span text:style-name="T744">у</text:span> с нетерпением встечи с Джоном.</text:p>
      <text:p text:style-name="P147"/>
      <text:p text:style-name="P147">Сочетание сказуемого и герундия можно расш<text:span text:style-name="T745">и</text:span>рить, добавив между ними дополнение.</text:p>
      <text:p text:style-name="P147"/>
      <text:p text:style-name="P41"><text:span text:style-name="T733">I </text:span><text:span text:style-name="T37">saw</text:span><text:span text:style-name="T733"> </text:span><text:span text:style-name="T13">John</text:span><text:span text:style-name="T733"> </text:span><text:span text:style-name="T594">working</text:span><text:span text:style-name="T733"> in the garden — Я видел, как Джон работает в саду.</text:span></text:p>
      <text:p text:style-name="P64">He <text:span text:style-name="T3">can`t</text:span> <text:span text:style-name="T25">stand</text:span> <text:span text:style-name="T8">his father</text:span> <text:span text:style-name="T588">drinking</text:span> — Он не может вынести того, что его отец пьет.</text:p>
      <text:p text:style-name="P138"/>
      <text:p text:style-name="P150">Когда нужно сказать про дейсвтие, которое регулярно совершается, то для этого используется</text:p>
      <text:p text:style-name="P299"><text:span text:style-name="T565">связка </text:span><text:span text:style-name="T396">go</text:span><text:span text:style-name="T565"> + герундий. Глагол </text:span><text:span text:style-name="T396">go</text:span><text:span text:style-name="T565"> в этом случае переводится как «занимаюсь этим делом»:</text:span></text:p>
      <text:list xml:id="list3549898472" text:style-name="L58">
        <text:list-item>
          <text:p text:style-name="P920"><text:span text:style-name="T565">go swimming — занима</text:span><text:span text:style-name="T566">ться</text:span><text:span text:style-name="T565"> плаваньем;</text:span></text:p>
        </text:list-item>
        <text:list-item>
          <text:p text:style-name="P890">go running — бегать;</text:p>
        </text:list-item>
        <text:list-item>
          <text:p text:style-name="P890">go fishing — рыбачить;</text:p>
        </text:list-item>
        <text:list-item>
          <text:p text:style-name="P920">go skiing — кататься на лыжах;</text:p>
        </text:list-item>
        <text:list-item>
          <text:p text:style-name="P930">go shopping — ходить по магазинам.</text:p>
        </text:list-item>
      </text:list>
      <text:p text:style-name="P763"/>
      <text:p text:style-name="P706"><text:span text:style-name="T734">А связка </text:span><text:span text:style-name="T396">like</text:span><text:span text:style-name="T734"> + герундий означает «</text:span><text:span text:style-name="T735">люблю</text:span><text:span text:style-name="T734"> заниматься этим </text:span><text:span text:style-name="T735">делом</text:span><text:span text:style-name="T734">».</text:span></text:p>
      <text:p text:style-name="P763"/>
      <text:p text:style-name="P65">Would you like to <text:span text:style-name="T588">go skiing</text:span> this weekend? — Ты хочешь <text:span text:style-name="T588">покататься на лыжах</text:span> на выходных?</text:p>
      <text:p text:style-name="P65">I would rather <text:span text:style-name="T588">go shopp</text:span><text:span text:style-name="T595">i</text:span><text:span text:style-name="T588">ng</text:span> — Нет, я лучше <text:span text:style-name="T588">пойду по магазинам</text:span>.</text:p>
      <text:p text:style-name="P65">I <text:span text:style-name="T588">like shopping</text:span> with my girlfriends! — Я <text:span text:style-name="T588">люблю ходить по магазинам</text:span> с подру<text:span text:style-name="T746">ж</text:span>ками!</text:p>
      <text:p text:style-name="P763"/>
      <text:p text:style-name="P708"><text:span text:style-name="T737">Если герундий стоит в начале предложения, то он </text:span><text:span text:style-name="T739">переводится не как глагол, а</text:span><text:span text:style-name="T738"> как сущестительное </text:span><text:span text:style-name="T739">(т. е. в этом случае он является подлежащим)</text:span><text:span text:style-name="T737">.</text:span></text:p>
      <text:p text:style-name="P707"/>
      <text:p text:style-name="P75">Swimming is very good for your health — Плаванье хорошо для здоровья</text:p>
      <text:p text:style-name="P75"><text:span text:style-name="T736">L</text:span>earning English is not easy — Изучение английского — это нелегко.</text:p>
      <text:p text:style-name="P707"/>
      <text:p text:style-name="P267">Глаголы, после который можно использовать как инфинитив так и герундий:</text:p>
      <text:p text:style-name="P267"/>
      <text:list xml:id="list4234011785" text:style-name="L59">
        <text:list-item>
          <text:p text:style-name="P900">обозначающие процесс:</text:p>
          <text:list>
            <text:list-item>
              <text:p text:style-name="P901">start, begin — начинать;</text:p>
            </text:list-item>
            <text:list-item>
              <text:p text:style-name="P901">continue — продолжать;</text:p>
            </text:list-item>
          </text:list>
        </text:list-item>
      </text:list>
      <text:p text:style-name="P267"/>
      <text:list xml:id="list194854798009121" text:continue-numbering="true" text:style-name="L59">
        <text:list-item>
          <text:p text:style-name="P900"><text:soft-page-break/>обозначающие отношение к чему-то:</text:p>
          <text:list>
            <text:list-item>
              <text:p text:style-name="P902">love — любить;</text:p>
            </text:list-item>
            <text:list-item>
              <text:p text:style-name="P902">like — нравиться;</text:p>
            </text:list-item>
            <text:list-item>
              <text:p text:style-name="P902">hate — ненавидеть;</text:p>
            </text:list-item>
            <text:list-item>
              <text:p text:style-name="P902">prefer — предпочитать;</text:p>
            </text:list-item>
          </text:list>
        </text:list-item>
      </text:list>
      <text:p text:style-name="P268"/>
      <text:p text:style-name="P76">I started to leart English at school / I started learning English at school.</text:p>
      <text:p text:style-name="P76">I love to play the piano / I love playing the piano.</text:p>
      <text:p text:style-name="P269"/>
      <text:p text:style-name="P12">Формальное подлежащее. <text:span text:style-name="T748">Dummy subject</text:span></text:p>
      <text:p text:style-name="P270"/>
      <text:p text:style-name="P271">В английском предложении обязательно должно присутствовать подлежащее и сказуемое.</text:p>
      <text:p text:style-name="P272">Это его грамматическая основа. В русском предложении подлежащее может отсутствовать.</text:p>
      <text:p text:style-name="P271">Из-за этого могут возн<text:span text:style-name="T748">и</text:span>кать некоторые трудности при переводе.</text:p>
      <text:p text:style-name="P271"/>
      <text:p text:style-name="P275">Когда в русском предложении подлежащее отсутствует, в английском используется формальное подлежащее. Их всего 2: <text:span text:style-name="T369">there</text:span> и <text:span text:style-name="T369">it</text:span>, <text:span text:style-name="T749">но </text:span><text:span text:style-name="T754">еще </text:span><text:span text:style-name="T749">могут</text:span><text:span text:style-name="T754"> </text:span><text:span text:style-name="T749">встретиться: </text:span><text:span text:style-name="T398">t</text:span><text:span text:style-name="T369">hey</text:span>, <text:span text:style-name="T369">this</text:span>, <text:span text:style-name="T369">that</text:span>.</text:p>
      <text:p text:style-name="P279"><text:span text:style-name="T750">Т</text:span><text:span text:style-name="T751">акие предложения удобнее переводить с конца. </text:span></text:p>
      <text:p text:style-name="P277"/>
      <text:p text:style-name="P714"><text:span text:style-name="T363">П</text:span><text:span text:style-name="T361">одлежащее </text:span><text:span text:style-name="T441">there</text:span><text:span text:style-name="T361"> </text:span><text:span text:style-name="T363">всегда идет</text:span><text:span text:style-name="T361"> в связке с глаголом </text:span><text:span text:style-name="T441">be</text:span><text:span text:style-name="T361">. Оно необходимо, чтобы сказать </text:span></text:p>
      <text:p text:style-name="P714"><text:span text:style-name="T361">о местоположении существительного, которое идет после </text:span><text:span text:style-name="T441">be</text:span><text:span text:style-name="T361"> </text:span><text:span text:style-name="T363">(как указатель)</text:span><text:span text:style-name="T361">.</text:span></text:p>
      <text:p text:style-name="P903"/>
      <text:p text:style-name="P77"><text:span text:style-name="T23">There</text:span><text:span text:style-name="T750"> </text:span><text:span text:style-name="T39">is</text:span><text:span text:style-name="T750"> </text:span><text:span text:style-name="T14">a new restaurant</text:span><text:span text:style-name="T750"> </text:span><text:span text:style-name="T17">in King Street</text:span><text:span text:style-name="T750"> — На Кинг-стрит есть новый ресторан.</text:span></text:p>
      <text:p text:style-name="P78"><text:span text:style-name="T18">There</text:span> <text:span text:style-name="T25">was</text:span> <text:span text:style-name="T8">a fight</text:span> <text:span text:style-name="T15">in the street today</text:span> — На улице сегодня была драка.</text:p>
      <text:p text:style-name="P904"/>
      <text:p text:style-name="P712"><text:span text:style-name="T361">Иногда с помощью </text:span><text:span text:style-name="T441">there</text:span><text:span text:style-name="T361"> + </text:span><text:span text:style-name="T441">be</text:span><text:span text:style-name="T361"> говорят о существительном, которое не может совершать действий, но с которым связана дополнительная информация.</text:span></text:p>
      <text:p text:style-name="P904"/>
      <text:p text:style-name="P67"><text:span text:style-name="T355">T</text:span><text:span text:style-name="T361">here is something I want to tell you — Есть, кое-что, что я должен сказать тебе.</text:span></text:p>
      <text:p text:style-name="P905"/>
      <text:p text:style-name="P713"><text:span text:style-name="T356">Связка </text:span><text:span text:style-name="T442">there</text:span><text:span text:style-name="T356"> + </text:span><text:span text:style-name="T442">be</text:span><text:span text:style-name="T356"> переводится по глаголу </text:span><text:span text:style-name="T442">be</text:span><text:span text:style-name="T356">, либо полностью выпадает при переводе.</text:span></text:p>
      <text:p text:style-name="P765"><text:span text:style-name="T357">В Present Perfect, </text:span><text:span text:style-name="T443">be</text:span><text:span text:style-name="T357"> преобразуется в </text:span><text:span text:style-name="T443">have/has been</text:span><text:span text:style-name="T357">.</text:span></text:p>
      <text:p text:style-name="P905"/>
      <text:p text:style-name="P711"><text:span text:style-name="T357">В вопросах </text:span><text:span text:style-name="T443">be</text:span><text:span text:style-name="T357"> </text:span><text:span text:style-name="T358">ставится</text:span><text:span text:style-name="T357"> перед </text:span><text:span text:style-name="T443">there</text:span><text:span text:style-name="T357">. Вопрос не обязательно </text:span><text:span text:style-name="T362">должен быть </text:span><text:span text:style-name="T357">общи</text:span><text:span text:style-name="T362">м</text:span><text:span text:style-name="T357">. </text:span></text:p>
      <text:p text:style-name="P907">Он может начинаться и с вопросительного слова. </text:p>
      <text:p text:style-name="P908"/>
      <text:p text:style-name="P931">What is there in the box? — Что находится в коробке? (Что есть в коробке?)</text:p>
      <text:p text:style-name="P908"/>
      <text:p text:style-name="P711"><text:span text:style-name="T358">Отрицание образуется</text:span><text:span text:style-name="T357"> </text:span><text:span text:style-name="T358">с помощью частицы </text:span><text:span text:style-name="T444">not</text:span><text:span text:style-name="T358"> после </text:span><text:span text:style-name="T444">be</text:span><text:span text:style-name="T358">. Также </text:span><text:span text:style-name="T360">можно</text:span><text:span text:style-name="T358"> использовать отрицательное местоимение </text:span><text:span text:style-name="T444">no</text:span><text:span text:style-name="T358">, которое стоит перед существительным, как отдельное слово.</text:span></text:p>
      <text:p text:style-name="P908"/>
      <text:p text:style-name="P68"><text:span text:style-name="T347">There aren`t any challenges in his life / T</text:span><text:span text:style-name="T359">here are no challenges in his life</text:span><text:span text:style-name="T347"> — </text:span></text:p>
      <text:p text:style-name="P931">В его жизни нет испытаний.</text:p>
      <text:p text:style-name="P908"/>
      <text:p text:style-name="P714"><text:span text:style-name="T363">Подлежащее </text:span><text:span text:style-name="T445">it</text:span><text:span text:style-name="T363"> используется, когда надо сообщить время или сказать о погоде.</text:span></text:p>
      <text:p text:style-name="P714"><text:span text:style-name="T363"/></text:p>
      <text:p text:style-name="P922"><text:span text:style-name="T366">После </text:span><text:span text:style-name="T446">it</text:span><text:span text:style-name="T366"> может идти не только существительное </text:span><text:span text:style-name="T368">(в отличие от </text:span><text:span text:style-name="T448">there</text:span><text:span text:style-name="T368">)</text:span><text:span text:style-name="T366">, но </text:span><text:span text:style-name="T368">также </text:span><text:span text:style-name="T366">прилагательное </text:span><text:span text:style-name="T368">или глагол</text:span><text:span text:style-name="T366"> </text:span><text:span text:style-name="T368">(обычно идет прилагательное).</text:span></text:p>
      <text:p text:style-name="P913"><text:span text:style-name="T399"/></text:p>
      <text:p text:style-name="P913"><text:span text:style-name="T399">It</text:span><text:span text:style-name="T756"> может идти в связке с любым глаголом, а не только с </text:span><text:span text:style-name="T399">be</text:span><text:span text:style-name="T756">.</text:span></text:p>
      <text:p text:style-name="P714"><text:span text:style-name="T363"/></text:p>
      <text:p text:style-name="P936"><text:span text:style-name="T21">It</text:span><text:span text:style-name="T439"> </text:span><text:span text:style-name="T29">is</text:span><text:span text:style-name="T439"> 5 o`clock — Сейчас 5 часов.</text:span></text:p>
      <text:p text:style-name="P69"><text:soft-page-break/><text:span text:style-name="T22">It</text:span><text:span text:style-name="T347"> </text:span><text:span text:style-name="T38">is</text:span><text:span text:style-name="T347"> warm — Тепло.</text:span></text:p>
      <text:p text:style-name="P69"><text:span text:style-name="T22">It</text:span><text:span text:style-name="T347"> often </text:span><text:span text:style-name="T38">snows</text:span><text:span text:style-name="T347"> </text:span><text:span text:style-name="T364">in the winter — Зимой часто идет снег.</text:span></text:p>
      <text:p text:style-name="P927"><text:span text:style-name="T364"/></text:p>
      <text:p text:style-name="P928"><text:span text:style-name="T364">Е</text:span><text:span text:style-name="T367">ще </text:span><text:span text:style-name="T447">it</text:span><text:span text:style-name="T367"> является подлежащим в таких конструкциях:</text:span></text:p>
      <text:list xml:id="list2132408635" text:style-name="L60">
        <text:list-item>
          <text:p text:style-name="P933"><text:span text:style-name="T439">It`s time</text:span><text:span text:style-name="T347"> — пора (после используется инфинитив для указания действия, </text:span></text:p>
          <text:p text:style-name="P909">которое пришло время сделать);</text:p>
        </text:list-item>
        <text:list-item>
          <text:p text:style-name="P934"><text:span text:style-name="T444">I</text:span><text:span text:style-name="T439">t</text:span><text:span text:style-name="T347"> + </text:span><text:span text:style-name="T439">be</text:span><text:span text:style-name="T347"> + прилагательное + инфинитив</text:span><text:span text:style-name="T365"> (отношение к делу);</text:span></text:p>
        </text:list-item>
        <text:list-item>
          <text:p text:style-name="P935"><text:span text:style-name="T365">в </text:span><text:span text:style-name="T347">пассивном залоге, в оборотах </text:span><text:span text:style-name="T439">it is known</text:span><text:span text:style-name="T347"> (известно) и </text:span><text:span text:style-name="T439">it is said</text:span><text:span text:style-name="T347"> (говорят);</text:span></text:p>
        </text:list-item>
      </text:list>
      <text:p text:style-name="P910"/>
      <text:p text:style-name="P767"><text:span text:style-name="T359">П</text:span><text:span text:style-name="T347">омимо того, что it — это формальное подлежащее, оно очень часто выступает местоимением, которое заменяет то, о чем говорилось ранее...</text:span></text:p>
      <text:p text:style-name="P910"/>
      <text:p text:style-name="P768"><text:span text:style-name="T359">Т</text:span><text:span text:style-name="T347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911"/>
      <text:p text:style-name="P614"><text:span text:style-name="T354">They say this film is interesting / </text:span><text:span text:style-name="T353">This film is said to be interesting</text:span><text:span text:style-name="T354"> — </text:span></text:p>
      <text:p text:style-name="P867">Говорят, этот фильминтересный.</text:p>
      <text:p text:style-name="P766"/>
      <text:p text:style-name="P750"><text:span text:style-name="T755">М</text:span>естоимение. Pronoun</text:p>
      <text:p text:style-name="P906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6"/>
      <text:p text:style-name="P276"/>
      <text:p text:style-name="P274"/>
      <text:p text:style-name="P274"/>
      <text:p text:style-name="P274"/>
      <text:p text:style-name="P273"/>
      <text:p text:style-name="P273"/>
      <text:p text:style-name="P271"/>
      <text:p text:style-name="P81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38757130976">
          <table:table-cell table:style-name="Table7.A1" office:value-type="string">
            <text:p text:style-name="P781"/>
          </table:table-cell>
          <table:table-cell table:style-name="Table7.A1" office:value-type="string">
            <text:p text:style-name="P769">Past</text:p>
          </table:table-cell>
          <table:table-cell table:style-name="Table7.A1" office:value-type="string">
            <text:p text:style-name="P769">Present</text:p>
          </table:table-cell>
          <table:table-cell table:style-name="Table7.D1" office:value-type="string">
            <text:p text:style-name="P769">Future</text:p>
          </table:table-cell>
        </table:table-row>
        <table:table-row table:style-name="TableLine93838754588416">
          <table:table-cell table:style-name="Table7.A2" office:value-type="string">
            <text:p text:style-name="P776">+</text:p>
          </table:table-cell>
          <table:table-cell table:style-name="Table7.A2" office:value-type="string">
            <text:p text:style-name="P802">I/y<text:span text:style-name="T668">ou</text:span>/w<text:span text:style-name="T668">e</text:span>/t<text:span text:style-name="T668">hey</text:span>/he/she/it started</text:p>
          </table:table-cell>
          <table:table-cell table:style-name="Table7.A2" office:value-type="string">
            <text:p text:style-name="P793">I/you/we/they start</text:p>
            <text:p text:style-name="P793">He/she/it starts</text:p>
          </table:table-cell>
          <table:table-cell table:style-name="Table7.D2" office:value-type="string">
            <text:p text:style-name="P805">I/y<text:span text:style-name="T668">ou</text:span>/w<text:span text:style-name="T668">e</text:span>/t<text:span text:style-name="T668">hey</text:span>/he/she/it </text:p>
            <text:p text:style-name="P805">will start</text:p>
          </table:table-cell>
        </table:table-row>
        <table:table-row table:style-name="TableLine93838754603536">
          <table:table-cell table:style-name="Table7.A2" office:value-type="string">
            <text:p text:style-name="P770">-</text:p>
          </table:table-cell>
          <table:table-cell table:style-name="Table7.A2" office:value-type="string">
            <text:p text:style-name="P802">I/y<text:span text:style-name="T668">ou</text:span>/w<text:span text:style-name="T668">e</text:span>/t<text:span text:style-name="T668">hey</text:span>/he/she/it</text:p>
            <text:p text:style-name="P802">didn`t start</text:p>
          </table:table-cell>
          <table:table-cell table:style-name="Table7.A2" office:value-type="string">
            <text:p text:style-name="P793">I/you/we/they don`t start</text:p>
            <text:p text:style-name="P793">He/she/it doesn`t start</text:p>
          </table:table-cell>
          <table:table-cell table:style-name="Table7.D2" office:value-type="string">
            <text:p text:style-name="P805">I/y<text:span text:style-name="T668">ou</text:span>/w<text:span text:style-name="T668">e</text:span>/t<text:span text:style-name="T668">hey</text:span>/he/she/it</text:p>
            <text:p text:style-name="P805">won`t start</text:p>
          </table:table-cell>
        </table:table-row>
        <table:table-row table:style-name="TableLine93838754606304">
          <table:table-cell table:style-name="Table7.A2" office:value-type="string">
            <text:p text:style-name="P770">?</text:p>
          </table:table-cell>
          <table:table-cell table:style-name="Table7.A2" office:value-type="string">
            <text:p text:style-name="P803">Did I/y<text:span text:style-name="T668">ou</text:span>/w<text:span text:style-name="T668">e</text:span>/t<text:span text:style-name="T668">hey</text:span>/he</text:p>
            <text:p text:style-name="P803">/she/it start?</text:p>
          </table:table-cell>
          <table:table-cell table:style-name="Table7.A2" office:value-type="string">
            <text:p text:style-name="P793">Do I/you/we/they start?</text:p>
            <text:p text:style-name="P793">Does he/she/it start?</text:p>
          </table:table-cell>
          <table:table-cell table:style-name="Table7.D2" office:value-type="string">
            <text:p text:style-name="P806">Will I/y<text:span text:style-name="T668">ou</text:span>/w<text:span text:style-name="T668">e</text:span>/t<text:span text:style-name="T668">hey</text:span>/he</text:p>
            <text:p text:style-name="P806">/she/it start?</text:p>
          </table:table-cell>
        </table:table-row>
      </table:table>
      <text:p text:style-name="P119"/>
      <text:p text:style-name="P290"><text:span text:style-name="T552">Таблица времен группы Continu</text:span><text:span text:style-name="T553">ou</text:span><text:span text:style-name="T552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38754633312">
          <table:table-cell table:style-name="Table8.A1" office:value-type="string">
            <text:p text:style-name="P792"/>
          </table:table-cell>
          <table:table-cell table:style-name="Table8.A1" office:value-type="string">
            <text:p text:style-name="P769">Past</text:p>
          </table:table-cell>
          <table:table-cell table:style-name="Table8.A1" office:value-type="string">
            <text:p text:style-name="P769">Present</text:p>
          </table:table-cell>
          <table:table-cell table:style-name="Table8.D1" office:value-type="string">
            <text:p text:style-name="P769">Future</text:p>
          </table:table-cell>
        </table:table-row>
        <table:table-row table:style-name="TableLine93838754687216">
          <table:table-cell table:style-name="Table8.A2" office:value-type="string">
            <text:p text:style-name="P770">+</text:p>
          </table:table-cell>
          <table:table-cell table:style-name="Table8.A2" office:value-type="string">
            <text:p text:style-name="P804">I/<text:span text:style-name="T667">he/she/it</text:span> <text:span text:style-name="T667">was starting</text:span></text:p>
            <text:p text:style-name="P804"><text:span text:style-name="T667">Y</text:span><text:span text:style-name="T668">ou</text:span><text:span text:style-name="T667">/w</text:span><text:span text:style-name="T668">e</text:span><text:span text:style-name="T667">/t</text:span><text:span text:style-name="T668">hey</text:span><text:span text:style-name="T667"> were starting</text:span></text:p>
          </table:table-cell>
          <table:table-cell table:style-name="Table8.A2" office:value-type="string">
            <text:p text:style-name="P795">I am starting</text:p>
            <text:p text:style-name="P796">He/she/it is starting</text:p>
            <text:p text:style-name="P795">You/we/they are starting</text:p>
          </table:table-cell>
          <table:table-cell table:style-name="Table8.D2" office:value-type="string">
            <text:p text:style-name="P781"/>
          </table:table-cell>
        </table:table-row>
        <table:table-row table:style-name="TableLine93838754711120">
          <table:table-cell table:style-name="Table8.A2" office:value-type="string">
            <text:p text:style-name="P770">-</text:p>
          </table:table-cell>
          <table:table-cell table:style-name="Table8.A2" office:value-type="string">
            <text:p text:style-name="P805">I/he/she/it wasn`t starting</text:p>
            <text:p text:style-name="P805">Y<text:span text:style-name="T668">ou</text:span>/w<text:span text:style-name="T668">e</text:span>/t<text:span text:style-name="T668">hey</text:span> weren`t starting</text:p>
          </table:table-cell>
          <table:table-cell table:style-name="Table8.A2" office:value-type="string">
            <text:p text:style-name="P795">I`m not starting</text:p>
            <text:p text:style-name="P796">He/she/it isn`t starting</text:p>
            <text:p text:style-name="P795">You/we/they aren`t starting</text:p>
          </table:table-cell>
          <table:table-cell table:style-name="Table8.D2" office:value-type="string">
            <text:p text:style-name="P781"/>
          </table:table-cell>
        </table:table-row>
        <table:table-row table:style-name="TableLine93838754721232">
          <table:table-cell table:style-name="Table8.A2" office:value-type="string">
            <text:p text:style-name="P770">?</text:p>
          </table:table-cell>
          <table:table-cell table:style-name="Table8.A2" office:value-type="string">
            <text:p text:style-name="P805">Was I/he/she/it starting?</text:p>
            <text:p text:style-name="P805">Were y<text:span text:style-name="T668">ou</text:span>/w<text:span text:style-name="T668">e</text:span>/t<text:span text:style-name="T668">hey</text:span> starting?</text:p>
          </table:table-cell>
          <table:table-cell table:style-name="Table8.A2" office:value-type="string">
            <text:p text:style-name="P795">Am I starting?</text:p>
            <text:p text:style-name="P796">Is he/she/it starting?</text:p>
            <text:p text:style-name="P795">Are you/we/they starting?</text:p>
          </table:table-cell>
          <table:table-cell table:style-name="Table8.D2" office:value-type="string">
            <text:p text:style-name="P781"/>
          </table:table-cell>
        </table:table-row>
      </table:table>
      <text:p text:style-name="P119"/>
      <text:p text:style-name="P121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38754751552">
          <table:table-cell table:style-name="Table9.A1" office:value-type="string">
            <text:p text:style-name="P792"/>
          </table:table-cell>
          <table:table-cell table:style-name="Table9.A1" office:value-type="string">
            <text:p text:style-name="P769">Past</text:p>
          </table:table-cell>
          <table:table-cell table:style-name="Table9.A1" office:value-type="string">
            <text:p text:style-name="P769">Present</text:p>
          </table:table-cell>
          <table:table-cell table:style-name="Table9.D1" office:value-type="string">
            <text:p text:style-name="P769">Future</text:p>
          </table:table-cell>
        </table:table-row>
        <table:table-row table:style-name="TableLine93838754865920">
          <table:table-cell table:style-name="Table9.A2" office:value-type="string">
            <text:p text:style-name="P770">+</text:p>
          </table:table-cell>
          <table:table-cell table:style-name="Table9.A2" office:value-type="string">
            <text:p text:style-name="P781"/>
          </table:table-cell>
          <table:table-cell table:style-name="Table9.A2" office:value-type="string">
            <text:p text:style-name="P795">I/you/we/they have started</text:p>
            <text:p text:style-name="P795">He/she/it has started</text:p>
          </table:table-cell>
          <table:table-cell table:style-name="Table9.D2" office:value-type="string">
            <text:p text:style-name="P781"/>
          </table:table-cell>
        </table:table-row>
        <table:table-row table:style-name="TableLine93838754875904">
          <table:table-cell table:style-name="Table9.A2" office:value-type="string">
            <text:p text:style-name="P770">-</text:p>
          </table:table-cell>
          <table:table-cell table:style-name="Table9.A2" office:value-type="string">
            <text:p text:style-name="P781"/>
          </table:table-cell>
          <table:table-cell table:style-name="Table9.A2" office:value-type="string">
            <text:p text:style-name="P795">I/y<text:span text:style-name="T641">ou</text:span>/w<text:span text:style-name="T641">e</text:span>/t<text:span text:style-name="T641">hey</text:span> haven`t started</text:p>
            <text:p text:style-name="P795">He/she/it hasn`t started</text:p>
          </table:table-cell>
          <table:table-cell table:style-name="Table9.D2" office:value-type="string">
            <text:p text:style-name="P781"/>
          </table:table-cell>
        </table:table-row>
        <table:table-row table:style-name="TableLine93838754886944">
          <table:table-cell table:style-name="Table9.A2" office:value-type="string">
            <text:p text:style-name="P770">?</text:p>
          </table:table-cell>
          <table:table-cell table:style-name="Table9.A2" office:value-type="string">
            <text:p text:style-name="P781"/>
          </table:table-cell>
          <table:table-cell table:style-name="Table9.A2" office:value-type="string">
            <text:p text:style-name="P795">Have I/y<text:span text:style-name="T642">ou</text:span>/w<text:span text:style-name="T642">e</text:span>/t<text:span text:style-name="T642">hey</text:span> started?</text:p>
            <text:p text:style-name="P795">Has he/she/it started?</text:p>
          </table:table-cell>
          <table:table-cell table:style-name="Table9.D2" office:value-type="string">
            <text:p text:style-name="P781"/>
          </table:table-cell>
        </table:table-row>
      </table:table>
      <text:p text:style-name="P121"/>
      <text:p text:style-name="P122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38754898720">
          <table:table-cell table:style-name="Table1.A1" office:value-type="string">
            <text:p text:style-name="P794"/>
          </table:table-cell>
          <table:table-cell table:style-name="Table1.A1" office:value-type="string">
            <text:p text:style-name="P771">Past</text:p>
          </table:table-cell>
          <table:table-cell table:style-name="Table1.A1" office:value-type="string">
            <text:p text:style-name="P771">Present</text:p>
          </table:table-cell>
          <table:table-cell table:style-name="Table1.D1" office:value-type="string">
            <text:p text:style-name="P771">Future</text:p>
          </table:table-cell>
        </table:table-row>
        <table:table-row table:style-name="TableLine93838754957840">
          <table:table-cell table:style-name="Table1.A2" office:value-type="string">
            <text:p text:style-name="P771">+</text:p>
          </table:table-cell>
          <table:table-cell table:style-name="Table1.A2" office:value-type="string">
            <text:p text:style-name="P782"/>
          </table:table-cell>
          <table:table-cell table:style-name="Table1.A2" office:value-type="string">
            <text:p text:style-name="P801">I/y<text:span text:style-name="T668">ou</text:span>/w<text:span text:style-name="T668">e</text:span>/t<text:span text:style-name="T668">hey</text:span> have been starting</text:p>
            <text:p text:style-name="P801">He/she/it has been starting</text:p>
          </table:table-cell>
          <table:table-cell table:style-name="Table1.D2" office:value-type="string">
            <text:p text:style-name="P782"/>
          </table:table-cell>
        </table:table-row>
        <table:table-row table:style-name="TableLine93838754979888">
          <table:table-cell table:style-name="Table1.A2" office:value-type="string">
            <text:p text:style-name="P771">-</text:p>
          </table:table-cell>
          <table:table-cell table:style-name="Table1.A2" office:value-type="string">
            <text:p text:style-name="P782"/>
          </table:table-cell>
          <table:table-cell table:style-name="Table1.A2" office:value-type="string">
            <text:p text:style-name="P801">I/y<text:span text:style-name="T668">ou</text:span>/w<text:span text:style-name="T668">e</text:span>/t<text:span text:style-name="T668">hey</text:span> haven`t been starting</text:p>
            <text:p text:style-name="P801">He/she/it hasn`t been starting</text:p>
          </table:table-cell>
          <table:table-cell table:style-name="Table1.D2" office:value-type="string">
            <text:p text:style-name="P782"/>
          </table:table-cell>
        </table:table-row>
        <table:table-row table:style-name="TableLine93838754996512">
          <table:table-cell table:style-name="Table1.A2" office:value-type="string">
            <text:p text:style-name="P771">?</text:p>
          </table:table-cell>
          <table:table-cell table:style-name="Table1.A2" office:value-type="string">
            <text:p text:style-name="P782"/>
          </table:table-cell>
          <table:table-cell table:style-name="Table1.A2" office:value-type="string">
            <text:p text:style-name="P801">Have I/y<text:span text:style-name="T668">ou</text:span>/w<text:span text:style-name="T668">e</text:span>/t<text:span text:style-name="T668">hey</text:span> been starting?</text:p>
            <text:p text:style-name="P801">Has he/she/it been starting?</text:p>
          </table:table-cell>
          <table:table-cell table:style-name="Table1.D2" office:value-type="string">
            <text:p text:style-name="P782"/>
          </table:table-cell>
        </table:table-row>
      </table:table>
      <text:p text:style-name="P820"><text:span text:style-name="T471">Таблица </text:span><text:span text:style-name="T483">форм </text:span><text:span text:style-name="T471">пассивно</text:span><text:span text:style-name="T484">го</text:span><text:span text:style-name="T471"> залог</text:span><text:span text:style-name="T484">а</text:span><text:span text:style-name="T47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38755042736">
          <table:table-cell table:style-name="Table4.A1" office:value-type="string">
            <text:p text:style-name="P784"/>
          </table:table-cell>
          <table:table-cell table:style-name="Table4.A1" office:value-type="string">
            <text:p text:style-name="P779">Past</text:p>
          </table:table-cell>
          <table:table-cell table:style-name="Table4.A1" office:value-type="string">
            <text:p text:style-name="P779">Present</text:p>
          </table:table-cell>
          <table:table-cell table:style-name="Table4.D1" office:value-type="string">
            <text:p text:style-name="P779">Future</text:p>
          </table:table-cell>
        </table:table-row>
        <table:table-row table:style-name="TableLine93838755180144">
          <table:table-cell table:style-name="Table4.A2" office:value-type="string">
            <text:p text:style-name="P780">Simple</text:p>
          </table:table-cell>
          <table:table-cell table:style-name="Table4.A2" office:value-type="string">
            <text:p text:style-name="P784"><text:span text:style-name="T696">I/</text:span><text:span text:style-name="T697">he/she/it</text:span><text:span text:style-name="T696"> </text:span><text:span text:style-name="T697">was</text:span><text:span text:style-name="T696"> </text:span><text:span text:style-name="T207">taught</text:span></text:p>
            <text:p text:style-name="P813">You/we/they were <text:span text:style-name="T207">taught</text:span></text:p>
          </table:table-cell>
          <table:table-cell table:style-name="Table4.A2" office:value-type="string">
            <text:p text:style-name="P814">I am <text:span text:style-name="T207">taught</text:span></text:p>
            <text:p text:style-name="P813">He/she/it is <text:span text:style-name="T207">taught</text:span></text:p>
            <text:p text:style-name="P813">You/we/the<text:span text:style-name="T698">y</text:span> are <text:span text:style-name="T207">taught</text:span></text:p>
          </table:table-cell>
          <table:table-cell table:style-name="Table4.D2" office:value-type="string">
            <text:p text:style-name="P812">I/you/we/they/he/she/it</text:p>
            <text:p text:style-name="P812">will be <text:span text:style-name="T207">taught</text:span></text:p>
          </table:table-cell>
        </table:table-row>
        <table:table-row table:style-name="TableLine93838755211424">
          <table:table-cell table:style-name="Table4.A2" office:value-type="string">
            <text:p text:style-name="P780">Contin.</text:p>
          </table:table-cell>
          <table:table-cell table:style-name="Table4.A2" office:value-type="string">
            <text:p text:style-name="P784"><text:span text:style-name="T698">I/he/she/it was being </text:span><text:span text:style-name="T207">taught</text:span></text:p>
            <text:p text:style-name="P784"><text:span text:style-name="T209">You/we/the</text:span><text:span text:style-name="T208">y</text:span><text:span text:style-name="T209"> </text:span><text:span text:style-name="T208">were</text:span><text:span text:style-name="T209"> </text:span><text:span text:style-name="T208">being</text:span><text:span text:style-name="T209"> </text:span><text:span text:style-name="T207">taught</text:span></text:p>
          </table:table-cell>
          <table:table-cell table:style-name="Table4.A2" office:value-type="string">
            <text:p text:style-name="P812">I am being <text:span text:style-name="T207">taught</text:span></text:p>
            <text:p text:style-name="P812"><text:span text:style-name="T207">H</text:span><text:span text:style-name="T146">e/she/it is being taught</text:span></text:p>
            <text:p text:style-name="P813"><text:span text:style-name="T146">You/we/the</text:span><text:span text:style-name="T208">y</text:span><text:span text:style-name="T146"> are </text:span><text:span text:style-name="T208">being</text:span><text:span text:style-name="T146"> </text:span><text:span text:style-name="T207">taught</text:span></text:p>
          </table:table-cell>
          <table:table-cell table:style-name="Table4.D2" office:value-type="string">
            <text:p text:style-name="P812">— </text:p>
          </table:table-cell>
        </table:table-row>
        <table:table-row table:style-name="TableLine93838755194688">
          <table:table-cell table:style-name="Table4.A2" office:value-type="string">
            <text:p text:style-name="P780">Perfect</text:p>
          </table:table-cell>
          <table:table-cell table:style-name="Table4.A2" office:value-type="string">
            <text:p text:style-name="P784"><text:span text:style-name="T699">I/you/we/they/</text:span><text:span text:style-name="T210">he/she/it</text:span><text:span text:style-name="T699"> </text:span></text:p>
            <text:p text:style-name="P784"><text:span text:style-name="T699">had been </text:span><text:span text:style-name="T207">taught</text:span></text:p>
          </table:table-cell>
          <table:table-cell table:style-name="Table4.A2" office:value-type="string">
            <text:p text:style-name="P815">I/you/we/they have been <text:span text:style-name="T207">taught</text:span></text:p>
            <text:p text:style-name="P815"><text:span text:style-name="T207">H</text:span><text:span text:style-name="T146">e/she/it has been </text:span><text:span text:style-name="T207">taught</text:span></text:p>
          </table:table-cell>
          <table:table-cell table:style-name="Table4.D2" office:value-type="string">
            <text:p text:style-name="P784"><text:span text:style-name="T699">I/you/we/they/</text:span><text:span text:style-name="T210">he/she/it</text:span><text:span text:style-name="T699"> </text:span></text:p>
            <text:p text:style-name="P784"><text:span text:style-name="T699">will have been </text:span><text:span text:style-name="T207">taught</text:span></text:p>
          </table:table-cell>
        </table:table-row>
      </table:table>
      <text:p text:style-name="P180"/>
      <text:p text:style-name="P295"><text:span text:style-name="T471">Таблица </text:span><text:span text:style-name="T472">форм</text:span><text:span text:style-name="T471"> глагола </text:span><text:span text:style-name="T481">b</text:span><text:span text:style-name="T471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38755240992">
          <table:table-cell table:style-name="Table5.A1" office:value-type="string">
            <text:p text:style-name="P775">Подлежащее</text:p>
          </table:table-cell>
          <table:table-cell table:style-name="Table5.A1" office:value-type="string">
            <text:p text:style-name="P772">Past</text:p>
          </table:table-cell>
          <table:table-cell table:style-name="Table5.A1" office:value-type="string">
            <text:p text:style-name="P772">Present</text:p>
          </table:table-cell>
          <table:table-cell table:style-name="Table5.D1" office:value-type="string">
            <text:p text:style-name="P772">Future</text:p>
          </table:table-cell>
        </table:table-row>
        <table:table-row table:style-name="TableLine93838755303440">
          <table:table-cell table:style-name="Table5.A2" office:value-type="string">
            <text:p text:style-name="P800">I</text:p>
          </table:table-cell>
          <table:table-cell table:style-name="Table5.A2" office:value-type="string">
            <text:p text:style-name="P801">was</text:p>
          </table:table-cell>
          <table:table-cell table:style-name="Table5.A2" office:value-type="string">
            <text:p text:style-name="P797">am</text:p>
          </table:table-cell>
          <table:table-cell table:style-name="Table5.D2" office:value-type="string">
            <text:p text:style-name="P807">will be</text:p>
          </table:table-cell>
        </table:table-row>
        <table:table-row table:style-name="TableLine93838755308288">
          <table:table-cell table:style-name="Table5.A2" office:value-type="string">
            <text:p text:style-name="P799">he/she/<text:span text:style-name="T649">it</text:span></text:p>
          </table:table-cell>
          <table:table-cell table:style-name="Table5.A2" office:value-type="string">
            <text:p text:style-name="P801">was</text:p>
          </table:table-cell>
          <table:table-cell table:style-name="Table5.A2" office:value-type="string">
            <text:p text:style-name="P798">is</text:p>
          </table:table-cell>
          <table:table-cell table:style-name="Table5.D2" office:value-type="string">
            <text:p text:style-name="P807">will be</text:p>
          </table:table-cell>
        </table:table-row>
        <table:table-row table:style-name="TableLine93838755311248">
          <table:table-cell table:style-name="Table5.A2" office:value-type="string">
            <text:p text:style-name="P799">you/we/they</text:p>
          </table:table-cell>
          <table:table-cell table:style-name="Table5.A2" office:value-type="string">
            <text:p text:style-name="P801">were</text:p>
          </table:table-cell>
          <table:table-cell table:style-name="Table5.A2" office:value-type="string">
            <text:p text:style-name="P798">are</text:p>
          </table:table-cell>
          <table:table-cell table:style-name="Table5.D2" office:value-type="string">
            <text:p text:style-name="P807">will be</text:p>
          </table:table-cell>
        </table:table-row>
      </table:table>
      <text:p text:style-name="P177"/>
      <text:p text:style-name="P177">Таблица модальных глаголов:</text:p>
      <table:table table:name="Table2" table:style-name="Table2">
        <table:table-column table:style-name="Table2.A" table:number-columns-repeated="3"/>
        <table:table-row table:style-name="TableLine93838755314400">
          <table:table-cell table:style-name="Table2.A1" office:value-type="string">
            <text:p text:style-name="P777">Глагол</text:p>
          </table:table-cell>
          <table:table-cell table:style-name="Table2.A1" office:value-type="string">
            <text:p text:style-name="P783"><text:span text:style-name="T591">З</text:span><text:span text:style-name="T592">начение</text:span></text:p>
          </table:table-cell>
          <table:table-cell table:style-name="Table2.C1" office:value-type="string">
            <text:p text:style-name="P783"><text:span text:style-name="T591">В</text:span><text:span text:style-name="T592">рем</text:span><text:span text:style-name="T591">я</text:span></text:p>
          </table:table-cell>
        </table:table-row>
        <table:table-row table:style-name="TableLine93838755389920">
          <table:table-cell table:style-name="Table2.A2" office:value-type="string">
            <text:p text:style-name="P808">can</text:p>
          </table:table-cell>
          <table:table-cell table:style-name="Table2.A2" office:value-type="string">
            <text:p text:style-name="P808">могу, умею, смогу;</text:p>
            <text:p text:style-name="P808">(часто используется в просьбах и предложениях)</text:p>
          </table:table-cell>
          <table:table-cell table:style-name="Table2.C2" office:value-type="string">
            <text:p text:style-name="P808">настоящее и будущее</text:p>
          </table:table-cell>
        </table:table-row>
        <table:table-row table:style-name="TableLine93838755394480">
          <table:table-cell table:style-name="Table2.A2" office:value-type="string">
            <text:p text:style-name="P808">could</text:p>
          </table:table-cell>
          <table:table-cell table:style-name="Table2.A2" office:value-type="string">
            <text:p text:style-name="P808">мог, умел</text:p>
          </table:table-cell>
          <table:table-cell table:style-name="Table2.C2" office:value-type="string">
            <text:p text:style-name="P808">прошедшее</text:p>
          </table:table-cell>
        </table:table-row>
        <table:table-row table:style-name="TableLine93838755396400">
          <table:table-cell table:style-name="Table2.A2" office:value-type="string">
            <text:p text:style-name="P808">might, may</text:p>
          </table:table-cell>
          <table:table-cell table:style-name="Table2.A2" office:value-type="string">
            <text:p text:style-name="P808">может быть, мог бы, возможно, наверное</text:p>
          </table:table-cell>
          <table:table-cell table:style-name="Table2.C2" office:value-type="string">
            <text:p text:style-name="P808">настоящее и будущие</text:p>
          </table:table-cell>
        </table:table-row>
        <table:table-row table:style-name="TableLine93838755398960">
          <table:table-cell table:style-name="Table2.A2" office:value-type="string">
            <text:p text:style-name="P808">must</text:p>
          </table:table-cell>
          <table:table-cell table:style-name="Table2.A2" office:value-type="string">
            <text:p text:style-name="P808">должен, обязан, нужно, запрет, нельзя</text:p>
          </table:table-cell>
          <table:table-cell table:style-name="Table2.C2" office:value-type="string">
            <text:p text:style-name="P808">настоящее</text:p>
          </table:table-cell>
        </table:table-row>
        <table:table-row table:style-name="TableLine93838755410848">
          <table:table-cell table:style-name="Table2.A2" office:value-type="string">
            <text:p text:style-name="P808">should</text:p>
          </table:table-cell>
          <table:table-cell table:style-name="Table2.A2" office:value-type="string">
            <text:p text:style-name="P808">следует сделать, следовало бы сделать; (совет)</text:p>
          </table:table-cell>
          <table:table-cell table:style-name="Table2.C2" office:value-type="string">
            <text:p text:style-name="P808">настоящее и будущие</text:p>
          </table:table-cell>
        </table:table-row>
        <table:table-row table:style-name="TableLine93838755413440">
          <table:table-cell table:style-name="Table2.A2" office:value-type="string">
            <text:p text:style-name="P808">would</text:p>
          </table:table-cell>
          <table:table-cell table:style-name="Table2.A2" office:value-type="string">
            <text:p text:style-name="P808">частица «бы», предложение услуги, привычка прошлого</text:p>
          </table:table-cell>
          <table:table-cell table:style-name="Table2.C2" office:value-type="string">
            <text:p text:style-name="P808">настоящее, прошедшее, будущие</text:p>
          </table:table-cell>
        </table:table-row>
      </table:table>
      <text:p text:style-name="P178"/>
      <text:p text:style-name="P178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38755416192">
          <table:table-cell table:style-name="Table3.A1" office:value-type="string">
            <text:p text:style-name="P778">Конструкция</text:p>
          </table:table-cell>
          <table:table-cell table:style-name="Table3.A1" office:value-type="string">
            <text:p text:style-name="P778">Значение</text:p>
          </table:table-cell>
          <table:table-cell table:style-name="Table3.C1" office:value-type="string">
            <text:p text:style-name="P778">Время</text:p>
          </table:table-cell>
        </table:table-row>
        <table:table-row table:style-name="TableLine93838755441520">
          <table:table-cell table:style-name="Table3.A2" office:value-type="string">
            <text:p text:style-name="P809">be able to</text:p>
          </table:table-cell>
          <table:table-cell table:style-name="Table3.A2" office:value-type="string">
            <text:p text:style-name="P809">могу (близко к can)</text:p>
          </table:table-cell>
          <table:table-cell table:style-name="Table3.C2" office:value-type="string">
            <text:p text:style-name="P809">be меняется по временам</text:p>
          </table:table-cell>
        </table:table-row>
        <table:table-row table:style-name="TableLine93838755447072">
          <table:table-cell table:style-name="Table3.A2" office:value-type="string">
            <text:p text:style-name="P809">have to</text:p>
          </table:table-cell>
          <table:table-cell table:style-name="Table3.A2" office:value-type="string">
            <text:p text:style-name="P809">должен (близко к must)</text:p>
          </table:table-cell>
          <table:table-cell table:style-name="Table3.C2" office:value-type="string">
            <text:p text:style-name="P809">have меняется по временам</text:p>
          </table:table-cell>
        </table:table-row>
        <table:table-row table:style-name="TableLine93838755448992">
          <table:table-cell table:style-name="Table3.A2" office:value-type="string">
            <text:p text:style-name="P809">used to</text:p>
          </table:table-cell>
          <table:table-cell table:style-name="Table3.A2" office:value-type="string">
            <text:p text:style-name="P809">делал раньше, имел привычку делать (близко к would)</text:p>
          </table:table-cell>
          <table:table-cell table:style-name="Table3.C2" office:value-type="string">
            <text:p text:style-name="P809">всегда стоит в прошедшем;</text:p>
            <text:p text:style-name="P809">меняется как Past Simple</text:p>
          </table:table-cell>
        </table:table-row>
      </table:table>
      <text:p text:style-name="P179"/>
      <text:p text:style-name="P185"/>
      <text:p text:style-name="P818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38755454000">
          <table:table-cell table:style-name="Table6.A1" office:value-type="string">
            <text:p text:style-name="P774">Перевод</text:p>
          </table:table-cell>
          <table:table-cell table:style-name="Table6.A1" office:value-type="string">
            <text:p text:style-name="P773">Начальная форма</text:p>
          </table:table-cell>
          <table:table-cell table:style-name="Table6.A1" office:value-type="string">
            <text:p text:style-name="P773">2я форма</text:p>
          </table:table-cell>
          <table:table-cell table:style-name="Table6.D1" office:value-type="string">
            <text:p text:style-name="P774">3я форма</text:p>
          </table:table-cell>
        </table:table-row>
        <table:table-row table:style-name="TableLine93838755749952">
          <table:table-cell table:style-name="Table6.A2" office:value-type="string">
            <text:p text:style-name="P785">начинать</text:p>
          </table:table-cell>
          <table:table-cell table:style-name="Table6.A2" office:value-type="string">
            <text:p text:style-name="P786">begin</text:p>
          </table:table-cell>
          <table:table-cell table:style-name="Table6.A2" office:value-type="string">
            <text:p text:style-name="P786">began</text:p>
          </table:table-cell>
          <table:table-cell table:style-name="Table6.D2" office:value-type="string">
            <text:p text:style-name="P785">begun</text:p>
          </table:table-cell>
        </table:table-row>
        <table:table-row table:style-name="TableLine93838755761872">
          <table:table-cell table:style-name="Table6.A2" office:value-type="string">
            <text:p text:style-name="P785">ломать</text:p>
          </table:table-cell>
          <table:table-cell table:style-name="Table6.A2" office:value-type="string">
            <text:p text:style-name="P786">break</text:p>
          </table:table-cell>
          <table:table-cell table:style-name="Table6.A2" office:value-type="string">
            <text:p text:style-name="P786">broke</text:p>
          </table:table-cell>
          <table:table-cell table:style-name="Table6.D2" office:value-type="string">
            <text:p text:style-name="P785">broken</text:p>
          </table:table-cell>
        </table:table-row>
        <table:table-row table:style-name="TableLine93838755766400">
          <table:table-cell table:style-name="Table6.A2" office:value-type="string">
            <text:p text:style-name="P785">приносить</text:p>
          </table:table-cell>
          <table:table-cell table:style-name="Table6.A2" office:value-type="string">
            <text:p text:style-name="P786">bring</text:p>
          </table:table-cell>
          <table:table-cell table:style-name="Table6.A2" office:value-type="string">
            <text:p text:style-name="P786">brought</text:p>
          </table:table-cell>
          <table:table-cell table:style-name="Table6.D2" office:value-type="string">
            <text:p text:style-name="P785">brought</text:p>
          </table:table-cell>
        </table:table-row>
        <table:table-row table:style-name="TableLine93838755769696">
          <table:table-cell table:style-name="Table6.A2" office:value-type="string">
            <text:p text:style-name="P785">покупать</text:p>
          </table:table-cell>
          <table:table-cell table:style-name="Table6.A2" office:value-type="string">
            <text:p text:style-name="P786">buy</text:p>
          </table:table-cell>
          <table:table-cell table:style-name="Table6.A2" office:value-type="string">
            <text:p text:style-name="P786">bought</text:p>
          </table:table-cell>
          <table:table-cell table:style-name="Table6.D2" office:value-type="string">
            <text:p text:style-name="P785">bought</text:p>
          </table:table-cell>
        </table:table-row>
        <table:table-row table:style-name="TableLine93838755778656">
          <table:table-cell table:style-name="Table6.A2" office:value-type="string">
            <text:p text:style-name="P785">приходить</text:p>
          </table:table-cell>
          <table:table-cell table:style-name="Table6.A2" office:value-type="string">
            <text:p text:style-name="P786">come</text:p>
          </table:table-cell>
          <table:table-cell table:style-name="Table6.A2" office:value-type="string">
            <text:p text:style-name="P786">came</text:p>
          </table:table-cell>
          <table:table-cell table:style-name="Table6.D2" office:value-type="string">
            <text:p text:style-name="P785">come</text:p>
          </table:table-cell>
        </table:table-row>
        <table:table-row table:style-name="TableLine93838755784048">
          <table:table-cell table:style-name="Table6.A2" office:value-type="string">
            <text:p text:style-name="P785">делать</text:p>
          </table:table-cell>
          <table:table-cell table:style-name="Table6.A2" office:value-type="string">
            <text:p text:style-name="P786">do</text:p>
          </table:table-cell>
          <table:table-cell table:style-name="Table6.A2" office:value-type="string">
            <text:p text:style-name="P786">did</text:p>
          </table:table-cell>
          <table:table-cell table:style-name="Table6.D2" office:value-type="string">
            <text:p text:style-name="P785">done</text:p>
          </table:table-cell>
        </table:table-row>
        <table:table-row table:style-name="TableLine93838755787120">
          <table:table-cell table:style-name="Table6.A2" office:value-type="string">
            <text:p text:style-name="P785">пить</text:p>
          </table:table-cell>
          <table:table-cell table:style-name="Table6.A2" office:value-type="string">
            <text:p text:style-name="P786">drink</text:p>
          </table:table-cell>
          <table:table-cell table:style-name="Table6.A2" office:value-type="string">
            <text:p text:style-name="P786">drank</text:p>
          </table:table-cell>
          <table:table-cell table:style-name="Table6.D2" office:value-type="string">
            <text:p text:style-name="P785">drunk</text:p>
          </table:table-cell>
        </table:table-row>
        <table:table-row table:style-name="TableLine93838755791008">
          <table:table-cell table:style-name="Table6.A2" office:value-type="string">
            <text:p text:style-name="P785">есть</text:p>
          </table:table-cell>
          <table:table-cell table:style-name="Table6.A2" office:value-type="string">
            <text:p text:style-name="P786">eat</text:p>
          </table:table-cell>
          <table:table-cell table:style-name="Table6.A2" office:value-type="string">
            <text:p text:style-name="P786">ate</text:p>
          </table:table-cell>
          <table:table-cell table:style-name="Table6.D2" office:value-type="string">
            <text:p text:style-name="P785">eaten</text:p>
          </table:table-cell>
        </table:table-row>
        <table:table-row table:style-name="TableLine93838755821920">
          <table:table-cell table:style-name="Table6.A2" office:value-type="string">
            <text:p text:style-name="P785">падать</text:p>
          </table:table-cell>
          <table:table-cell table:style-name="Table6.A2" office:value-type="string">
            <text:p text:style-name="P787">fall</text:p>
          </table:table-cell>
          <table:table-cell table:style-name="Table6.A2" office:value-type="string">
            <text:p text:style-name="P787">fell</text:p>
          </table:table-cell>
          <table:table-cell table:style-name="Table6.D2" office:value-type="string">
            <text:p text:style-name="P785">fallen</text:p>
          </table:table-cell>
        </table:table-row>
        <table:table-row table:style-name="TableLine93838755825504">
          <table:table-cell table:style-name="Table6.A2" office:value-type="string">
            <text:p text:style-name="P785">летать</text:p>
          </table:table-cell>
          <table:table-cell table:style-name="Table6.A2" office:value-type="string">
            <text:p text:style-name="P787">fly</text:p>
          </table:table-cell>
          <table:table-cell table:style-name="Table6.A2" office:value-type="string">
            <text:p text:style-name="P787">flew</text:p>
          </table:table-cell>
          <table:table-cell table:style-name="Table6.D2" office:value-type="string">
            <text:p text:style-name="P785">flown</text:p>
          </table:table-cell>
        </table:table-row>
        <table:table-row table:style-name="TableLine93838755828880">
          <table:table-cell table:style-name="Table6.A2" office:value-type="string">
            <text:p text:style-name="P785">забывать</text:p>
          </table:table-cell>
          <table:table-cell table:style-name="Table6.A2" office:value-type="string">
            <text:p text:style-name="P787">forget</text:p>
          </table:table-cell>
          <table:table-cell table:style-name="Table6.A2" office:value-type="string">
            <text:p text:style-name="P787">forgot</text:p>
          </table:table-cell>
          <table:table-cell table:style-name="Table6.D2" office:value-type="string">
            <text:p text:style-name="P785">forgotten</text:p>
          </table:table-cell>
        </table:table-row>
        <table:table-row table:style-name="TableLine93838755834960">
          <table:table-cell table:style-name="Table6.A2" office:value-type="string">
            <text:p text:style-name="P785">получать</text:p>
          </table:table-cell>
          <table:table-cell table:style-name="Table6.A2" office:value-type="string">
            <text:p text:style-name="P787">get</text:p>
          </table:table-cell>
          <table:table-cell table:style-name="Table6.A2" office:value-type="string">
            <text:p text:style-name="P787">got</text:p>
          </table:table-cell>
          <table:table-cell table:style-name="Table6.D2" office:value-type="string">
            <text:p text:style-name="P785">got</text:p>
          </table:table-cell>
        </table:table-row>
        <table:table-row table:style-name="TableLine93838755838848">
          <table:table-cell table:style-name="Table6.A2" office:value-type="string">
            <text:p text:style-name="P788">давать</text:p>
          </table:table-cell>
          <table:table-cell table:style-name="Table6.A2" office:value-type="string">
            <text:p text:style-name="P789">give</text:p>
          </table:table-cell>
          <table:table-cell table:style-name="Table6.A2" office:value-type="string">
            <text:p text:style-name="P789">gave</text:p>
          </table:table-cell>
          <table:table-cell table:style-name="Table6.D2" office:value-type="string">
            <text:p text:style-name="P788">given</text:p>
          </table:table-cell>
        </table:table-row>
        <table:table-row table:style-name="TableLine93838755841696">
          <table:table-cell table:style-name="Table6.A2" office:value-type="string">
            <text:p text:style-name="P788">идти</text:p>
          </table:table-cell>
          <table:table-cell table:style-name="Table6.A2" office:value-type="string">
            <text:p text:style-name="P789">go</text:p>
          </table:table-cell>
          <table:table-cell table:style-name="Table6.A2" office:value-type="string">
            <text:p text:style-name="P789">went</text:p>
          </table:table-cell>
          <table:table-cell table:style-name="Table6.D2" office:value-type="string">
            <text:p text:style-name="P788">gone</text:p>
          </table:table-cell>
        </table:table-row>
        <table:table-row table:style-name="TableLine93838755845136">
          <table:table-cell table:style-name="Table6.A2" office:value-type="string">
            <text:p text:style-name="P790">иметь </text:p>
          </table:table-cell>
          <table:table-cell table:style-name="Table6.A2" office:value-type="string">
            <text:p text:style-name="P791">have</text:p>
          </table:table-cell>
          <table:table-cell table:style-name="Table6.A2" office:value-type="string">
            <text:p text:style-name="P791">had</text:p>
          </table:table-cell>
          <table:table-cell table:style-name="Table6.D2" office:value-type="string">
            <text:p text:style-name="P790">had</text:p>
          </table:table-cell>
        </table:table-row>
        <table:table-row table:style-name="TableLine93838755849840">
          <table:table-cell table:style-name="Table6.A2" office:value-type="string">
            <text:p text:style-name="P790">слышать</text:p>
          </table:table-cell>
          <table:table-cell table:style-name="Table6.A2" office:value-type="string">
            <text:p text:style-name="P791">hear</text:p>
          </table:table-cell>
          <table:table-cell table:style-name="Table6.A2" office:value-type="string">
            <text:p text:style-name="P791">heard</text:p>
          </table:table-cell>
          <table:table-cell table:style-name="Table6.D2" office:value-type="string">
            <text:p text:style-name="P790">heard</text:p>
          </table:table-cell>
        </table:table-row>
        <table:table-row table:style-name="TableLine93838755853504">
          <table:table-cell table:style-name="Table6.A2" office:value-type="string">
            <text:p text:style-name="P790">знать</text:p>
          </table:table-cell>
          <table:table-cell table:style-name="Table6.A2" office:value-type="string">
            <text:p text:style-name="P791">know</text:p>
          </table:table-cell>
          <table:table-cell table:style-name="Table6.A2" office:value-type="string">
            <text:p text:style-name="P791">knew</text:p>
          </table:table-cell>
          <table:table-cell table:style-name="Table6.D2" office:value-type="string">
            <text:p text:style-name="P790">known</text:p>
          </table:table-cell>
        </table:table-row>
        <table:table-row table:style-name="TableLine93838755860800">
          <table:table-cell table:style-name="Table6.A2" office:value-type="string">
            <text:p text:style-name="P790">терять</text:p>
          </table:table-cell>
          <table:table-cell table:style-name="Table6.A2" office:value-type="string">
            <text:p text:style-name="P791">lose</text:p>
          </table:table-cell>
          <table:table-cell table:style-name="Table6.A2" office:value-type="string">
            <text:p text:style-name="P791">lost</text:p>
          </table:table-cell>
          <table:table-cell table:style-name="Table6.D2" office:value-type="string">
            <text:p text:style-name="P790">lost</text:p>
          </table:table-cell>
        </table:table-row>
        <table:table-row table:style-name="TableLine93838755864288">
          <table:table-cell table:style-name="Table6.A2" office:value-type="string">
            <text:p text:style-name="P790">делать</text:p>
          </table:table-cell>
          <table:table-cell table:style-name="Table6.A2" office:value-type="string">
            <text:p text:style-name="P791">make</text:p>
          </table:table-cell>
          <table:table-cell table:style-name="Table6.A2" office:value-type="string">
            <text:p text:style-name="P791">made</text:p>
          </table:table-cell>
          <table:table-cell table:style-name="Table6.D2" office:value-type="string">
            <text:p text:style-name="P790">made</text:p>
          </table:table-cell>
        </table:table-row>
        <table:table-row table:style-name="TableLine93838755867712">
          <table:table-cell table:style-name="Table6.A2" office:value-type="string">
            <text:p text:style-name="P790">платить</text:p>
          </table:table-cell>
          <table:table-cell table:style-name="Table6.A2" office:value-type="string">
            <text:p text:style-name="P791">pay</text:p>
          </table:table-cell>
          <table:table-cell table:style-name="Table6.A2" office:value-type="string">
            <text:p text:style-name="P791">paid</text:p>
          </table:table-cell>
          <table:table-cell table:style-name="Table6.D2" office:value-type="string">
            <text:p text:style-name="P790">paid</text:p>
          </table:table-cell>
        </table:table-row>
        <table:table-row table:style-name="TableLine93838755872320">
          <table:table-cell table:style-name="Table6.A2" office:value-type="string">
            <text:p text:style-name="P790">класть</text:p>
          </table:table-cell>
          <table:table-cell table:style-name="Table6.A2" office:value-type="string">
            <text:p text:style-name="P791">put</text:p>
          </table:table-cell>
          <table:table-cell table:style-name="Table6.A2" office:value-type="string">
            <text:p text:style-name="P791">put</text:p>
          </table:table-cell>
          <table:table-cell table:style-name="Table6.D2" office:value-type="string">
            <text:p text:style-name="P790">put</text:p>
          </table:table-cell>
        </table:table-row>
        <table:table-row table:style-name="TableLine93838755875120">
          <table:table-cell table:style-name="Table6.A2" office:value-type="string">
            <text:p text:style-name="P790">читать</text:p>
          </table:table-cell>
          <table:table-cell table:style-name="Table6.A2" office:value-type="string">
            <text:p text:style-name="P791">read</text:p>
          </table:table-cell>
          <table:table-cell table:style-name="Table6.A2" office:value-type="string">
            <text:p text:style-name="P791">read</text:p>
          </table:table-cell>
          <table:table-cell table:style-name="Table6.D2" office:value-type="string">
            <text:p text:style-name="P791">read</text:p>
          </table:table-cell>
        </table:table-row>
        <table:table-row table:style-name="TableLine93838755880656">
          <table:table-cell table:style-name="Table6.A2" office:value-type="string">
            <text:p text:style-name="P790">сказать</text:p>
          </table:table-cell>
          <table:table-cell table:style-name="Table6.A2" office:value-type="string">
            <text:p text:style-name="P791">say</text:p>
          </table:table-cell>
          <table:table-cell table:style-name="Table6.A2" office:value-type="string">
            <text:p text:style-name="P791">said</text:p>
          </table:table-cell>
          <table:table-cell table:style-name="Table6.D2" office:value-type="string">
            <text:p text:style-name="P791">said</text:p>
          </table:table-cell>
        </table:table-row>
        <table:table-row table:style-name="TableLine93838755888192">
          <table:table-cell table:style-name="Table6.A2" office:value-type="string">
            <text:p text:style-name="P790">говорить</text:p>
          </table:table-cell>
          <table:table-cell table:style-name="Table6.A2" office:value-type="string">
            <text:p text:style-name="P791">speak</text:p>
          </table:table-cell>
          <table:table-cell table:style-name="Table6.A2" office:value-type="string">
            <text:p text:style-name="P791">spoke</text:p>
          </table:table-cell>
          <table:table-cell table:style-name="Table6.D2" office:value-type="string">
            <text:p text:style-name="P790">spoken</text:p>
          </table:table-cell>
        </table:table-row>
        <table:table-row table:style-name="TableLine93838755904736">
          <table:table-cell table:style-name="Table6.A2" office:value-type="string">
            <text:p text:style-name="P790">видеть</text:p>
          </table:table-cell>
          <table:table-cell table:style-name="Table6.A2" office:value-type="string">
            <text:p text:style-name="P791">see</text:p>
          </table:table-cell>
          <table:table-cell table:style-name="Table6.A2" office:value-type="string">
            <text:p text:style-name="P791">saw</text:p>
          </table:table-cell>
          <table:table-cell table:style-name="Table6.D2" office:value-type="string">
            <text:p text:style-name="P790">seen</text:p>
          </table:table-cell>
        </table:table-row>
        <table:table-row table:style-name="TableLine93838755908528">
          <table:table-cell table:style-name="Table6.A2" office:value-type="string">
            <text:p text:style-name="P790">сидеть</text:p>
          </table:table-cell>
          <table:table-cell table:style-name="Table6.A2" office:value-type="string">
            <text:p text:style-name="P791">sit</text:p>
          </table:table-cell>
          <table:table-cell table:style-name="Table6.A2" office:value-type="string">
            <text:p text:style-name="P791">sat</text:p>
          </table:table-cell>
          <table:table-cell table:style-name="Table6.D2" office:value-type="string">
            <text:p text:style-name="P790">sat</text:p>
          </table:table-cell>
        </table:table-row>
        <table:table-row table:style-name="TableLine93838755912704">
          <table:table-cell table:style-name="Table6.A2" office:value-type="string">
            <text:p text:style-name="P790">брать</text:p>
          </table:table-cell>
          <table:table-cell table:style-name="Table6.A2" office:value-type="string">
            <text:p text:style-name="P791">take</text:p>
          </table:table-cell>
          <table:table-cell table:style-name="Table6.A2" office:value-type="string">
            <text:p text:style-name="P791">took</text:p>
          </table:table-cell>
          <table:table-cell table:style-name="Table6.D2" office:value-type="string">
            <text:p text:style-name="P790">taken</text:p>
          </table:table-cell>
        </table:table-row>
        <table:table-row table:style-name="TableLine93838755918352">
          <table:table-cell table:style-name="Table6.A2" office:value-type="string">
            <text:p text:style-name="P810">обучать</text:p>
          </table:table-cell>
          <table:table-cell table:style-name="Table6.A2" office:value-type="string">
            <text:p text:style-name="P810">teach</text:p>
          </table:table-cell>
          <table:table-cell table:style-name="Table6.A2" office:value-type="string">
            <text:p text:style-name="P811">taught</text:p>
          </table:table-cell>
          <table:table-cell table:style-name="Table6.D2" office:value-type="string">
            <text:p text:style-name="P810">taught</text:p>
          </table:table-cell>
        </table:table-row>
        <table:table-row table:style-name="TableLine93838755922448">
          <table:table-cell table:style-name="Table6.A2" office:value-type="string">
            <text:p text:style-name="P790">рассказывать</text:p>
          </table:table-cell>
          <table:table-cell table:style-name="Table6.A2" office:value-type="string">
            <text:p text:style-name="P791">tell</text:p>
          </table:table-cell>
          <table:table-cell table:style-name="Table6.A2" office:value-type="string">
            <text:p text:style-name="P791">told</text:p>
          </table:table-cell>
          <table:table-cell table:style-name="Table6.D2" office:value-type="string">
            <text:p text:style-name="P790">told</text:p>
          </table:table-cell>
        </table:table-row>
        <table:table-row table:style-name="TableLine93838755925008">
          <table:table-cell table:style-name="Table6.A2" office:value-type="string">
            <text:p text:style-name="P790">думать</text:p>
          </table:table-cell>
          <table:table-cell table:style-name="Table6.A2" office:value-type="string">
            <text:p text:style-name="P791">think</text:p>
          </table:table-cell>
          <table:table-cell table:style-name="Table6.A2" office:value-type="string">
            <text:p text:style-name="P791">thought</text:p>
          </table:table-cell>
          <table:table-cell table:style-name="Table6.D2" office:value-type="string">
            <text:p text:style-name="P790">thought</text:p>
          </table:table-cell>
        </table:table-row>
        <table:table-row table:style-name="TableLine93838755944272">
          <table:table-cell table:style-name="Table6.A2" office:value-type="string">
            <text:p text:style-name="P790">побеждать</text:p>
          </table:table-cell>
          <table:table-cell table:style-name="Table6.A2" office:value-type="string">
            <text:p text:style-name="P791">win</text:p>
          </table:table-cell>
          <table:table-cell table:style-name="Table6.A2" office:value-type="string">
            <text:p text:style-name="P791">won</text:p>
          </table:table-cell>
          <table:table-cell table:style-name="Table6.D2" office:value-type="string">
            <text:p text:style-name="P790">won</text:p>
          </table:table-cell>
        </table:table-row>
        <table:table-row table:style-name="TableLine93838755946832">
          <table:table-cell table:style-name="Table6.A2" office:value-type="string">
            <text:p text:style-name="P790">писать</text:p>
          </table:table-cell>
          <table:table-cell table:style-name="Table6.A2" office:value-type="string">
            <text:p text:style-name="P791">write</text:p>
          </table:table-cell>
          <table:table-cell table:style-name="Table6.A2" office:value-type="string">
            <text:p text:style-name="P791">wrote</text:p>
          </table:table-cell>
          <table:table-cell table:style-name="Table6.D2" office:value-type="string">
            <text:p text:style-name="P790">written</text:p>
          </table:table-cell>
        </table:table-row>
      </table:table>
      <text:p text:style-name="P183"/>
      <text:p text:style-name="P184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30T19:42:40.795860021</dc:date>
    <meta:editing-duration>P1DT16H44M31S</meta:editing-duration>
    <meta:editing-cycles>668</meta:editing-cycles>
    <meta:generator>LibreOffice/6.4.7.2$Linux_X86_64 LibreOffice_project/40$Build-2</meta:generator>
    <meta:document-statistic meta:table-count="9" meta:image-count="0" meta:object-count="0" meta:page-count="35" meta:paragraph-count="1313" meta:word-count="10343" meta:character-count="65599" meta:non-whitespace-character-count="56184"/>
  </office:meta>
</office:document-meta>
</file>